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10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application/x-openoffice-gdimetafile;windows_formatname=&quot;GDIMetaFile&quot;"/>
  <manifest:file-entry manifest:full-path="ObjectReplacements/Object 66" manifest:media-type="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2d0dd"/>
    </style:style>
    <style:style style:name="P3" style:family="paragraph" style:parent-style-name="Standard">
      <style:paragraph-properties fo:text-align="center" style:justify-single-word="false"/>
      <style:text-properties officeooo:paragraph-rsid="00149d09"/>
    </style:style>
    <style:style style:name="P4" style:family="paragraph" style:parent-style-name="Standard">
      <style:paragraph-properties fo:text-align="center" style:justify-single-word="false"/>
      <style:text-properties officeooo:paragraph-rsid="0014feae"/>
    </style:style>
    <style:style style:name="P5" style:family="paragraph" style:parent-style-name="Standard">
      <style:paragraph-properties fo:text-align="center" style:justify-single-word="false"/>
      <style:text-properties officeooo:paragraph-rsid="0015dafb"/>
    </style:style>
    <style:style style:name="P6" style:family="paragraph" style:parent-style-name="Standard">
      <style:paragraph-properties fo:text-align="center" style:justify-single-word="false"/>
      <style:text-properties officeooo:paragraph-rsid="0016a4df"/>
    </style:style>
    <style:style style:name="P7" style:family="paragraph" style:parent-style-name="Standard">
      <style:paragraph-properties fo:text-align="center" style:justify-single-word="false"/>
      <style:text-properties officeooo:paragraph-rsid="0018b295"/>
    </style:style>
    <style:style style:name="P8" style:family="paragraph" style:parent-style-name="Standard">
      <style:paragraph-properties fo:text-align="center" style:justify-single-word="false"/>
      <style:text-properties officeooo:paragraph-rsid="001a15c7"/>
    </style:style>
    <style:style style:name="P9" style:family="paragraph" style:parent-style-name="Standard">
      <style:paragraph-properties fo:text-align="center" style:justify-single-word="false"/>
      <style:text-properties officeooo:paragraph-rsid="001cba66"/>
    </style:style>
    <style:style style:name="P10" style:family="paragraph" style:parent-style-name="Standard">
      <style:paragraph-properties fo:text-align="center" style:justify-single-word="false"/>
      <style:text-properties officeooo:paragraph-rsid="00275141"/>
    </style:style>
    <style:style style:name="P11" style:family="paragraph" style:parent-style-name="Standard">
      <style:paragraph-properties fo:text-align="center" style:justify-single-word="false"/>
      <style:text-properties officeooo:paragraph-rsid="00595744"/>
    </style:style>
    <style:style style:name="P12" style:family="paragraph" style:parent-style-name="Standard">
      <style:paragraph-properties fo:text-align="center" style:justify-single-word="false"/>
      <style:text-properties officeooo:paragraph-rsid="006d66d9"/>
    </style:style>
    <style:style style:name="P13" style:family="paragraph" style:parent-style-name="Standard">
      <style:paragraph-properties fo:text-align="center" style:justify-single-word="false"/>
      <style:text-properties officeooo:paragraph-rsid="00784666"/>
    </style:style>
    <style:style style:name="P14" style:family="paragraph" style:parent-style-name="Standard">
      <style:paragraph-properties fo:text-align="center" style:justify-single-word="false"/>
      <style:text-properties officeooo:rsid="0014feae" officeooo:paragraph-rsid="00149d09"/>
    </style:style>
    <style:style style:name="P15" style:family="paragraph" style:parent-style-name="Standard">
      <style:paragraph-properties fo:text-align="center" style:justify-single-word="false"/>
      <style:text-properties officeooo:rsid="0014feae" officeooo:paragraph-rsid="0016a4df"/>
    </style:style>
    <style:style style:name="P16" style:family="paragraph" style:parent-style-name="Standard">
      <style:paragraph-properties fo:text-align="center" style:justify-single-word="false"/>
      <style:text-properties officeooo:rsid="0014feae" officeooo:paragraph-rsid="002ca87a"/>
    </style:style>
    <style:style style:name="P17" style:family="paragraph" style:parent-style-name="Standard">
      <style:paragraph-properties fo:text-align="center" style:justify-single-word="false"/>
      <style:text-properties officeooo:rsid="0014feae" officeooo:paragraph-rsid="00371e6b"/>
    </style:style>
    <style:style style:name="P18" style:family="paragraph" style:parent-style-name="Standard">
      <style:paragraph-properties fo:text-align="center" style:justify-single-word="false"/>
      <style:text-properties officeooo:rsid="0014feae" officeooo:paragraph-rsid="004eb808"/>
    </style:style>
    <style:style style:name="P19" style:family="paragraph" style:parent-style-name="Standard">
      <style:paragraph-properties fo:text-align="center" style:justify-single-word="false"/>
      <style:text-properties officeooo:rsid="0014feae" officeooo:paragraph-rsid="00595744"/>
    </style:style>
    <style:style style:name="P20" style:family="paragraph" style:parent-style-name="Standard">
      <style:paragraph-properties fo:text-align="center" style:justify-single-word="false"/>
      <style:text-properties officeooo:rsid="0014feae" officeooo:paragraph-rsid="00685b65"/>
    </style:style>
    <style:style style:name="P21" style:family="paragraph" style:parent-style-name="Standard">
      <style:paragraph-properties fo:text-align="center" style:justify-single-word="false"/>
      <style:text-properties officeooo:rsid="0014feae" officeooo:paragraph-rsid="00784666"/>
    </style:style>
    <style:style style:name="P22" style:family="paragraph" style:parent-style-name="Standard">
      <style:paragraph-properties fo:text-align="center" style:justify-single-word="false"/>
      <style:text-properties officeooo:rsid="0014feae" officeooo:paragraph-rsid="008bb27b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b2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ec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1e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d9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7d7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0f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42d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2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13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18b2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576e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13e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963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0f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7c8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916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f42c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89e5bd" officeooo:paragraph-rsid="0018b29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2e468a" officeooo:paragraph-rsid="0018b29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3f42c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132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1da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eb8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550a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593a9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35ecd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8756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8b29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87d78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4eb8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01d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e4e7d" officeooo:paragraph-rsid="00591b05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e4e7d" officeooo:paragraph-rsid="008426aa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18b295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8963e8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a43111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rsid="001a15c7" officeooo:paragraph-rsid="001a15c7"/>
    </style:style>
    <style:style style:name="P60" style:family="paragraph" style:parent-style-name="Standard">
      <style:paragraph-properties fo:text-align="start" style:justify-single-word="false"/>
      <style:text-properties officeooo:rsid="0028652c" officeooo:paragraph-rsid="0028652c"/>
    </style:style>
    <style:style style:name="P61" style:family="paragraph" style:parent-style-name="Standard">
      <style:paragraph-properties fo:text-align="start" style:justify-single-word="false"/>
      <style:text-properties officeooo:rsid="0028652c" officeooo:paragraph-rsid="002912ac"/>
    </style:style>
    <style:style style:name="P62" style:family="paragraph" style:parent-style-name="Standard">
      <style:paragraph-properties fo:text-align="start" style:justify-single-word="false"/>
      <style:text-properties officeooo:rsid="0028652c" officeooo:paragraph-rsid="008963e8"/>
    </style:style>
    <style:style style:name="P63" style:family="paragraph" style:parent-style-name="Standard">
      <style:paragraph-properties fo:text-align="start" style:justify-single-word="false"/>
      <style:text-properties officeooo:rsid="0028652c" officeooo:paragraph-rsid="00ac3e0d"/>
    </style:style>
    <style:style style:name="P64" style:family="paragraph" style:parent-style-name="Standard">
      <style:paragraph-properties fo:text-align="center" style:justify-single-word="false"/>
      <style:text-properties fo:font-size="20pt" officeooo:rsid="0028652c" officeooo:paragraph-rsid="002a8ff3" style:font-size-asian="20pt" style:font-size-complex="20pt"/>
    </style:style>
    <style:style style:name="P65" style:family="paragraph" style:parent-style-name="Standard">
      <style:paragraph-properties fo:text-align="center" style:justify-single-word="false"/>
      <style:text-properties fo:font-size="20pt" officeooo:rsid="0028652c" officeooo:paragraph-rsid="0028652c" style:font-size-asian="20pt" style:font-size-complex="20pt"/>
    </style:style>
    <style:style style:name="P66" style:family="paragraph" style:parent-style-name="Standard">
      <style:paragraph-properties fo:text-align="center" style:justify-single-word="false"/>
      <style:text-properties fo:font-size="20pt" officeooo:rsid="002a8ff3" officeooo:paragraph-rsid="002a8ff3" style:font-size-asian="20pt" style:font-size-complex="20pt"/>
    </style:style>
    <style:style style:name="P67" style:family="paragraph" style:parent-style-name="Standard">
      <style:paragraph-properties fo:text-align="center" style:justify-single-word="false"/>
      <style:text-properties fo:font-size="20pt" officeooo:rsid="002912ac" officeooo:paragraph-rsid="006d66d9" style:font-size-asian="20pt" style:font-size-complex="20pt"/>
    </style:style>
    <style:style style:name="P68" style:family="paragraph" style:parent-style-name="Standard">
      <style:paragraph-properties fo:text-align="center" style:justify-single-word="false"/>
      <style:text-properties fo:font-size="20pt" officeooo:rsid="002912ac" officeooo:paragraph-rsid="00784666" style:font-size-asian="20pt" style:font-size-complex="20pt"/>
    </style:style>
    <style:style style:name="P69" style:family="paragraph" style:parent-style-name="Standard">
      <style:paragraph-properties fo:text-align="center" style:justify-single-word="false"/>
      <style:text-properties fo:font-size="20pt" officeooo:rsid="002912ac" officeooo:paragraph-rsid="008e58b7" style:font-size-asian="20pt" style:font-size-complex="20pt"/>
    </style:style>
    <style:style style:name="P70" style:family="paragraph" style:parent-style-name="Standard">
      <style:paragraph-properties fo:text-align="start" style:justify-single-word="false"/>
      <style:text-properties fo:font-size="20pt" officeooo:rsid="002912ac" officeooo:paragraph-rsid="002a8ff3" style:font-size-asian="20pt" style:font-size-complex="20pt"/>
    </style:style>
    <style:style style:name="P71" style:family="paragraph" style:parent-style-name="Standard">
      <style:paragraph-properties fo:text-align="start" style:justify-single-word="false"/>
      <style:text-properties fo:font-size="20pt" officeooo:rsid="002912ac" officeooo:paragraph-rsid="002b2d18" style:font-size-asian="20pt" style:font-size-complex="20pt"/>
    </style:style>
    <style:style style:name="P72" style:family="paragraph" style:parent-style-name="Standard">
      <style:paragraph-properties fo:text-align="start" style:justify-single-word="false"/>
      <style:text-properties fo:font-size="20pt" officeooo:rsid="002912ac" officeooo:paragraph-rsid="002ca87a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fo:font-size="20pt" officeooo:rsid="002912ac" officeooo:paragraph-rsid="002e4e7d" style:font-size-asian="20pt" style:font-size-complex="20pt"/>
    </style:style>
    <style:style style:name="P74" style:family="paragraph" style:parent-style-name="Standard">
      <style:paragraph-properties fo:text-align="start" style:justify-single-word="false"/>
      <style:text-properties fo:font-size="20pt" officeooo:rsid="002912ac" officeooo:paragraph-rsid="002eca0f" style:font-size-asian="20pt" style:font-size-complex="20pt"/>
    </style:style>
    <style:style style:name="P75" style:family="paragraph" style:parent-style-name="Standard">
      <style:paragraph-properties fo:text-align="start" style:justify-single-word="false"/>
      <style:text-properties fo:font-size="20pt" officeooo:rsid="002912ac" officeooo:paragraph-rsid="00595744" style:font-size-asian="20pt" style:font-size-complex="20pt"/>
    </style:style>
    <style:style style:name="P76" style:family="paragraph" style:parent-style-name="Standard">
      <style:paragraph-properties fo:text-align="start" style:justify-single-word="false"/>
      <style:text-properties fo:font-size="20pt" officeooo:rsid="002912ac" officeooo:paragraph-rsid="005c13a4" style:font-size-asian="20pt" style:font-size-complex="20pt"/>
    </style:style>
    <style:style style:name="P77" style:family="paragraph" style:parent-style-name="Standard">
      <style:paragraph-properties fo:text-align="start" style:justify-single-word="false"/>
      <style:text-properties fo:font-size="20pt" officeooo:rsid="002912ac" officeooo:paragraph-rsid="006d66d9" style:font-size-asian="20pt" style:font-size-complex="20pt"/>
    </style:style>
    <style:style style:name="P78" style:family="paragraph" style:parent-style-name="Standard">
      <style:paragraph-properties fo:text-align="start" style:justify-single-word="false"/>
      <style:text-properties fo:font-size="20pt" officeooo:rsid="002912ac" officeooo:paragraph-rsid="006ed354" style:font-size-asian="20pt" style:font-size-complex="20pt"/>
    </style:style>
    <style:style style:name="P79" style:family="paragraph" style:parent-style-name="Standard">
      <style:paragraph-properties fo:text-align="start" style:justify-single-word="false"/>
      <style:text-properties fo:font-size="20pt" officeooo:rsid="002912ac" officeooo:paragraph-rsid="006fb89b" style:font-size-asian="20pt" style:font-size-complex="20pt"/>
    </style:style>
    <style:style style:name="P80" style:family="paragraph" style:parent-style-name="Standard">
      <style:paragraph-properties fo:text-align="start" style:justify-single-word="false"/>
      <style:text-properties fo:font-size="20pt" officeooo:rsid="002912ac" officeooo:paragraph-rsid="00728baf" style:font-size-asian="20pt" style:font-size-complex="20pt"/>
    </style:style>
    <style:style style:name="P81" style:family="paragraph" style:parent-style-name="Standard">
      <style:paragraph-properties fo:text-align="start" style:justify-single-word="false"/>
      <style:text-properties fo:font-size="20pt" officeooo:rsid="002912ac" officeooo:paragraph-rsid="00784666" style:font-size-asian="20pt" style:font-size-complex="20pt"/>
    </style:style>
    <style:style style:name="P82" style:family="paragraph" style:parent-style-name="Standard">
      <style:paragraph-properties fo:text-align="start" style:justify-single-word="false"/>
      <style:text-properties fo:font-size="20pt" officeooo:rsid="002912ac" officeooo:paragraph-rsid="008963e8" style:font-size-asian="20pt" style:font-size-complex="20pt"/>
    </style:style>
    <style:style style:name="P83" style:family="paragraph" style:parent-style-name="Standard">
      <style:paragraph-properties fo:text-align="start" style:justify-single-word="false"/>
      <style:text-properties fo:font-size="20pt" officeooo:rsid="002912ac" officeooo:paragraph-rsid="008bb27b" style:font-size-asian="20pt" style:font-size-complex="20pt"/>
    </style:style>
    <style:style style:name="P84" style:family="paragraph" style:parent-style-name="Standard">
      <style:paragraph-properties fo:text-align="start" style:justify-single-word="false"/>
      <style:text-properties fo:font-size="20pt" officeooo:rsid="002912ac" officeooo:paragraph-rsid="008caa29" style:font-size-asian="20pt" style:font-size-complex="20pt"/>
    </style:style>
    <style:style style:name="P85" style:family="paragraph" style:parent-style-name="Standard">
      <style:paragraph-properties fo:text-align="start" style:justify-single-word="false"/>
      <style:text-properties fo:font-size="20pt" officeooo:rsid="002912ac" officeooo:paragraph-rsid="008dac24" style:font-size-asian="20pt" style:font-size-complex="20pt"/>
    </style:style>
    <style:style style:name="P86" style:family="paragraph" style:parent-style-name="Standard">
      <style:paragraph-properties fo:text-align="start" style:justify-single-word="false"/>
      <style:text-properties fo:font-size="20pt" officeooo:rsid="002912ac" officeooo:paragraph-rsid="00a162e1" style:font-size-asian="20pt" style:font-size-complex="20pt"/>
    </style:style>
    <style:style style:name="P87" style:family="paragraph" style:parent-style-name="Standard">
      <style:paragraph-properties fo:text-align="start" style:justify-single-word="false"/>
      <style:text-properties fo:font-size="20pt" officeooo:rsid="002912ac" officeooo:paragraph-rsid="00a33f15" style:font-size-asian="20pt" style:font-size-complex="20pt"/>
    </style:style>
    <style:style style:name="P88" style:family="paragraph" style:parent-style-name="Standard">
      <style:paragraph-properties fo:text-align="start" style:justify-single-word="false"/>
      <style:text-properties fo:font-size="20pt" officeooo:rsid="002912ac" officeooo:paragraph-rsid="00a43111" style:font-size-asian="20pt" style:font-size-complex="20pt"/>
    </style:style>
    <style:style style:name="P89" style:family="paragraph" style:parent-style-name="Standard">
      <style:paragraph-properties fo:text-align="start" style:justify-single-word="false" style:text-autospace="none"/>
      <style:text-properties fo:font-size="20pt" officeooo:rsid="002912ac" officeooo:paragraph-rsid="00a43111" style:font-size-asian="20pt" style:font-size-complex="20pt"/>
    </style:style>
    <style:style style:name="P90" style:family="paragraph" style:parent-style-name="Standard">
      <style:paragraph-properties fo:text-align="start" style:justify-single-word="false" style:text-autospace="none"/>
      <style:text-properties fo:font-size="20pt" officeooo:rsid="002912ac" officeooo:paragraph-rsid="00a4780c" style:font-size-asian="20pt" style:font-size-complex="20pt"/>
    </style:style>
    <style:style style:name="P91" style:family="paragraph" style:parent-style-name="Standard">
      <style:paragraph-properties fo:text-align="center" style:justify-single-word="false"/>
      <style:text-properties fo:font-size="20pt" officeooo:rsid="002b2d18" officeooo:paragraph-rsid="002b2d18" style:font-size-asian="20pt" style:font-size-complex="20pt"/>
    </style:style>
    <style:style style:name="P92" style:family="paragraph" style:parent-style-name="Standard">
      <style:paragraph-properties fo:text-align="center" style:justify-single-word="false"/>
      <style:text-properties fo:font-size="20pt" officeooo:rsid="002e4e7d" officeooo:paragraph-rsid="002e4e7d" style:font-size-asian="20pt" style:font-size-complex="20pt"/>
    </style:style>
    <style:style style:name="P93" style:family="paragraph" style:parent-style-name="Standard">
      <style:paragraph-properties fo:text-align="center" style:justify-single-word="false"/>
      <style:text-properties fo:font-size="20pt" officeooo:rsid="002e4e7d" officeooo:paragraph-rsid="004eb808" style:font-size-asian="20pt" style:font-size-complex="20pt"/>
    </style:style>
    <style:style style:name="P94" style:family="paragraph" style:parent-style-name="Standard">
      <style:paragraph-properties fo:text-align="center" style:justify-single-word="false"/>
      <style:text-properties fo:font-size="20pt" officeooo:rsid="004eb808" officeooo:paragraph-rsid="004eb808" style:font-size-asian="20pt" style:font-size-complex="20pt"/>
    </style:style>
    <style:style style:name="P95" style:family="paragraph" style:parent-style-name="Standard">
      <style:paragraph-properties fo:text-align="center" style:justify-single-word="false"/>
      <style:text-properties fo:font-size="20pt" officeooo:rsid="004eb808" officeooo:paragraph-rsid="00784666" style:font-size-asian="20pt" style:font-size-complex="20pt"/>
    </style:style>
    <style:style style:name="P96" style:family="paragraph" style:parent-style-name="Standard">
      <style:paragraph-properties fo:text-align="center" style:justify-single-word="false"/>
      <style:text-properties fo:font-size="20pt" officeooo:rsid="004eb808" officeooo:paragraph-rsid="0090f0c7" style:font-size-asian="20pt" style:font-size-complex="20pt"/>
    </style:style>
    <style:style style:name="P97" style:family="paragraph" style:parent-style-name="Standard">
      <style:paragraph-properties fo:text-align="center" style:justify-single-word="false"/>
      <style:text-properties fo:font-size="20pt" officeooo:rsid="004eb808" officeooo:paragraph-rsid="00942d39" style:font-size-asian="20pt" style:font-size-complex="20pt"/>
    </style:style>
    <style:style style:name="P98" style:family="paragraph" style:parent-style-name="Standard">
      <style:paragraph-properties fo:text-align="center" style:justify-single-word="false"/>
      <style:text-properties fo:font-size="20pt" officeooo:rsid="004eb808" officeooo:paragraph-rsid="00962893" style:font-size-asian="20pt" style:font-size-complex="20pt"/>
    </style:style>
    <style:style style:name="P99" style:family="paragraph" style:parent-style-name="Standard">
      <style:paragraph-properties fo:text-align="center" style:justify-single-word="false"/>
      <style:text-properties fo:font-size="20pt" officeooo:rsid="008963e8" officeooo:paragraph-rsid="008963e8" style:font-size-asian="20pt" style:font-size-complex="20pt"/>
    </style:style>
    <style:style style:name="P100" style:family="paragraph" style:parent-style-name="Standard">
      <style:paragraph-properties fo:text-align="center" style:justify-single-word="false"/>
      <style:text-properties fo:font-size="20pt" officeooo:rsid="008af024" officeooo:paragraph-rsid="008af024" style:font-size-asian="20pt" style:font-size-complex="20pt"/>
    </style:style>
    <style:style style:name="P101" style:family="paragraph" style:parent-style-name="Standard">
      <style:paragraph-properties fo:text-align="center" style:justify-single-word="false"/>
      <style:text-properties fo:font-size="20pt" officeooo:rsid="008e58b7" officeooo:paragraph-rsid="004eb808" style:font-size-asian="20pt" style:font-size-complex="20pt"/>
    </style:style>
    <style:style style:name="P102" style:family="paragraph" style:parent-style-name="Standard">
      <style:paragraph-properties fo:text-align="start" style:justify-single-word="false"/>
      <style:text-properties officeooo:rsid="002912ac" officeooo:paragraph-rsid="002912ac"/>
    </style:style>
    <style:style style:name="P103" style:family="paragraph" style:parent-style-name="Standard">
      <style:paragraph-properties fo:text-align="start" style:justify-single-word="false"/>
      <style:text-properties officeooo:rsid="002912ac" officeooo:paragraph-rsid="002a8ff3"/>
    </style:style>
    <style:style style:name="P104" style:family="paragraph" style:parent-style-name="Standard">
      <style:paragraph-properties fo:text-align="start" style:justify-single-word="false"/>
      <style:text-properties officeooo:rsid="002912ac" officeooo:paragraph-rsid="00ac3e0d"/>
    </style:style>
    <style:style style:name="P105" style:family="paragraph" style:parent-style-name="Standard">
      <style:paragraph-properties fo:text-align="center" style:justify-single-word="false"/>
      <style:text-properties officeooo:rsid="002912ac" officeooo:paragraph-rsid="0015dafb"/>
    </style:style>
    <style:style style:name="P106" style:family="paragraph" style:parent-style-name="Standard">
      <style:paragraph-properties fo:text-align="start" style:justify-single-word="false"/>
      <style:text-properties fo:font-size="8pt" officeooo:rsid="002e4e7d" officeooo:paragraph-rsid="006fb89b" style:font-size-asian="8pt" style:font-size-complex="8pt"/>
    </style:style>
    <style:style style:name="P107" style:family="paragraph" style:parent-style-name="Standard">
      <style:paragraph-properties fo:text-align="start" style:justify-single-word="false"/>
      <style:text-properties fo:font-size="8pt" officeooo:rsid="002e4e7d" officeooo:paragraph-rsid="00784666" style:font-size-asian="8pt" style:font-size-complex="8pt"/>
    </style:style>
    <style:style style:name="P108" style:family="paragraph" style:parent-style-name="Standard">
      <style:paragraph-properties fo:text-align="center" style:justify-single-word="false"/>
      <style:text-properties fo:font-size="8pt" officeooo:rsid="002e4e7d" officeooo:paragraph-rsid="006a3803" style:font-size-asian="8pt" style:font-size-complex="8pt"/>
    </style:style>
    <style:style style:name="P109" style:family="paragraph" style:parent-style-name="Standard">
      <style:paragraph-properties fo:text-align="center" style:justify-single-word="false"/>
      <style:text-properties fo:font-size="8pt" officeooo:rsid="002e4e7d" officeooo:paragraph-rsid="00784666" style:font-size-asian="8pt" style:font-size-complex="8pt"/>
    </style:style>
    <style:style style:name="P110" style:family="paragraph" style:parent-style-name="Standard">
      <style:paragraph-properties fo:text-align="start" style:justify-single-word="false"/>
      <style:text-properties officeooo:rsid="008af024" officeooo:paragraph-rsid="008af024"/>
    </style:style>
    <style:style style:name="P111" style:family="paragraph" style:parent-style-name="Standard">
      <style:paragraph-properties fo:text-align="center" style:justify-single-word="false"/>
      <style:text-properties fo:font-size="10pt" officeooo:rsid="0008348a" officeooo:paragraph-rsid="0092331b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fo:font-size="10pt" officeooo:rsid="0008348a" officeooo:paragraph-rsid="00942d39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fo:font-size="10pt" officeooo:rsid="0008348a" officeooo:paragraph-rsid="0092331b" style:font-size-asian="10pt" style:font-size-complex="10pt"/>
    </style:style>
    <style:style style:name="P114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0f0c7" style:font-size-asian="10.5pt" style:font-size-complex="10.5pt"/>
    </style:style>
    <style:style style:name="P115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7c856" style:font-size-asian="10.5pt" style:font-size-complex="10.5pt"/>
    </style:style>
    <style:style style:name="P116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bd89b" style:font-size-asian="10.5pt" style:font-size-complex="10.5pt"/>
    </style:style>
    <style:style style:name="P117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a4780c" style:font-size-asian="10.5pt" style:font-size-complex="10.5pt"/>
    </style:style>
    <style:style style:name="P118" style:family="paragraph" style:parent-style-name="Standard">
      <style:paragraph-properties fo:text-align="center" style:justify-single-word="false" style:text-autospace="none"/>
      <style:text-properties fo:font-size="12pt" officeooo:rsid="005a182b" officeooo:paragraph-rsid="00962893" style:font-size-asian="10.5pt" style:font-size-complex="10.5pt"/>
    </style:style>
    <style:style style:name="P119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paragraph-rsid="0012d0dd"/>
    </style:style>
    <style:style style:name="P120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paragraph-rsid="00149d09"/>
    </style:style>
    <style:style style:name="P121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14feae" officeooo:paragraph-rsid="0016a4df"/>
    </style:style>
    <style:style style:name="P122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14feae" officeooo:paragraph-rsid="004eb808"/>
    </style:style>
    <style:style style:name="P123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ize="20pt" officeooo:rsid="004eb808" officeooo:paragraph-rsid="004eb808" style:font-size-asian="20pt" style:font-size-complex="20pt"/>
    </style:style>
    <style:style style:name="P124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</style:style>
    <style:style style:name="P125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576e7b"/>
    </style:style>
    <style:style style:name="P126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813ee0"/>
    </style:style>
    <style:style style:name="P127" style:family="paragraph" style:parent-style-name="Footnote">
      <style:text-properties officeooo:paragraph-rsid="001a15c7"/>
    </style:style>
    <style:style style:name="P128" style:family="paragraph" style:parent-style-name="Contents_20_1">
      <style:paragraph-properties fo:text-align="end" style:justify-single-word="false"/>
    </style:style>
    <style:style style:name="P129" style:family="paragraph" style:parent-style-name="Contents_20_1">
      <style:paragraph-properties fo:text-align="end" style:justify-single-word="false"/>
      <style:text-properties officeooo:paragraph-rsid="001a15c7"/>
    </style:style>
    <style:style style:name="P130" style:family="paragraph" style:parent-style-name="Contents_20_1">
      <style:paragraph-properties fo:text-align="end" style:justify-single-word="false"/>
      <style:text-properties officeooo:paragraph-rsid="001cba66"/>
    </style:style>
    <style:style style:name="P131" style:family="paragraph" style:parent-style-name="Contents_20_1">
      <style:paragraph-properties fo:text-align="end" style:justify-single-word="false"/>
      <style:text-properties officeooo:paragraph-rsid="001ea239"/>
    </style:style>
    <style:style style:name="P132" style:family="paragraph" style:parent-style-name="Contents_20_1">
      <style:paragraph-properties fo:text-align="end" style:justify-single-word="false"/>
      <style:text-properties officeooo:paragraph-rsid="0024cb17"/>
    </style:style>
    <style:style style:name="P133" style:family="paragraph" style:parent-style-name="Contents_20_1">
      <style:paragraph-properties fo:text-align="end" style:justify-single-word="false"/>
      <style:text-properties officeooo:paragraph-rsid="003f42c6"/>
    </style:style>
    <style:style style:name="P134" style:family="paragraph" style:parent-style-name="Contents_20_1">
      <style:paragraph-properties fo:text-align="end" style:justify-single-word="false"/>
      <style:text-properties officeooo:paragraph-rsid="00437388"/>
    </style:style>
    <style:style style:name="P135" style:family="paragraph" style:parent-style-name="Contents_20_1">
      <style:paragraph-properties fo:text-align="end" style:justify-single-word="false"/>
      <style:text-properties officeooo:paragraph-rsid="004eb808"/>
    </style:style>
    <style:style style:name="P136" style:family="paragraph" style:parent-style-name="Contents_20_1">
      <style:paragraph-properties fo:text-align="end" style:justify-single-word="false"/>
      <style:text-properties officeooo:paragraph-rsid="00550ade"/>
    </style:style>
    <style:style style:name="P137" style:family="paragraph" style:parent-style-name="Contents_20_1">
      <style:paragraph-properties fo:text-align="end" style:justify-single-word="false"/>
      <style:text-properties officeooo:paragraph-rsid="00576e7b"/>
    </style:style>
    <style:style style:name="P138" style:family="paragraph" style:parent-style-name="Contents_20_1">
      <style:paragraph-properties fo:text-align="end" style:justify-single-word="false"/>
      <style:text-properties fo:font-size="8pt" officeooo:rsid="001ea239" officeooo:paragraph-rsid="001ea239" style:font-size-asian="8pt" style:font-size-complex="8pt"/>
    </style:style>
    <style:style style:name="P139" style:family="paragraph" style:parent-style-name="Contents_20_1">
      <style:paragraph-properties fo:text-align="end" style:justify-single-word="false"/>
      <style:text-properties fo:font-size="8pt" style:font-size-asian="8pt" style:font-size-complex="8pt"/>
    </style:style>
    <style:style style:name="P140" style:family="paragraph" style:parent-style-name="Contents_20_1">
      <style:paragraph-properties fo:text-align="end" style:justify-single-word="false"/>
      <style:text-properties fo:font-size="8pt" officeooo:paragraph-rsid="001cba66" style:font-size-asian="8pt" style:font-size-complex="8pt"/>
    </style:style>
    <style:style style:name="P141" style:family="paragraph" style:parent-style-name="Contents_20_1">
      <style:paragraph-properties fo:text-align="end" style:justify-single-word="false"/>
      <style:text-properties fo:font-size="8pt" officeooo:paragraph-rsid="002a8ff3" style:font-size-asian="8pt" style:font-size-complex="8pt"/>
    </style:style>
    <style:style style:name="P142" style:family="paragraph" style:parent-style-name="Contents_20_1">
      <style:paragraph-properties fo:text-align="end" style:justify-single-word="false"/>
      <style:text-properties fo:font-size="8pt" officeooo:paragraph-rsid="0075d5f9" style:font-size-asian="8pt" style:font-size-complex="8pt"/>
    </style:style>
    <style:style style:name="P143" style:family="paragraph" style:parent-style-name="Contents_20_1">
      <style:paragraph-properties fo:text-align="end" style:justify-single-word="false"/>
      <style:text-properties fo:font-size="8pt" officeooo:rsid="002e4e7d" officeooo:paragraph-rsid="0060df8b" style:font-size-asian="8pt" style:font-size-complex="8pt"/>
    </style:style>
    <style:style style:name="P144" style:family="paragraph" style:parent-style-name="Contents_20_1">
      <style:paragraph-properties fo:text-align="end" style:justify-single-word="false"/>
      <style:text-properties fo:font-size="8pt" officeooo:rsid="002e4e7d" officeooo:paragraph-rsid="0063e03f" style:font-size-asian="8pt" style:font-size-complex="8pt"/>
    </style:style>
    <style:style style:name="P145" style:family="paragraph" style:parent-style-name="Contents_20_1">
      <style:paragraph-properties fo:text-align="end" style:justify-single-word="false"/>
      <style:text-properties fo:font-size="8pt" officeooo:rsid="002e4e7d" officeooo:paragraph-rsid="00685b65" style:font-size-asian="8pt" style:font-size-complex="8pt"/>
    </style:style>
    <style:style style:name="P146" style:family="paragraph" style:parent-style-name="Contents_20_1">
      <style:paragraph-properties fo:text-align="end" style:justify-single-word="false"/>
      <style:text-properties fo:font-size="8pt" officeooo:rsid="002e4e7d" officeooo:paragraph-rsid="00784666" style:font-size-asian="8pt" style:font-size-complex="8pt"/>
    </style:style>
    <style:style style:name="P147" style:family="paragraph" style:parent-style-name="Contents_20_1">
      <style:paragraph-properties fo:text-align="end" style:justify-single-word="false"/>
      <style:text-properties fo:font-size="8pt" officeooo:rsid="002e4e7d" officeooo:paragraph-rsid="008dac24" style:font-size-asian="8pt" style:font-size-complex="8pt"/>
    </style:style>
    <style:style style:name="P148" style:family="paragraph" style:parent-style-name="Contents_20_1">
      <style:paragraph-properties fo:text-align="end" style:justify-single-word="false"/>
      <style:text-properties officeooo:rsid="0024cb17" officeooo:paragraph-rsid="006c2163"/>
    </style:style>
    <style:style style:name="P149" style:family="paragraph" style:parent-style-name="Contents_20_1">
      <style:paragraph-properties fo:text-align="end" style:justify-single-word="false"/>
      <style:text-properties officeooo:rsid="00275141" officeooo:paragraph-rsid="002eca0f"/>
    </style:style>
    <style:style style:name="P150" style:family="paragraph" style:parent-style-name="Contents_20_1">
      <style:paragraph-properties fo:text-align="end" style:justify-single-word="false"/>
      <style:text-properties officeooo:rsid="00275141" officeooo:paragraph-rsid="005a84ae"/>
    </style:style>
    <style:style style:name="P151" style:family="paragraph" style:parent-style-name="Contents_20_1">
      <style:paragraph-properties fo:text-align="end" style:justify-single-word="false"/>
      <style:text-properties officeooo:rsid="00275141" officeooo:paragraph-rsid="005c13a4"/>
    </style:style>
    <style:style style:name="P152" style:family="paragraph" style:parent-style-name="Contents_20_1">
      <style:paragraph-properties fo:text-align="end" style:justify-single-word="false"/>
      <style:text-properties officeooo:rsid="0014feae" officeooo:paragraph-rsid="0041daa2"/>
    </style:style>
    <style:style style:name="P153" style:family="paragraph" style:parent-style-name="Contents_20_1">
      <style:paragraph-properties fo:text-align="end" style:justify-single-word="false"/>
      <style:text-properties officeooo:rsid="0014feae" officeooo:paragraph-rsid="00437388"/>
    </style:style>
    <style:style style:name="P154" style:family="paragraph" style:parent-style-name="Contents_20_1">
      <style:paragraph-properties fo:text-align="end" style:justify-single-word="false"/>
      <style:text-properties officeooo:rsid="0014feae" officeooo:paragraph-rsid="0044d926"/>
    </style:style>
    <style:style style:name="P155" style:family="paragraph" style:parent-style-name="Contents_20_1">
      <style:paragraph-properties fo:text-align="end" style:justify-single-word="false"/>
      <style:text-properties officeooo:rsid="0014feae" officeooo:paragraph-rsid="00532d48"/>
    </style:style>
    <style:style style:name="P156" style:family="paragraph" style:parent-style-name="Contents_20_1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ec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3f4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41da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576e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13e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01d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2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50a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3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6a3803" officeooo:paragraph-rsid="008dac24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164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6a3803" officeooo:paragraph-rsid="0099164e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165" style:family="paragraph" style:parent-style-name="Contents_20_1">
      <style:paragraph-properties fo:text-align="end" style:justify-single-word="false" style:text-autospace="none"/>
      <style:text-properties officeooo:rsid="005a182b" officeooo:paragraph-rsid="00550ade"/>
    </style:style>
    <style:style style:name="P166" style:family="paragraph" style:parent-style-name="Contents_20_1">
      <style:paragraph-properties fo:text-align="end" style:justify-single-word="false"/>
      <style:text-properties officeooo:rsid="0060df8b" officeooo:paragraph-rsid="007a0a14"/>
    </style:style>
    <style:style style:name="P167" style:family="paragraph" style:parent-style-name="Contents_20_1">
      <style:paragraph-properties fo:text-align="end" style:justify-single-word="false"/>
      <style:text-properties officeooo:rsid="0063e03f" officeooo:paragraph-rsid="00784666"/>
    </style:style>
    <style:style style:name="P168" style:family="paragraph" style:parent-style-name="Contents_20_1">
      <style:paragraph-properties fo:text-align="end" style:justify-single-word="false"/>
      <style:text-properties officeooo:rsid="00685b65" officeooo:paragraph-rsid="00685b65"/>
    </style:style>
    <style:style style:name="P169" style:family="paragraph" style:parent-style-name="Contents_20_1">
      <style:paragraph-properties fo:text-align="end" style:justify-single-word="false"/>
      <style:text-properties officeooo:rsid="006a3803" officeooo:paragraph-rsid="006a3803"/>
    </style:style>
    <style:style style:name="P170" style:family="paragraph" style:parent-style-name="Contents_20_1">
      <style:paragraph-properties fo:text-align="end" style:justify-single-word="false"/>
      <style:text-properties officeooo:rsid="007c2569" officeooo:paragraph-rsid="007c2569"/>
    </style:style>
    <style:style style:name="P171" style:family="paragraph" style:parent-style-name="Contents_20_1">
      <style:paragraph-properties fo:text-align="end" style:justify-single-word="false"/>
      <style:text-properties fo:font-size="20pt" officeooo:rsid="006a3803" officeooo:paragraph-rsid="008caa29" style:font-size-asian="20pt" style:font-size-complex="20pt"/>
    </style:style>
    <style:style style:name="P172" style:family="paragraph" style:parent-style-name="Contents_20_1">
      <style:paragraph-properties fo:text-align="end" style:justify-single-word="false"/>
      <style:text-properties fo:font-size="20pt" officeooo:rsid="006a3803" officeooo:paragraph-rsid="008dac24" style:font-size-asian="20pt" style:font-size-complex="20pt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4feae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fo:background-color="#ffffff" loext:char-shading-value="0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2e468a" fo:background-color="#ffffff" loext:char-shading-value="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tyle="normal" officeooo:rsid="002e468a" style:font-name-asian="Courier New" style:font-style-asian="normal" style:font-name-complex="Courier New" style:font-style-complex="normal"/>
    </style:style>
    <style:style style:name="T7" style:family="text">
      <style:text-properties style:font-name="Times New Roman" style:font-name-asian="Courier New" style:font-name-complex="Courier New"/>
    </style:style>
    <style:style style:name="T8" style:family="text">
      <style:text-properties style:font-name="Times New Roman" officeooo:rsid="004132ad" style:font-name-asian="Courier New" style:font-name-complex="Courier New"/>
    </style:style>
    <style:style style:name="T9" style:family="text">
      <style:text-properties style:font-name="Times New Roman" officeooo:rsid="004eb808" style:font-name-asian="Courier New" style:font-name-complex="Courier New"/>
    </style:style>
    <style:style style:name="T10" style:family="text">
      <style:text-properties style:font-name="Times New Roman" officeooo:rsid="0014feae" style:font-name-asian="Courier New" style:font-name-complex="Courier New"/>
    </style:style>
    <style:style style:name="T11" style:family="text">
      <style:text-properties style:font-name="Times New Roman" officeooo:rsid="00550ade" style:font-name-asian="Courier New" style:font-size-asian="12pt" style:font-name-complex="Courier New" style:font-size-complex="12pt"/>
    </style:style>
    <style:style style:name="T12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13" style:family="text">
      <style:text-properties style:font-name="Times New Roman" fo:font-size="12pt" officeooo:rsid="0035ecd9" style:font-name-asian="Courier New" style:font-size-asian="12pt" style:font-name-complex="Courier New" style:font-size-complex="12pt"/>
    </style:style>
    <style:style style:name="T14" style:family="text">
      <style:text-properties style:font-name="Times New Roman" fo:font-size="12pt" officeooo:rsid="003f42c6" style:font-name-asian="Courier New" style:font-size-asian="12pt" style:font-name-complex="Courier New" style:font-size-complex="12pt"/>
    </style:style>
    <style:style style:name="T15" style:family="text">
      <style:text-properties style:font-name="Times New Roman" fo:font-size="12pt" officeooo:rsid="004132ad" style:font-name-asian="Courier New" style:font-size-asian="12pt" style:font-name-complex="Courier New" style:font-size-complex="12pt"/>
    </style:style>
    <style:style style:name="T16" style:family="text">
      <style:text-properties style:font-name="Times New Roman" fo:font-size="12pt" officeooo:rsid="0041daa2" style:font-name-asian="Courier New" style:font-size-asian="12pt" style:font-name-complex="Courier New" style:font-size-complex="12pt"/>
    </style:style>
    <style:style style:name="T17" style:family="text">
      <style:text-properties style:font-name="Times New Roman" fo:font-size="12pt" officeooo:rsid="004eb808" style:font-name-asian="Courier New" style:font-size-asian="12pt" style:font-name-complex="Courier New" style:font-size-complex="12pt"/>
    </style:style>
    <style:style style:name="T18" style:family="text">
      <style:text-properties style:font-name="Times New Roman" fo:font-size="12pt" officeooo:rsid="00532d48" style:font-name-asian="Courier New" style:font-size-asian="12pt" style:font-name-complex="Courier New" style:font-size-complex="12pt"/>
    </style:style>
    <style:style style:name="T19" style:family="text">
      <style:text-properties style:font-name="Times New Roman" fo:font-size="12pt" officeooo:rsid="00550ade" style:font-name-asian="Courier New" style:font-size-asian="12pt" style:font-name-complex="Courier New" style:font-size-complex="12pt"/>
    </style:style>
    <style:style style:name="T20" style:family="text">
      <style:text-properties style:font-name="Times New Roman" fo:font-size="12pt" officeooo:rsid="00593a9f" style:font-name-asian="Courier New" style:font-size-asian="12pt" style:font-name-complex="Courier New" style:font-size-complex="12pt"/>
    </style:style>
    <style:style style:name="T21" style:family="text">
      <style:text-properties style:font-name="Times New Roman" fo:font-size="12pt" officeooo:rsid="00875687" style:font-name-asian="Courier New" style:font-size-asian="12pt" style:font-name-complex="Courier New" style:font-size-complex="12pt"/>
    </style:style>
    <style:style style:name="T22" style:family="text">
      <style:text-properties style:font-name="Times New Roman" fo:font-size="12pt" officeooo:rsid="0087d788" style:font-name-asian="Courier New" style:font-size-asian="12pt" style:font-name-complex="Courier New" style:font-size-complex="12pt"/>
    </style:style>
    <style:style style:name="T23" style:family="text">
      <style:text-properties style:font-name="Times New Roman" fo:font-size="12pt" officeooo:rsid="008963e8" style:font-name-asian="Courier New" style:font-size-asian="12pt" style:font-name-complex="Courier New" style:font-size-complex="12pt"/>
    </style:style>
    <style:style style:name="T24" style:family="text">
      <style:text-properties style:font-name="Times New Roman" fo:font-size="12pt" fo:font-style="italic" officeooo:rsid="0035ecd9" style:font-name-asian="Courier New" style:font-size-asian="12pt" style:font-style-asian="italic" style:font-name-complex="Courier New" style:font-size-complex="12pt" style:font-style-complex="italic"/>
    </style:style>
    <style:style style:name="T25" style:family="text">
      <style:text-properties officeooo:rsid="008c1cfa"/>
    </style:style>
    <style:style style:name="T26" style:family="text">
      <style:text-properties officeooo:rsid="008a41e9"/>
    </style:style>
    <style:style style:name="T27" style:family="text">
      <style:text-properties officeooo:rsid="00c75e03"/>
    </style:style>
    <style:style style:name="T28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2e468a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29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550ade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0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1ea239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1cba66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2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24cb1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3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fo:background-color="#ffffff" loext:char-shading-value="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a43111" fo:background-color="#ffffff" loext:char-shading-value="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a4780c" fo:background-color="#ffffff" loext:char-shading-value="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6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fo:background-color="#fffff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7" style:family="text">
      <style:text-properties fo:color="#000000" style:text-outline="false" style:text-line-through-style="none" style:text-line-through-type="none" style:font-name="Times New Roman" fo:letter-spacing="normal" fo:font-style="normal" fo:text-shadow="none" style:text-underline-style="none" fo:font-weight="normal" fo:background-color="#ffffff" loext:char-shading-value="0" style:font-name-asian="Courier New" style:font-style-asian="normal" style:font-weight-asian="normal" style:font-name-complex="Courier New" style:font-style-complex="normal" style:font-weight-complex="normal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background-color="#ffffff" loext:char-shading-value="0" style:font-size-asian="10pt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1a15c7" style:font-size-asian="8pt" style:font-size-complex="8pt"/>
    </style:style>
    <style:style style:name="T42" style:family="text">
      <style:text-properties fo:font-size="8pt" officeooo:rsid="001cba66" style:font-size-asian="8pt" style:font-size-complex="8pt"/>
    </style:style>
    <style:style style:name="T43" style:family="text">
      <style:text-properties fo:font-size="8pt" officeooo:rsid="001ea239" style:font-size-asian="8pt" style:font-size-complex="8pt"/>
    </style:style>
    <style:style style:name="T44" style:family="text">
      <style:text-properties fo:font-size="8pt" officeooo:rsid="0024cb17" style:font-size-asian="8pt" style:font-size-complex="8pt"/>
    </style:style>
    <style:style style:name="T45" style:family="text">
      <style:text-properties fo:font-size="8pt" officeooo:rsid="002e4e7d" style:font-size-asian="8pt" style:font-size-complex="8pt"/>
    </style:style>
    <style:style style:name="T46" style:family="text">
      <style:text-properties fo:font-size="8pt" officeooo:rsid="002eca0f" style:font-size-asian="8pt" style:font-size-complex="8pt"/>
    </style:style>
    <style:style style:name="T47" style:family="text">
      <style:text-properties fo:font-size="8pt" officeooo:rsid="0041daa2" style:font-size-asian="8pt" style:font-size-complex="8pt"/>
    </style:style>
    <style:style style:name="T48" style:family="text">
      <style:text-properties fo:font-size="8pt" officeooo:rsid="00437388" style:font-size-asian="8pt" style:font-size-complex="8pt"/>
    </style:style>
    <style:style style:name="T49" style:family="text">
      <style:text-properties fo:font-size="8pt" officeooo:rsid="0044d926" style:font-size-asian="8pt" style:font-size-complex="8pt"/>
    </style:style>
    <style:style style:name="T50" style:family="text">
      <style:text-properties fo:font-size="8pt" officeooo:rsid="00501de0" style:font-size-asian="8pt" style:font-size-complex="8pt"/>
    </style:style>
    <style:style style:name="T51" style:family="text">
      <style:text-properties fo:font-size="8pt" officeooo:rsid="00532d48" style:font-size-asian="8pt" style:font-size-complex="8pt"/>
    </style:style>
    <style:style style:name="T52" style:family="text">
      <style:text-properties fo:font-size="8pt" officeooo:rsid="00550ade" style:font-size-asian="8pt" style:font-size-complex="8pt"/>
    </style:style>
    <style:style style:name="T53" style:family="text">
      <style:text-properties fo:font-size="8pt" officeooo:rsid="005a84ae" style:font-size-asian="8pt" style:font-size-complex="8pt"/>
    </style:style>
    <style:style style:name="T54" style:family="text">
      <style:text-properties fo:font-size="8pt" officeooo:rsid="005adc8e" style:font-size-asian="8pt" style:font-size-complex="8pt"/>
    </style:style>
    <style:style style:name="T55" style:family="text">
      <style:text-properties fo:font-size="8pt" officeooo:rsid="005c13a4" style:font-size-asian="8pt" style:font-size-complex="8pt"/>
    </style:style>
    <style:style style:name="T56" style:family="text">
      <style:text-properties fo:font-size="8pt" officeooo:rsid="006c2163" style:font-size-asian="8pt" style:font-size-complex="8pt"/>
    </style:style>
    <style:style style:name="T57" style:family="text">
      <style:text-properties fo:font-size="8pt" officeooo:rsid="007a0a14" style:font-size-asian="8pt" style:font-size-complex="8pt"/>
    </style:style>
    <style:style style:name="T58" style:family="text">
      <style:text-properties fo:font-size="8pt" officeooo:rsid="007a17bd" style:font-size-asian="8pt" style:font-size-complex="8pt"/>
    </style:style>
    <style:style style:name="T59" style:family="text">
      <style:text-properties fo:font-size="8pt" officeooo:rsid="008dac24" style:font-size-asian="8pt" style:font-size-complex="8pt"/>
    </style:style>
    <style:style style:name="T60" style:family="text">
      <style:text-properties fo:font-size="8pt" officeooo:rsid="008caa29" style:font-size-asian="8pt" style:font-size-complex="8pt"/>
    </style:style>
    <style:style style:name="T61" style:family="text">
      <style:text-properties fo:font-size="8pt" fo:font-style="normal" officeooo:rsid="002e4e7d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08caa29" style:font-size-asian="8pt" style:font-style-asian="normal" style:font-size-complex="8pt" style:font-style-complex="normal"/>
    </style:style>
    <style:style style:name="T63" style:family="text">
      <style:text-properties fo:font-size="8pt" officeooo:rsid="0099164e" fo:background-color="#ffffff" loext:char-shading-value="0" style:font-size-asian="8pt" style:font-size-complex="8pt"/>
    </style:style>
    <style:style style:name="T64" style:family="text">
      <style:text-properties officeooo:rsid="001cba66"/>
    </style:style>
    <style:style style:name="T65" style:family="text">
      <style:text-properties officeooo:rsid="002912ac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28652c" style:font-size-asian="12pt" style:font-size-complex="12pt"/>
    </style:style>
    <style:style style:name="T68" style:family="text">
      <style:text-properties fo:font-size="12pt" officeooo:rsid="002a8ff3" style:font-size-asian="12pt" style:font-size-complex="12pt"/>
    </style:style>
    <style:style style:name="T69" style:family="text">
      <style:text-properties fo:font-size="12pt" officeooo:rsid="002b2d18" style:font-size-asian="12pt" style:font-size-complex="12pt"/>
    </style:style>
    <style:style style:name="T70" style:family="text">
      <style:text-properties fo:font-size="12pt" officeooo:rsid="002ca87a" style:font-size-asian="12pt" style:font-size-complex="12pt"/>
    </style:style>
    <style:style style:name="T71" style:family="text">
      <style:text-properties fo:font-size="12pt" officeooo:rsid="002e4e7d" style:font-size-asian="12pt" style:font-size-complex="12pt"/>
    </style:style>
    <style:style style:name="T72" style:family="text">
      <style:text-properties fo:font-size="12pt" officeooo:rsid="00593a9f" style:font-size-asian="12pt" style:font-size-complex="12pt"/>
    </style:style>
    <style:style style:name="T73" style:family="text">
      <style:text-properties fo:font-size="12pt" officeooo:rsid="00875687" style:font-size-asian="12pt" style:font-size-complex="12pt"/>
    </style:style>
    <style:style style:name="T74" style:family="text">
      <style:text-properties fo:font-size="12pt" officeooo:rsid="008963e8" style:font-size-asian="12pt" style:font-size-complex="12pt"/>
    </style:style>
    <style:style style:name="T75" style:family="text">
      <style:text-properties fo:font-size="12pt" officeooo:rsid="008bb27b" style:font-size-asian="12pt" style:font-size-complex="12pt"/>
    </style:style>
    <style:style style:name="T76" style:family="text">
      <style:text-properties fo:font-size="12pt" officeooo:rsid="00ac3e0d" style:font-size-asian="12pt" style:font-size-complex="12pt"/>
    </style:style>
    <style:style style:name="T77" style:family="text">
      <style:text-properties fo:font-size="12pt" fo:font-style="italic" officeooo:rsid="002b2d18" style:font-size-asian="12pt" style:font-style-asian="italic" style:font-size-complex="12pt" style:font-style-complex="italic"/>
    </style:style>
    <style:style style:name="T78" style:family="text">
      <style:text-properties fo:font-size="12pt" fo:font-style="normal" officeooo:rsid="002b2d18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2a8ff3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2ca87a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2e4e7d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2eca0f" style:font-size-asian="12pt" style:font-style-asian="normal" style:font-size-complex="12pt" style:font-style-complex="normal"/>
    </style:style>
    <style:style style:name="T83" style:family="text">
      <style:text-properties fo:font-size="12pt" fo:font-style="normal" officeooo:rsid="0033c37d" style:font-size-asian="12pt" style:font-style-asian="normal" style:font-size-complex="12pt" style:font-style-complex="normal"/>
    </style:style>
    <style:style style:name="T84" style:family="text">
      <style:text-properties fo:font-size="12pt" fo:font-style="normal" officeooo:rsid="00595744" style:font-size-asian="12pt" style:font-style-asian="normal" style:font-size-complex="12pt" style:font-style-complex="normal"/>
    </style:style>
    <style:style style:name="T85" style:family="text">
      <style:text-properties fo:font-size="12pt" fo:font-style="normal" officeooo:rsid="005c13a4" style:font-size-asian="12pt" style:font-style-asian="normal" style:font-size-complex="12pt" style:font-style-complex="normal"/>
    </style:style>
    <style:style style:name="T86" style:family="text">
      <style:text-properties fo:font-size="12pt" fo:font-style="normal" officeooo:rsid="005efcbe" style:font-size-asian="12pt" style:font-style-asian="normal" style:font-size-complex="12pt" style:font-style-complex="normal"/>
    </style:style>
    <style:style style:name="T87" style:family="text">
      <style:text-properties fo:font-size="12pt" fo:font-style="normal" officeooo:rsid="006d66d9" style:font-size-asian="12pt" style:font-style-asian="normal" style:font-size-complex="12pt" style:font-style-complex="normal"/>
    </style:style>
    <style:style style:name="T88" style:family="text">
      <style:text-properties fo:font-size="12pt" fo:font-style="normal" officeooo:rsid="0014feae" style:font-size-asian="12pt" style:font-style-asian="normal" style:font-size-complex="12pt" style:font-style-complex="normal"/>
    </style:style>
    <style:style style:name="T89" style:family="text">
      <style:text-properties fo:font-size="12pt" fo:font-style="normal" officeooo:rsid="006ed354" style:font-size-asian="12pt" style:font-style-asian="normal" style:font-size-complex="12pt" style:font-style-complex="normal"/>
    </style:style>
    <style:style style:name="T90" style:family="text">
      <style:text-properties fo:font-size="12pt" fo:font-style="normal" officeooo:rsid="006fb89b" style:font-size-asian="12pt" style:font-style-asian="normal" style:font-size-complex="12pt" style:font-style-complex="normal"/>
    </style:style>
    <style:style style:name="T91" style:family="text">
      <style:text-properties fo:font-size="12pt" fo:font-style="normal" officeooo:rsid="00728baf" style:font-size-asian="12pt" style:font-style-asian="normal" style:font-size-complex="12pt" style:font-style-complex="normal"/>
    </style:style>
    <style:style style:name="T92" style:family="text">
      <style:text-properties fo:font-size="12pt" fo:font-style="normal" officeooo:rsid="00875687" style:font-size-asian="12pt" style:font-style-asian="normal" style:font-size-complex="12pt" style:font-style-complex="normal"/>
    </style:style>
    <style:style style:name="T93" style:family="text">
      <style:text-properties fo:font-size="12pt" fo:font-style="normal" officeooo:rsid="008963e8" style:font-size-asian="12pt" style:font-style-asian="normal" style:font-size-complex="12pt" style:font-style-complex="normal"/>
    </style:style>
    <style:style style:name="T94" style:family="text">
      <style:text-properties fo:font-size="12pt" fo:font-style="normal" officeooo:rsid="008bb27b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8caa29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8dac24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08e58b7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0a162e1" style:font-size-asian="12pt" style:font-style-asian="normal" style:font-size-complex="12pt" style:font-style-complex="normal"/>
    </style:style>
    <style:style style:name="T99" style:family="text">
      <style:text-properties fo:font-size="12pt" fo:font-style="normal" officeooo:rsid="00ac3e0d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aca54e" style:font-size-asian="12pt" style:font-style-asian="normal" style:font-size-complex="12pt" style:font-style-complex="normal"/>
    </style:style>
    <style:style style:name="T101" style:family="text">
      <style:text-properties fo:font-size="12pt" fo:font-style="normal" officeooo:rsid="00a162e1" fo:background-color="#ffffff" loext:char-shading-value="0" style:font-size-asian="12pt" style:font-style-asian="normal" style:font-size-complex="12pt" style:font-style-complex="normal"/>
    </style:style>
    <style:style style:name="T102" style:family="text">
      <style:text-properties fo:font-size="12pt" fo:font-style="normal" officeooo:rsid="00a33f15" fo:background-color="#ffffff" loext:char-shading-value="0" style:font-size-asian="12pt" style:font-style-asian="normal" style:font-size-complex="12pt" style:font-style-complex="normal"/>
    </style:style>
    <style:style style:name="T103" style:family="text">
      <style:text-properties fo:font-size="12pt" fo:font-style="normal" officeooo:rsid="00a43111" fo:background-color="#ffffff" loext:char-shading-value="0" style:font-size-asian="12pt" style:font-style-asian="normal" style:font-size-complex="12pt" style:font-style-complex="normal"/>
    </style:style>
    <style:style style:name="T104" style:family="text">
      <style:text-properties fo:font-size="12pt" officeooo:rsid="00a43111" fo:background-color="#ffffff" loext:char-shading-value="0" style:font-size-asian="12pt" style:font-size-complex="12pt"/>
    </style:style>
    <style:style style:name="T105" style:family="text">
      <style:text-properties officeooo:rsid="002a8ff3"/>
    </style:style>
    <style:style style:name="T106" style:family="text">
      <style:text-properties officeooo:rsid="002e4e7d"/>
    </style:style>
    <style:style style:name="T107" style:family="text">
      <style:text-properties style:font-name="Liberation Serif" fo:font-size="8pt" style:font-size-asian="8pt" style:font-size-complex="8pt"/>
    </style:style>
    <style:style style:name="T108" style:family="text">
      <style:text-properties style:font-name="Liberation Serif" fo:font-size="8pt" officeooo:rsid="0041daa2" style:font-size-asian="8pt" style:font-size-complex="8pt"/>
    </style:style>
    <style:style style:name="T109" style:family="text">
      <style:text-properties style:font-name="Liberation Serif" fo:font-size="8pt" officeooo:rsid="004eb808" style:font-size-asian="8pt" style:font-size-complex="8pt"/>
    </style:style>
    <style:style style:name="T110" style:family="text">
      <style:text-properties style:font-name="Liberation Serif" fo:font-size="20pt" officeooo:rsid="002e4e7d" style:font-size-asian="20pt" style:font-size-complex="20pt"/>
    </style:style>
    <style:style style:name="T111" style:family="text">
      <style:text-properties style:font-name="Liberation Serif" fo:font-size="20pt" officeooo:rsid="004eb808" style:font-size-asian="20pt" style:font-size-complex="20pt"/>
    </style:style>
    <style:style style:name="T112" style:family="text">
      <style:text-properties style:font-name="Liberation Serif" officeooo:rsid="00591b05"/>
    </style:style>
    <style:style style:name="T113" style:family="text">
      <style:text-properties style:font-name="Liberation Serif" officeooo:rsid="008426aa"/>
    </style:style>
    <style:style style:name="T114" style:family="text">
      <style:text-properties style:font-name="Liberation Serif" officeooo:rsid="008e58b7"/>
    </style:style>
    <style:style style:name="T115" style:family="text">
      <style:text-properties officeooo:rsid="004eb808"/>
    </style:style>
    <style:style style:name="T116" style:family="text">
      <style:text-properties officeooo:rsid="005efcbe"/>
    </style:style>
    <style:style style:name="T117" style:family="text">
      <style:text-properties officeooo:rsid="006ed354"/>
    </style:style>
    <style:style style:name="T118" style:family="text">
      <style:text-properties officeooo:rsid="00784666"/>
    </style:style>
    <style:style style:name="T119" style:family="text">
      <style:text-properties officeooo:rsid="008963e8"/>
    </style:style>
    <style:style style:name="T120" style:family="text">
      <style:text-properties officeooo:rsid="0044d926"/>
    </style:style>
    <style:style style:name="T121" style:family="text">
      <style:text-properties officeooo:rsid="0028652c"/>
    </style:style>
    <style:style style:name="T122" style:family="text">
      <style:text-properties officeooo:rsid="008e58b7"/>
    </style:style>
    <style:style style:name="T123" style:family="text">
      <style:text-properties fo:font-style="normal" officeooo:rsid="004eb808" style:font-style-asian="normal" style:font-style-complex="normal"/>
    </style:style>
    <style:style style:name="T124" style:family="text">
      <style:text-properties fo:font-style="normal" officeooo:rsid="004eb808" fo:background-color="#ffffff" loext:char-shading-value="0" style:font-style-asian="normal" style:font-style-complex="normal"/>
    </style:style>
    <style:style style:name="T125" style:family="text">
      <style:text-properties officeooo:rsid="00ac3e0d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A Novel Approach to Counting Primes</text:p>
      <text:p text:style-name="P99"/>
      <text:p text:style-name="P99"/>
      <text:p text:style-name="P99"><text:span text:style-name="T122">1. </text:span>Overview</text:p>
      <text:p text:style-name="P62"/>
      <text:p text:style-name="P110">I have, elsewhere, detailed descriptions and an implementation of a prime counting algorithm that runs in something like<text:span text:style-name="T121"><draw:frame draw:style-name="fr1" draw:name="Object102" text:anchor-type="as-char" svg:y="-0.1437in" svg:width="0.7862in" svg:height="0.1783in" draw:z-index="5"><draw:object xlink:href="./Object 108" xlink:type="simple" xlink:show="embed" xlink:actuate="onLoad"/><draw:image xlink:href="./ObjectReplacements/Object 108" xlink:type="simple" xlink:show="embed" xlink:actuate="onLoad"/><svg:desc>formula</svg:desc></draw:frame></text:span>time and<text:span text:style-name="T121"><draw:frame draw:style-name="fr1" draw:name="Object108" text:anchor-type="as-char" svg:y="-0.1437in" svg:width="0.7835in" svg:height="0.1783in" draw:z-index="6"><draw:object xlink:href="./Object 114" xlink:type="simple" xlink:show="embed" xlink:actuate="onLoad"/><draw:image xlink:href="./ObjectReplacements/Object 114" xlink:type="simple" xlink:show="embed" xlink:actuate="onLoad"/><svg:desc>formula</svg:desc></draw:frame></text:span>or thereabouts. <text:s/>It is, as far as I know, novel.</text:p>
      <text:p text:style-name="P110"/>
      <text:p text:style-name="P110">There is, however, a second approach that I’ve explored that I feel is very promising, but that I haven’t quite gotten as fast yet. <text:s/>It’s an approach that feels like it’s one good idea away from being amazing, and is, at any rate, much more elegant. <text:s/>In my best current implementations of this general idea, it seems to run in something like<text:span text:style-name="T121"><draw:frame draw:style-name="fr1" draw:name="Object109" text:anchor-type="as-char" svg:y="-0.1437in" svg:width="0.7866in" svg:height="0.1783in" draw:z-index="7"><draw:object xlink:href="./Object 115" xlink:type="simple" xlink:show="embed" xlink:actuate="onLoad"/><draw:image xlink:href="./ObjectReplacements/Object 115" xlink:type="simple" xlink:show="embed" xlink:actuate="onLoad"/><svg:desc>formula</svg:desc></draw:frame></text:span>time and<text:span text:style-name="T121"><draw:frame draw:style-name="fr1" draw:name="Object113" text:anchor-type="as-char" svg:y="-0.1244in" svg:width="0.3665in" svg:height="0.1591in" draw:z-index="8"><draw:object xlink:href="./Object 119" xlink:type="simple" xlink:show="embed" xlink:actuate="onLoad"/><draw:image xlink:href="./ObjectReplacements/Object 119" xlink:type="simple" xlink:show="embed" xlink:actuate="onLoad"/><svg:desc>formula</svg:desc></draw:frame></text:span>space, with extremely favorable constant time factors.</text:p>
      <text:p text:style-name="P110"/>
      <text:p text:style-name="P110">So I’ll describe that approach here, in the hopes that someone else will pick it up and run with it.</text:p>
      <text:p text:style-name="P110"/>
      <text:p text:style-name="P110">Throughout this paper, I won’t be proving anything, but I will be placing <text:span text:style-name="T125">runnable </text:span>Mathematica code under most identities as a form of double entry book-keeping, and as an easy way to test what I’m describing.</text:p>
      <text:p text:style-name="P110"/>
      <text:p text:style-name="P110">Nathan McKenzie</text:p>
      <text:p text:style-name="P110">nathan@icecreambreakfast.com</text:p>
      <text:p text:style-name="P65"/>
      <text:p text:style-name="P65"/>
      <text:p text:style-name="P65"><text:span text:style-name="T122">2. </text:span>Basic Theory</text:p>
      <text:p text:style-name="P1"/>
      <text:p text:style-name="P60"/>
      <text:p text:style-name="P61"><text:span text:style-name="T65">F</text:span>irst, I <text:span text:style-name="T65">need</text:span> to <text:span text:style-name="T116">collect and present</text:span> a bit of theory to give <text:span text:style-name="T105">the general</text:span> context <text:span text:style-name="T105">I’m working in</text:span>.</text:p>
      <text:p text:style-name="P60"/>
      <text:p text:style-name="P60">I start with the generalized number of divisors function, which I’ll define as</text:p>
      <text:p text:style-name="P1"/>
      <text:p text:style-name="P1"><draw:frame draw:style-name="fr1" draw:name="Object1118" text:anchor-type="as-char" svg:y="-0.1827in" svg:width="0.972in" svg:height="0.337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"/>
      <text:p text:style-name="P128"><text:span text:style-name="Endnote_20_Symbol"><text:span text:style-name="T40">dz[n_, z_] := <text:s/>If[n == 1, 1, Product[Pochhammer[z, p[[2]]]/p[[2]]!, {p, FactorInteger[n]}]]</text:span></text:span></text:p>
      <text:p text:style-name="P1"/>
      <text:p text:style-name="P63">where <draw:frame draw:style-name="fr1" draw:name="Object22" text:anchor-type="as-char" svg:y="-0.1827in" svg:width="0.3583in" svg:height="0.3154in" draw:z-index="10"><draw:object xlink:href="./Object 31" xlink:type="simple" xlink:show="embed" xlink:actuate="onLoad"/><draw:image xlink:href="./ObjectReplacements/Object 31" xlink:type="simple" xlink:show="embed" xlink:actuate="onLoad"/><svg:desc>formula</svg:desc></draw:frame>is a multi-set coefficient, defined <text:span text:style-name="T65">for complex z and whole number a as </text:span><draw:frame draw:style-name="fr1" draw:name="Object23" text:anchor-type="as-char" svg:y="-0.2083in" svg:width="1.1839in" svg:height="0.3335in" draw:z-index="16"><draw:object xlink:href="./Object 32" xlink:type="simple" xlink:show="embed" xlink:actuate="onLoad"/><draw:image xlink:href="./ObjectReplacements/Object 32" xlink:type="simple" xlink:show="embed" xlink:actuate="onLoad"/><svg:desc>formula</svg:desc></draw:frame>. <text:s/><draw:frame draw:style-name="fr1" draw:name="Object151" text:anchor-type="as-char" svg:y="-0.1244in" svg:width="0.4028in" svg:height="0.1752in" draw:z-index="17"><draw:object xlink:href="./Object 162" xlink:type="simple" xlink:show="embed" xlink:actuate="onLoad"/><draw:image xlink:href="./ObjectReplacements/Object 162" xlink:type="simple" xlink:show="embed" xlink:actuate="onLoad"/><svg:desc>formula</svg:desc></draw:frame> are also the coefficients <text:span text:style-name="T65">for</text:span><draw:frame draw:style-name="fr1" draw:name="Object21" text:anchor-type="as-char" svg:y="-0.1437in" svg:width="0.3752in" svg:height="0.1783in" draw:z-index="18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60"/>
      <text:p text:style-name="P102">The generalized number of divisors function is very naturally connected to a specific prime counting function as</text:p>
      <text:p text:style-name="P2"><draw:frame draw:style-name="fr1" draw:name="Object1" text:anchor-type="as-char" svg:y="-0.2083in" svg:width="1.2728in" svg:height="0.33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7"/>
      <text:p text:style-name="P128"><text:soft-page-break/><text:span text:style-name="Endnote_20_Symbol"><text:span text:style-name="T40">test[n_] := {D[dz[n, z], z] /. z -&gt; 0, FullSimplify[MangoldtLambda[n]/Log[n]]}</text:span></text:span></text:p>
      <text:p text:style-name="P59"><text:span text:style-name="Endnote_20_Symbol"><text:span text:style-name="T38"/></text:span></text:p>
      <text:p text:style-name="P104"><text:span text:style-name="Endnote_20_Symbol"><text:span text:style-name="T76">where</text:span></text:span><text:span text:style-name="Endnote_20_Symbol"><text:span text:style-name="T67"><draw:frame draw:style-name="fr1" draw:name="Object155" text:anchor-type="as-char" svg:y="-0.1244in" svg:width="0.3744in" svg:height="0.1591in" draw:z-index="19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text:span text:style-name="Endnote_20_Symbol"><text:span text:style-name="T76">is the Mangoldt lambda function. <text:s/></text:span></text:span><text:span text:style-name="Endnote_20_Symbol"><text:span text:style-name="T75">T</text:span></text:span><text:span text:style-name="Endnote_20_Symbol"><text:span text:style-name="T66">his </text:span></text:span><text:span text:style-name="Endnote_20_Symbol"><text:span text:style-name="T75">is the </text:span></text:span><text:span text:style-name="Endnote_20_Symbol"><text:span text:style-name="T66">specific connection </text:span></text:span><text:span text:style-name="Endnote_20_Symbol"><text:span text:style-name="T75">I will use </text:span></text:span><text:span text:style-name="Endnote_20_Symbol"><text:span text:style-name="T66">to count primes. <text:s/></text:span></text:span><text:span text:style-name="Endnote_20_Symbol"><text:span text:style-name="T67">These are </text:span></text:span><text:span text:style-name="Endnote_20_Symbol"><text:span text:style-name="T66">also</text:span></text:span><text:span text:style-name="Endnote_20_Symbol"><text:span text:style-name="T67">, </text:span></text:span><text:span text:style-name="Endnote_20_Symbol"><text:span text:style-name="T66">of course,</text:span></text:span><text:span text:style-name="Endnote_20_Symbol"><text:span text:style-name="T67"> the coefficients </text:span></text:span><text:span text:style-name="Endnote_20_Symbol"><text:span text:style-name="T66">of</text:span></text:span><text:span text:style-name="Endnote_20_Symbol"><text:span text:style-name="T67"><draw:frame draw:style-name="fr1" draw:name="Object24" text:anchor-type="as-char" svg:y="-0.1244in" svg:width="0.5346in" svg:height="0.1591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ndnote_20_Symbol"><text:span text:style-name="T67">.</text:span></text:span></text:p>
      <text:p text:style-name="P102"><text:span text:style-name="Endnote_20_Symbol"><text:span text:style-name="T66"/></text:span></text:p>
      <text:p text:style-name="P102"><text:span text:style-name="Endnote_20_Symbol"><text:span text:style-name="T66">Now let’s define a generalized count of divisors summatory function.</text:span></text:span></text:p>
      <text:p text:style-name="P59"><text:span text:style-name="Endnote_20_Symbol"><text:span text:style-name="T38"/></text:span></text:p>
      <text:p text:style-name="P2"><draw:frame draw:style-name="fr1" draw:name="Object2" text:anchor-type="as-char" svg:y="-0.2339in" svg:width="1.048in" svg:height="0.3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128"><text:span text:style-name="Endnote_20_Symbol"><text:span text:style-name="T41">D</text:span></text:span><text:span text:style-name="Endnote_20_Symbol"><text:span text:style-name="T40">z[n_, z_] := <text:s/></text:span></text:span><text:span text:style-name="Endnote_20_Symbol"><text:span text:style-name="T41">Sum[dz[j,z],{j,1,n}]</text:span></text:span></text:p>
      <text:p text:style-name="P102"><text:span text:style-name="Endnote_20_Symbol"><text:span text:style-name="T66"/></text:span></text:p>
      <text:p text:style-name="P102"><text:span text:style-name="Endnote_20_Symbol"><text:span text:style-name="T66">Needless to say, using our above definition, </text:span></text:span><text:span text:style-name="Endnote_20_Symbol"><text:span text:style-name="T66"><draw:frame draw:style-name="fr1" draw:name="Object25" text:anchor-type="as-char" svg:y="-0.1827in" svg:width="0.972in" svg:height="0.3374in" draw:z-index="21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Endnote_20_Symbol"><text:span text:style-name="T66">, would mean that computing</text:span></text:span><text:span text:style-name="Endnote_20_Symbol"><text:span text:style-name="T66"><draw:frame draw:style-name="fr1" draw:name="Object26" text:anchor-type="as-char" svg:y="-0.1244in" svg:width="0.428in" svg:height="0.1752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Endnote_20_Symbol"><text:span text:style-name="T66">involves factoring all the numbers between 1 and n, which is onerous. <text:s/>Our hope would be that there might be other, more tractable definitions for</text:span></text:span><text:span text:style-name="Endnote_20_Symbol"><text:span text:style-name="T66"><draw:frame draw:style-name="fr1" draw:name="Object27" text:anchor-type="as-char" svg:y="-0.1244in" svg:width="0.428in" svg:height="0.1752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Endnote_20_Symbol"><text:span text:style-name="T66">if we view it on its own terms… and that hope will be justified. <text:s/></text:span></text:span><text:span text:style-name="Endnote_20_Symbol"><text:span text:style-name="T76">That’s what the rest of this paper describes, in fact.</text:span></text:span></text:p>
      <text:p text:style-name="P102"><text:span text:style-name="Endnote_20_Symbol"><text:span text:style-name="T66"/></text:span></text:p>
      <text:p text:style-name="P103"><text:span text:style-name="Endnote_20_Symbol"><text:span text:style-name="T68">The prime counting function we’ll be computing is just the summatory version of the previous identity:</text:span></text:span></text:p>
      <text:p text:style-name="P2"/>
      <text:p text:style-name="P2"><draw:frame draw:style-name="fr1" draw:name="Object3" text:anchor-type="as-char" svg:y="-0.3382in" svg:width="2.1457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34"><text:span text:style-name="Endnote_20_Symbol"><text:span text:style-name="T48">Pi2[n_]:=</text:span></text:span><text:span text:style-name="Endnote_20_Symbol"><text:span text:style-name="T41">Sum[PrimePi[n^(1/k)]/k,{k,1,Log2@n}]</text:span></text:span></text:p>
      <text:p text:style-name="P129"><text:span text:style-name="Endnote_20_Symbol"><text:span text:style-name="T41">test2[n_]:={D[D</text:span></text:span><text:span text:style-name="Endnote_20_Symbol"><text:span text:style-name="T40">z[n, z],z]/.z</text:span></text:span><text:span text:style-name="Endnote_20_Symbol"><text:span text:style-name="T41">-&gt;</text:span></text:span><text:span text:style-name="Endnote_20_Symbol"><text:span text:style-name="T40">0</text:span></text:span><text:span text:style-name="Endnote_20_Symbol"><text:span text:style-name="T41">,</text:span></text:span><text:span text:style-name="Endnote_20_Symbol"><text:span text:style-name="T40"> </text:span></text:span><text:span text:style-name="Endnote_20_Symbol"><text:span text:style-name="T48">Pi2[n]}</text:span></text:span></text:p>
      <text:p text:style-name="P5"/>
      <text:p text:style-name="P103"><text:span text:style-name="Endnote_20_Symbol"><text:span text:style-name="T68">The function I’m naming here as</text:span></text:span><text:span text:style-name="Endnote_20_Symbol"><text:span text:style-name="T68"><draw:frame draw:style-name="fr1" draw:name="Object28" text:anchor-type="as-char" svg:y="-0.1244in" svg:width="0.3819in" svg:height="0.1591in" draw:z-index="2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Endnote_20_Symbol"><text:span text:style-name="T68">lacks standard notation, but</text:span></text:span><text:span text:style-name="Endnote_20_Symbol"><text:span text:style-name="T68"><draw:frame draw:style-name="fr1" draw:name="Object30" text:anchor-type="as-char" svg:y="-0.1244in" svg:width="0.3819in" svg:height="0.1591in" draw:z-index="2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Endnote_20_Symbol"><text:span text:style-name="T68">is used rather often, so I’ll stick with that.</text:span></text:span></text:p>
      <text:p text:style-name="P103"><text:span text:style-name="Endnote_20_Symbol"><text:span text:style-name="T68"/></text:span></text:p>
      <text:p text:style-name="P103"><text:span text:style-name="Endnote_20_Symbol"><text:span text:style-name="T68">And finally, by standard techniques, we can recover the count of primes,</text:span></text:span><text:span text:style-name="Endnote_20_Symbol"><text:span text:style-name="T68"><draw:frame draw:style-name="fr1" draw:name="Object29" text:anchor-type="as-char" svg:y="-0.1244in" svg:width="0.352in" svg:height="0.1591in" draw:z-index="2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Endnote_20_Symbol"><text:span text:style-name="T68">, from</text:span></text:span><text:span text:style-name="Endnote_20_Symbol"><text:span text:style-name="T68"><draw:frame draw:style-name="fr1" draw:name="Object31" text:anchor-type="as-char" svg:y="-0.1244in" svg:width="0.3819in" svg:height="0.1591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Endnote_20_Symbol"><text:span text:style-name="T68">by using moebius inversion.</text:span></text:span></text:p>
      <text:p text:style-name="P103"><text:span text:style-name="Endnote_20_Symbol"><text:span text:style-name="T68"/></text:span></text:p>
      <text:p text:style-name="P5"><draw:frame draw:style-name="fr1" draw:name="Object12" text:anchor-type="as-char" svg:y="-0.3382in" svg:width="1.4339in" svg:height="0.4783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5"><text:span text:style-name="Endnote_20_Symbol"><text:span text:style-name="T66"/></text:span></text:p>
      <text:p text:style-name="P119"/>
      <text:p text:style-name="P2"/>
      <text:p text:style-name="P2"/>
      <text:p text:style-name="P66"><text:span text:style-name="T122">3. </text:span>A Simple Identity for<draw:frame draw:style-name="fr1" draw:name="Object32" text:anchor-type="as-char" svg:y="-0.2465in" svg:width="0.778in" svg:height="0.3492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4"/>
      <text:p text:style-name="P83"><text:span text:style-name="Endnote_20_Symbol"><text:span text:style-name="T75">So now I want to talk about some ways to think about</text:span></text:span><text:span text:style-name="Endnote_20_Symbol"><text:span text:style-name="T68"><draw:frame draw:style-name="fr1" draw:name="Object116" text:anchor-type="as-char" svg:y="-0.1244in" svg:width="0.428in" svg:height="0.1752in" draw:z-index="33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text:span text:style-name="Endnote_20_Symbol"><text:span text:style-name="T75">on its own terms.</text:span></text:span></text:p>
      <text:p text:style-name="P70"><text:span text:style-name="Endnote_20_Symbol"><text:span text:style-name="T68"/></text:span></text:p>
      <text:p text:style-name="P70"><text:span text:style-name="Endnote_20_Symbol"><text:span text:style-name="T68">I want to start by showing what must be the simplest possible expression for</text:span></text:span><text:span text:style-name="Endnote_20_Symbol"><text:span text:style-name="T68"><draw:frame draw:style-name="fr1" draw:name="Object36" text:anchor-type="as-char" svg:y="-0.1244in" svg:width="0.428in" svg:height="0.1752in" draw:z-index="34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Endnote_20_Symbol"><text:span text:style-name="T68">, which is the following recursive formula</text:span></text:span></text:p>
      <text:p text:style-name="P2"/>
      <text:p text:style-name="P2"><draw:frame draw:style-name="fr2" draw:name="Object624" text:anchor-type="as-char" svg:y="-0.2638in" svg:width="4.9984in" svg:height="0.5256in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text:soft-page-break/></text:p>
      <text:p text:style-name="P142">Dz<text:span text:style-name="T105">Verision2</text:span>[n_, z_, k_, j_] := If[n &lt; j, 0, ((z + 1)/k - 1) (1 + Dz<text:span text:style-name="T105">Verision2</text:span>[n/j, z, k + 1, 2]) + Dz<text:span text:style-name="T105">Verision2</text:span>[n, z, k, j + 1]]</text:p>
      <text:p text:style-name="P141">test3[n_] := {Expand[1 + Dz<text:span text:style-name="T105">Verision2</text:span>[n, z, 1, 2]], Expand@Dz[n, z]}</text:p>
      <text:p text:style-name="P2"/>
      <text:p text:style-name="P70"><text:span text:style-name="Endnote_20_Symbol"><text:span text:style-name="T68"/></text:span></text:p>
      <text:p text:style-name="P70"><text:span text:style-name="Endnote_20_Symbol"><text:span text:style-name="T68">If the recursion if flattened out, so to speak, another way to </text:span></text:span><text:span text:style-name="Endnote_20_Symbol"><text:span text:style-name="T76">express this concept</text:span></text:span><text:span text:style-name="Endnote_20_Symbol"><text:span text:style-name="T68"> is as</text:span></text:span></text:p>
      <text:p text:style-name="P2"/>
      <text:p text:style-name="P2"><draw:frame draw:style-name="fr1" draw:name="Object4" text:anchor-type="as-char" svg:y="-0.3382in" svg:width="3.1744in" svg:height="0.4783in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70"><text:span text:style-name="Endnote_20_Symbol"><text:span text:style-name="T68">Once again, we can take the derivative of</text:span></text:span><text:span text:style-name="Endnote_20_Symbol"><text:span text:style-name="T68"><draw:frame draw:style-name="fr1" draw:name="Object37" text:anchor-type="as-char" svg:y="-0.1244in" svg:width="0.428in" svg:height="0.1752in" draw:z-index="3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ndnote_20_Symbol"><text:span text:style-name="T68">at 0 to yield a similar recursive formula for our prime counting funciton</text:span></text:span><text:span text:style-name="Endnote_20_Symbol"><text:span text:style-name="T68"><draw:frame draw:style-name="fr1" draw:name="Object38" text:anchor-type="as-char" svg:y="-0.1244in" svg:width="0.3819in" svg:height="0.1591in" draw:z-index="3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Endnote_20_Symbol"><text:span text:style-name="T68">, which is</text:span></text:span></text:p>
      <text:p text:style-name="P2"/>
      <text:p text:style-name="P2"><draw:frame draw:style-name="fr3" draw:name="Object6" text:anchor-type="as-char" svg:y="-0.2638in" svg:width="5.0744in" svg:height="0.4839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139">pi2[n_, k_, j_] := If[n &lt; j, 0, (1/k - pi2[n/j, k + 1, 2]) + pi2[n, k, j + 1]]</text:p>
      <text:p text:style-name="P139">test4[n_] := {pi2[n, 1, 2], D[Dz[n, z], z] /. z -&gt; 0}</text:p>
      <text:p text:style-name="P2"/>
      <text:p text:style-name="P70"><text:span text:style-name="Endnote_20_Symbol"><text:span text:style-name="T68">Flattening out the recursion, this is</text:span></text:span></text:p>
      <text:p text:style-name="P2"/>
      <text:p text:style-name="P2"><draw:frame draw:style-name="fr1" draw:name="Object5" text:anchor-type="as-char" svg:y="-0.3382in" svg:width="2.6882in" svg:height="0.4783in" draw:z-index="3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70"><text:span text:style-name="Endnote_20_Symbol"><text:span text:style-name="T68"/></text:span></text:p>
      <text:p text:style-name="P70"><text:span text:style-name="Endnote_20_Symbol"><text:span text:style-name="T68">These are useful expressions, though slow to compute as written. <text:s/></text:span></text:span><text:span text:style-name="Endnote_20_Symbol"><text:span text:style-name="T75">They are </text:span></text:span><text:span text:style-name="Endnote_20_Symbol"><text:span text:style-name="T68">in fact the basis of my other fast prime counting algorithm, </text:span></text:span><text:span text:style-name="Endnote_20_Symbol"><text:span text:style-name="T75">mentioned in the introduction</text:span></text:span><text:span text:style-name="Endnote_20_Symbol"><text:span text:style-name="T68">.</text:span></text:span></text:p>
      <text:p text:style-name="P70"><text:span text:style-name="Endnote_20_Symbol"><text:span text:style-name="T68"/></text:span></text:p>
      <text:p text:style-name="P83"><text:span text:style-name="Endnote_20_Symbol"><text:span text:style-name="T75">Conceptually, this approach is manually identifying every single possible permutation of whole numbers, where order is significant, that, when multiplied together, </text:span></text:span><text:span text:style-name="Endnote_20_Symbol"><text:span text:style-name="T76">are</text:span></text:span><text:span text:style-name="Endnote_20_Symbol"><text:span text:style-name="T75"> less than or equal to n, with permutations scaled by different values depending on how many terms they have.</text:span></text:span></text:p>
      <text:p text:style-name="P2"/>
      <text:p text:style-name="P119"/>
      <text:p text:style-name="P91"/>
      <text:p text:style-name="P91"><text:span text:style-name="T122">4. </text:span>The Hyperbola Method</text:p>
      <text:p text:style-name="P2"/>
      <text:p text:style-name="P71"><text:span text:style-name="Endnote_20_Symbol"><text:span text:style-name="T69">Computing</text:span></text:span><text:span text:style-name="Endnote_20_Symbol"><text:span text:style-name="T68"><draw:frame draw:style-name="fr1" draw:name="Object40" text:anchor-type="as-char" svg:y="-0.1244in" svg:width="0.428in" svg:height="0.1752in" draw:z-index="40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ndnote_20_Symbol"><text:span text:style-name="T69">quickly mostly hinges on finding and exploiting its natural symmetries. <text:s/>The approach I’m going to detail below, which </text:span></text:span><text:span text:style-name="Endnote_20_Symbol"><text:span text:style-name="T77">feels </text:span></text:span><text:span text:style-name="Endnote_20_Symbol"><text:span text:style-name="T78">to me very natural, involves, essentially, the same symmetry exploited in the Dirichlet hyperbola method. <text:s/>But to convey it, I’m going to need to generalize</text:span></text:span><text:span text:style-name="Endnote_20_Symbol"><text:span text:style-name="T79"><draw:frame draw:style-name="fr1" draw:name="Object39" text:anchor-type="as-char" svg:y="-0.1244in" svg:width="0.428in" svg:height="0.1752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ndnote_20_Symbol"><text:span text:style-name="T78">in a way that is highly analogous to the generalization of the zeta function</text:span></text:span><text:span text:style-name="Endnote_20_Symbol"><text:span text:style-name="T79"><draw:frame draw:style-name="fr1" draw:name="Object41" text:anchor-type="as-char" svg:y="-0.1244in" svg:width="0.3437in" svg:height="0.1591in" draw:z-index="42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ndnote_20_Symbol"><text:span text:style-name="T78">to the Hurwitz zeta function</text:span></text:span><text:span text:style-name="Endnote_20_Symbol"><text:span text:style-name="T79"><draw:frame draw:style-name="fr1" draw:name="Object42" text:anchor-type="as-char" svg:y="-0.1244in" svg:width="0.5008in" svg:height="0.1591in" draw:z-index="43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ndnote_20_Symbol"><text:span text:style-name="T79">.</text:span></text:span></text:p>
      <text:p text:style-name="P2"/>
      <text:p text:style-name="P71"><text:span text:style-name="Endnote_20_Symbol"><text:span text:style-name="T78">So I’m going to introduce the following function, </text:span></text:span><text:span text:style-name="Endnote_20_Symbol"><text:span text:style-name="T79"><draw:frame draw:style-name="fr1" draw:name="Object43" text:anchor-type="as-char" svg:y="-0.1244in" svg:width="0.5217in" svg:height="0.1752in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Endnote_20_Symbol"><text:span text:style-name="T79">, </text:span></text:span><text:span text:style-name="Endnote_20_Symbol"><text:span text:style-name="T78">which I will define recursively as</text:span></text:span></text:p>
      <text:p text:style-name="P2"/>
      <text:p text:style-name="P9"><draw:frame draw:style-name="fr3" draw:name="Object19" text:anchor-type="as-char" svg:y="-0.2638in" svg:width="5.0508in" svg:height="0.4839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><text:soft-page-break/></text:p>
      <text:p text:style-name="P140">Dz<text:span text:style-name="T64">yr</text:span>[n_, z_, k_, j_,<text:span text:style-name="T64">y_</text:span>] := If[n &lt; j, 0, ((z + 1)/k - 1) (1 + Dz<text:span text:style-name="T64">yr</text:span>[n/j, z, k + 1, <text:span text:style-name="T64">y</text:span>,<text:span text:style-name="T64">y</text:span>]) + Dz<text:span text:style-name="T64">y</text:span>[n, z, k, j + 1,<text:span text:style-name="T64">y</text:span>]]</text:p>
      <text:p text:style-name="P138">Dzy[n_,z_,y_]:=1+Dzyr[n,z,1,y,y]</text:p>
      <text:p text:style-name="P130"><text:span text:style-name="T40">test</text:span><text:span text:style-name="T42">5</text:span><text:span text:style-name="T40">[n_] := {Expand[Dz</text:span><text:span text:style-name="T42">y</text:span><text:span text:style-name="T40">[n, z, </text:span><text:span text:style-name="T42">2</text:span><text:span text:style-name="T40">]], Expand@Dz[n, z]}</text:span></text:p>
      <text:p text:style-name="P2"/>
      <text:p text:style-name="P71"><text:span text:style-name="Endnote_20_Symbol"><text:span text:style-name="T78">Note that this is basically the same as our definition for</text:span></text:span><text:span text:style-name="Endnote_20_Symbol"><text:span text:style-name="T79"><draw:frame draw:style-name="fr1" draw:name="Object44" text:anchor-type="as-char" svg:y="-0.1244in" svg:width="0.428in" svg:height="0.1752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ndnote_20_Symbol"><text:span text:style-name="T78">from before, but where the constant 2 was before, this new definition has the variable y. <text:s/>And, in fact, </text:span></text:span><text:span text:style-name="Endnote_20_Symbol"><text:span text:style-name="T86">we can express our original function as</text:span></text:span><text:span text:style-name="Endnote_20_Symbol"><text:span text:style-name="T79"><draw:frame draw:style-name="fr1" draw:name="Object45" text:anchor-type="as-char" svg:y="-0.1244in" svg:width="0.9752in" svg:height="0.1752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ndnote_20_Symbol"><text:span text:style-name="T79">.</text:span></text:span></text:p>
      <text:p text:style-name="P71"><text:span text:style-name="Endnote_20_Symbol"><text:span text:style-name="T80"/></text:span></text:p>
      <text:p text:style-name="P72"><text:span text:style-name="Endnote_20_Symbol"><text:span text:style-name="T80">If we flatten out the recursion, we are left with the following identity for</text:span></text:span><text:span text:style-name="Endnote_20_Symbol"><text:span text:style-name="T79"><draw:frame draw:style-name="fr1" draw:name="Object46" text:anchor-type="as-char" svg:y="-0.1244in" svg:width="0.5217in" svg:height="0.1752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Endnote_20_Symbol"><text:span text:style-name="T80">.</text:span></text:span></text:p>
      <text:p text:style-name="P2"/>
      <text:p text:style-name="P2"><draw:frame draw:style-name="fr1" draw:name="Object1613" text:anchor-type="as-char" svg:y="-0.3382in" svg:width="3.2854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83"><text:span text:style-name="Endnote_20_Symbol"><text:span text:style-name="T94">So far, so good.</text:span></text:span></text:p>
      <text:p text:style-name="P72"><text:span text:style-name="Endnote_20_Symbol"><text:span text:style-name="T80"/></text:span></text:p>
      <text:p text:style-name="P72"><text:span text:style-name="Endnote_20_Symbol"><text:span text:style-name="T80">Now, </text:span></text:span><text:span text:style-name="Endnote_20_Symbol"><text:span text:style-name="T94">here’s the motivation for this generalization. <text:s/>It turns out that</text:span></text:span><text:span text:style-name="Endnote_20_Symbol"><text:span text:style-name="T79"><draw:frame draw:style-name="fr1" draw:name="Object47" text:anchor-type="as-char" svg:y="-0.1244in" svg:width="0.5217in" svg:height="0.1752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Endnote_20_Symbol"><text:span text:style-name="T80">can be expressed as </text:span></text:span><text:span text:style-name="Endnote_20_Symbol"><text:span text:style-name="T94">concise</text:span></text:span><text:span text:style-name="Endnote_20_Symbol"><text:span text:style-name="T80"> sums of either</text:span></text:span><text:span text:style-name="Endnote_20_Symbol"><text:span text:style-name="T79"><draw:frame draw:style-name="fr1" draw:name="Object48" text:anchor-type="as-char" svg:y="-0.1244in" svg:width="0.6201in" svg:height="0.1752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ndnote_20_Symbol"><text:span text:style-name="T79"> </text:span></text:span><text:span text:style-name="Endnote_20_Symbol"><text:span text:style-name="T80">or </text:span></text:span><text:span text:style-name="Endnote_20_Symbol"><text:span text:style-name="T79"><draw:frame draw:style-name="fr1" draw:name="Object49" text:anchor-type="as-char" svg:y="-0.1244in" svg:width="0.6319in" svg:height="0.1752in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Endnote_20_Symbol"><text:span text:style-name="T79">, </text:span></text:span><text:span text:style-name="Endnote_20_Symbol"><text:span text:style-name="T81">as</text:span></text:span></text:p>
      <text:p text:style-name="P4"/>
      <text:p text:style-name="P2"><draw:frame draw:style-name="fr3" draw:name="Object1083" text:anchor-type="as-char" svg:y="-0.3382in" svg:width="1.8335in" svg:height="0.481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148"><text:span text:style-name="T40">bin[z_, k_] := </text:span><text:span text:style-name="T56">bin[z,k] =</text:span><text:span text:style-name="T43"> </text:span><text:span text:style-name="T40"><text:s/>Product[z - j, {j, 0, k - 1}]/k!</text:span></text:p>
      <text:p text:style-name="P131"><text:span text:style-name="T40">test</text:span><text:span text:style-name="T43">6</text:span><text:span text:style-name="T40">[n_,</text:span><text:span text:style-name="T43">y_</text:span><text:span text:style-name="T40">] := {Expand[Dz</text:span><text:span text:style-name="T42">y</text:span><text:span text:style-name="T40">[n, z, </text:span><text:span text:style-name="T43">y</text:span><text:span text:style-name="T40">]], Expand</text:span><text:span text:style-name="T43">[Sum[</text:span><text:span text:style-name="T45">bin</text:span><text:span text:style-name="T43">[z,k]Dzy[n/y^k,z-k,y+1],{k,0,Log[y,n]}]]</text:span><text:span text:style-name="T40">}</text:span></text:p>
      <text:p text:style-name="P3"/>
      <text:p text:style-name="P73"><text:span text:style-name="Endnote_20_Symbol"><text:span text:style-name="T81">and as</text:span></text:span></text:p>
      <text:p text:style-name="P3"/>
      <text:p text:style-name="P6"><draw:frame draw:style-name="fr3" draw:name="Object14" text:anchor-type="as-char" svg:y="-0.3409in" svg:width="2.6217in" svg:height="0.4898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/>
      <text:p text:style-name="P132"><text:span text:style-name="T40">test</text:span><text:span text:style-name="T45">7</text:span><text:span text:style-name="T40">[n_,</text:span><text:span text:style-name="T43">y_</text:span><text:span text:style-name="T40">] := {Expand[Dz</text:span><text:span text:style-name="T42">y</text:span><text:span text:style-name="T40">[n, z, </text:span><text:span text:style-name="T43">y</text:span><text:span text:style-name="T40">]], Expand</text:span><text:span text:style-name="T43">[Sum[</text:span><text:span text:style-name="T44">(-1)^k bin</text:span><text:span text:style-name="T43">[z,k]Dzy[n/</text:span><text:span text:style-name="T44">(y-1)</text:span><text:span text:style-name="T43">^k,z-k,y</text:span><text:span text:style-name="T44">-</text:span><text:span text:style-name="T43">1],{k,0,Log[y</text:span><text:span text:style-name="T44">-1</text:span><text:span text:style-name="T43">,n]}]]</text:span><text:span text:style-name="T40">}</text:span></text:p>
      <text:p text:style-name="P14"/>
      <text:p text:style-name="P73"><text:span text:style-name="Endnote_20_Symbol"><text:span text:style-name="T81">We can actually use the first of these identities recursively by itself to define</text:span></text:span><text:span text:style-name="Endnote_20_Symbol"><text:span text:style-name="T81"><draw:frame draw:style-name="fr1" draw:name="Object50" text:anchor-type="as-char" svg:y="-0.1244in" svg:width="0.5217in" svg:height="0.1752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Endnote_20_Symbol"><text:span text:style-name="T81">, and </text:span></text:span><text:span text:style-name="Endnote_20_Symbol"><text:span text:style-name="T94">in turn</text:span></text:span><text:span text:style-name="Endnote_20_Symbol"><text:span text:style-name="T81"><draw:frame draw:style-name="fr1" draw:name="Object51" text:anchor-type="as-char" svg:y="-0.1244in" svg:width="0.428in" svg:height="0.1752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Endnote_20_Symbol"><text:span text:style-name="T81">and</text:span></text:span><text:span text:style-name="Endnote_20_Symbol"><text:span text:style-name="T81"><draw:frame draw:style-name="fr1" draw:name="Object52" text:anchor-type="as-char" svg:y="-0.1244in" svg:width="0.3819in" svg:height="0.1591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Endnote_20_Symbol"><text:span text:style-name="T81">. <text:s/>From inspection </text:span></text:span><text:span text:style-name="Endnote_20_Symbol"><text:span text:style-name="T94">of the nested sum definition above</text:span></text:span><text:span text:style-name="Endnote_20_Symbol"><text:span text:style-name="T81">, it should be clear that </text:span></text:span></text:p>
      <text:p text:style-name="P14"/>
      <text:p text:style-name="P16"><text:span text:style-name="T106">i</text:span>f <draw:frame draw:style-name="fr1" draw:name="Object10" text:anchor-type="as-char" svg:y="-0.1244in" svg:width="0.3362in" svg:height="0.1543in" draw:z-index="57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1" draw:name="Object8" text:anchor-type="as-char" svg:y="-0.1244in" svg:width="0.7028in" svg:height="0.1752in" draw:z-index="5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6"/>
      <text:p text:style-name="P73"><text:span text:style-name="Endnote_20_Symbol"><text:span text:style-name="T99">as all of the sums will be 0. This</text:span></text:span><text:span text:style-name="Endnote_20_Symbol"><text:span text:style-name="T81"> gives us a terminating condition for recursion, and so we can compute</text:span></text:span><text:span text:style-name="Endnote_20_Symbol"><text:span text:style-name="T79"><draw:frame draw:style-name="fr1" draw:name="Object53" text:anchor-type="as-char" svg:y="-0.1244in" svg:width="0.9752in" svg:height="0.1752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Endnote_20_Symbol"><text:span text:style-name="T94">as</text:span></text:span></text:p>
      <text:p text:style-name="P14"/>
      <text:p text:style-name="P22"><draw:frame draw:style-name="fr2" draw:name="Object117" text:anchor-type="as-char" svg:y="-0.3457in" svg:width="1.8902in" svg:height="0.7047in" draw:z-index="60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14"/>
      <text:p text:style-name="P149"><text:span text:style-name="T43">D</text:span><text:span text:style-name="T40">zy</text:span><text:span text:style-name="T46">Revision2</text:span><text:span text:style-name="T40">[n_,z_,y_]:=If[n&lt;y,1,Sum[bin[z,k]</text:span><text:span text:style-name="T43">D</text:span><text:span text:style-name="T40">zy</text:span><text:span text:style-name="T46">Revision2</text:span><text:span text:style-name="T40">[n/y^k,z-k,y+1],{k,0,Log[y,n]}]]</text:span></text:p>
      <text:p text:style-name="P149"><text:span text:style-name="T40">test</text:span><text:span text:style-name="T45">8</text:span><text:span text:style-name="T40">[n_] := {Expand[Dz[n, z]], Expand</text:span><text:span text:style-name="T43">[D</text:span><text:span text:style-name="T40">zy</text:span><text:span text:style-name="T46">Revision2</text:span><text:span text:style-name="T40">[n,z,</text:span><text:span text:style-name="T45">2</text:span><text:span text:style-name="T40">]]}</text:span></text:p>
      <text:p text:style-name="P3"/>
      <text:p text:style-name="P73"><text:span text:style-name="Endnote_20_Symbol"><text:span text:style-name="T81">and thus</text:span></text:span><text:span text:style-name="Endnote_20_Symbol"><text:span text:style-name="T81"><draw:frame draw:style-name="fr1" draw:name="Object54" text:anchor-type="as-char" svg:y="-0.1244in" svg:width="0.3819in" svg:height="0.1591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Endnote_20_Symbol"><text:span text:style-name="T97">is</text:span></text:span></text:p>
      <text:p text:style-name="P73"><text:soft-page-break/><text:span text:style-name="Endnote_20_Symbol"><text:span text:style-name="T94"/></text:span></text:p>
      <text:p text:style-name="P69"><text:span text:style-name="Endnote_20_Symbol"><text:span text:style-name="T94"><draw:frame draw:style-name="fr3" draw:name="Object118" text:anchor-type="as-char" svg:y="-0.1626in" svg:width="1.3701in" svg:height="0.2866in" draw:z-index="62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3"><text:span text:style-name="Endnote_20_Symbol"><text:span text:style-name="T94"/></text:span></text:p>
      <text:p text:style-name="P149"><text:span text:style-name="T40">test</text:span><text:span text:style-name="T45">9</text:span><text:span text:style-name="T40">[n_] := {</text:span><text:span text:style-name="T45">D[</text:span><text:span text:style-name="T40">Dz[n, z],</text:span><text:span text:style-name="T45">z]/.z-&gt;0</text:span><text:span text:style-name="T40">, </text:span><text:span text:style-name="T45">D[DzyRevision2[n,z,2],z]/.z→0}</text:span></text:p>
      <text:p text:style-name="P74"/>
      <text:p text:style-name="P83"><text:span text:style-name="Endnote_20_Symbol"><text:span text:style-name="T94">Conceptually, the approach </text:span></text:span><text:span text:style-name="Endnote_20_Symbol"><text:span text:style-name="T97">in section 3 </text:span></text:span><text:span text:style-name="Endnote_20_Symbol"><text:span text:style-name="T94">counted all permutations of ordered whole numbers that, when multiplied together, were less than or equal to n. <text:s/>This approach instead counts all possible unordered combinations of whole numbers greater than 1 that, when multiplied together, are less than or equal to n. <text:s/>It </text:span></text:span><text:span text:style-name="Endnote_20_Symbol"><text:span text:style-name="T99">then</text:span></text:span><text:span text:style-name="Endnote_20_Symbol"><text:span text:style-name="T94"> uses combinatorial identities to compute how many permutations that would result in</text:span></text:span><text:span text:style-name="Endnote_20_Symbol"><text:span text:style-name="T95">.</text:span></text:span></text:p>
      <text:p text:style-name="P83"><text:span text:style-name="Endnote_20_Symbol"><text:span text:style-name="T81"/></text:span></text:p>
      <text:p text:style-name="P120"/>
      <text:p text:style-name="P3"/>
      <text:p text:style-name="P10"/>
      <text:p text:style-name="P92"><text:span text:style-name="T122">5. Core</text:span> Optimizations</text:p>
      <text:p text:style-name="P16"/>
      <text:p text:style-name="P74"><text:span text:style-name="Endnote_20_Symbol"><text:span text:style-name="T82">So I’ve suggested that</text:span></text:span><text:span text:style-name="Endnote_20_Symbol"><text:span text:style-name="T82"><draw:frame draw:style-name="fr3" draw:name="Object55" text:anchor-type="as-char" svg:y="-0.3382in" svg:width="1.8335in" svg:height="0.4819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Endnote_20_Symbol"><text:span text:style-name="T82">is a very natural identity to use to compute</text:span></text:span><text:span text:style-name="Endnote_20_Symbol"><text:span text:style-name="T82"><draw:frame draw:style-name="fr3" draw:name="Object56" text:anchor-type="as-char" svg:y="-0.1244in" svg:width="0.428in" svg:height="0.1752in" draw:z-index="66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ndnote_20_Symbol"><text:span text:style-name="T82">and thus</text:span></text:span><text:span text:style-name="Endnote_20_Symbol"><text:span text:style-name="T81"><draw:frame draw:style-name="fr1" draw:name="Object57" text:anchor-type="as-char" svg:y="-0.1244in" svg:width="0.3819in" svg:height="0.1591in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Endnote_20_Symbol"><text:span text:style-name="T81">.</text:span></text:span><text:span text:style-name="Endnote_20_Symbol"><text:span text:style-name="T82"> <text:s/>And I’ve provided some sample Mathematica code to demonstrate that it does, in fact, compute those functions.</text:span></text:span></text:p>
      <text:p text:style-name="P74"><text:span text:style-name="Endnote_20_Symbol"><text:span text:style-name="T82"/></text:span></text:p>
      <text:p text:style-name="P74"><text:span text:style-name="Endnote_20_Symbol"><text:span text:style-name="T82">But as we’re interested in efficient computation, there are tweaks we can make to the formula to make it more efficient in both time and space. <text:s/></text:span></text:span><text:span text:style-name="Endnote_20_Symbol"><text:span text:style-name="T83">Like most such optimizations, we’re going to lose a lot of elegance along the way, of course.</text:span></text:span></text:p>
      <text:p text:style-name="P74"><text:span text:style-name="Endnote_20_Symbol"><text:span text:style-name="T83"/></text:span></text:p>
      <text:p text:style-name="P77"><text:span text:style-name="Endnote_20_Symbol"><text:span text:style-name="T87">So first, for the sake of avoiding the memory overhead of recursion, let’s note that</text:span></text:span></text:p>
      <text:p text:style-name="P77"><text:span text:style-name="Endnote_20_Symbol"><text:span text:style-name="T87"/></text:span></text:p>
      <text:p text:style-name="P67"><text:span text:style-name="Endnote_20_Symbol"><text:span text:style-name="T87"><draw:frame draw:style-name="fr3" draw:name="Object95" text:anchor-type="as-char" svg:y="-0.3382in" svg:width="3.2244in" svg:height="0.4819in" draw:z-index="71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67"><text:span text:style-name="Endnote_20_Symbol"><text:span text:style-name="T87"/></text:span></text:p>
      <text:p text:style-name="P77"><text:span text:style-name="Endnote_20_Symbol"><text:span text:style-name="T87">which, combined with the terminating condition </text:span></text:span><text:span text:style-name="Endnote_20_Symbol"><text:span text:style-name="T81">i</text:span></text:span><text:span text:style-name="Endnote_20_Symbol"><text:span text:style-name="T88">f </text:span></text:span><text:span text:style-name="Endnote_20_Symbol"><text:span text:style-name="T88"><draw:frame draw:style-name="fr1" draw:name="Object96" text:anchor-type="as-char" svg:y="-0.1244in" svg:width="0.3362in" svg:height="0.1543in" draw:z-index="72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Endnote_20_Symbol"><text:span text:style-name="T88">, </text:span></text:span><text:span text:style-name="Endnote_20_Symbol"><text:span text:style-name="T88"><draw:frame draw:style-name="fr1" draw:name="Object97" text:anchor-type="as-char" svg:y="-0.1244in" svg:width="0.7028in" svg:height="0.1752in" draw:z-index="73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text:span text:style-name="Endnote_20_Symbol"><text:span text:style-name="T88">, </text:span></text:span><text:span text:style-name="Endnote_20_Symbol"><text:span text:style-name="T87">let’s us </text:span></text:span><text:span text:style-name="Endnote_20_Symbol"><text:span text:style-name="T89">pare down</text:span></text:span><text:span text:style-name="Endnote_20_Symbol"><text:span text:style-name="T87"> the recursion as</text:span></text:span></text:p>
      <text:p text:style-name="P12"/>
      <text:p text:style-name="P10"><draw:frame draw:style-name="fr3" draw:name="Object20" text:anchor-type="as-char" svg:y="-0.3382in" svg:width="2.252in" svg:height="0.4819in" draw:z-index="5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/>
      <text:p text:style-name="P143">DzyRevision3[n_, z_, y_] := 1 + Sum[bin[z, k] DzyRevision3[n/m^k, z - k, m + 1], {m, y, n}, {k, 1, Log[m, n]}]</text:p>
      <text:p text:style-name="P3"/>
      <text:p text:style-name="P78"><text:span text:style-name="Endnote_20_Symbol"><text:span text:style-name="T89">Note that this change converts the memory bounds of computing</text:span></text:span><text:span text:style-name="Endnote_20_Symbol"><text:span text:style-name="T79"><draw:frame draw:style-name="fr1" draw:name="Object98" text:anchor-type="as-char" svg:y="-0.1244in" svg:width="0.5217in" svg:height="0.1752in" draw:z-index="7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Endnote_20_Symbol"><text:span text:style-name="T89">from greater than</text:span></text:span><text:span text:style-name="Endnote_20_Symbol"><text:span text:style-name="T79"><draw:frame draw:style-name="fr1" draw:name="Object99" text:anchor-type="as-char" svg:y="-0.1244in" svg:width="0.3756in" svg:height="0.1591in" draw:z-index="7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Endnote_20_Symbol"><text:span text:style-name="T89">down to the ballpark of</text:span></text:span><text:span text:style-name="Endnote_20_Symbol"><text:span text:style-name="T89"><draw:frame draw:style-name="fr1" draw:name="Object100" text:anchor-type="as-char" svg:y="-0.1244in" svg:width="0.5744in" svg:height="0.1591in" draw:z-index="76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Endnote_20_Symbol"><text:span text:style-name="T79">.</text:span></text:span></text:p>
      <text:p text:style-name="P77"><text:span text:style-name="Endnote_20_Symbol"><text:span text:style-name="T87"/></text:span></text:p>
      <text:p text:style-name="P77"><text:span text:style-name="Endnote_20_Symbol"><text:span text:style-name="T87">A bit more thought or testing should likewise confirm that</text:span></text:span></text:p>
      <text:p text:style-name="P3"/>
      <text:p text:style-name="P15"><text:span text:style-name="T117">i</text:span>f <draw:frame draw:style-name="fr1" draw:name="Object11" text:anchor-type="as-char" svg:y="-0.1437in" svg:width="0.3807in" svg:height="0.173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1" draw:name="Object9" text:anchor-type="as-char" svg:y="-0.1244in" svg:width="1.4571in" svg:height="0.1752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5"/>
      <text:p text:style-name="P78"><text:span text:style-name="Endnote_20_Symbol"><text:span text:style-name="T89">which we could use with our purely recursive definition as</text:span></text:span></text:p>
      <text:p text:style-name="P15"/>
      <text:p text:style-name="P144"><text:soft-page-break/>DzyRevision4[n_, z_, y_] := If[n &lt; y, 1, If[n &lt; y^2, 1 + z (n - y + 1), 1 + Sum[bin[z, k] DzyRevision4[Floor[n/m^k], z - k, m + 1], {m, y, n}, {k, 1, Log[m, n]}]]]</text:p>
      <text:p text:style-name="P15"/>
      <text:p text:style-name="P78"><text:span text:style-name="Endnote_20_Symbol"><text:span text:style-name="T89">but that we’ll apply instead to our equation with the recursion pared down as</text:span></text:span></text:p>
      <text:p text:style-name="P78"><text:span text:style-name="Endnote_20_Symbol"><text:span text:style-name="T89"/></text:span></text:p>
      <text:p text:style-name="P20"><draw:frame draw:style-name="fr2" draw:name="Object92" text:anchor-type="as-char" svg:y="-0.3382in" svg:width="3.9437in" svg:height="0.5236in" draw:z-index="7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15"/>
      <text:p text:style-name="P168"><text:span text:style-name="T45">DzyRevision</text:span><text:span text:style-name="T40">5</text:span><text:span text:style-name="T45">[n_, z_, y_] := DzyRevision</text:span><text:span text:style-name="T40">5</text:span><text:span text:style-name="T45">[n, z, y] </text:span><text:span text:style-name="T40">= </text:span><text:span text:style-name="T45">If[n &lt; y, 1, 1 + z (n + 1 - Max[y, 1 + Floor[n^(1/2)]]) + </text:span></text:p>
      <text:p text:style-name="P168"><text:span text:style-name="T45">Sum[bin[z, k] DzyRevision</text:span><text:span text:style-name="T40">5</text:span><text:span text:style-name="T45">[Floor[n/m^k], z - k, m + 1], {m, y, Floor[n^(1/2)]}, {k, 1, Log[m, n]}]]</text:span></text:p>
      <text:p text:style-name="P145"/>
      <text:p text:style-name="P145"/>
      <text:p text:style-name="P79"><text:span text:style-name="Endnote_20_Symbol"><text:span text:style-name="T90">We’ll make two final, small optimizations with this approach before doing something drastic.</text:span></text:span></text:p>
      <text:p text:style-name="P79"><text:span text:style-name="Endnote_20_Symbol"><text:span text:style-name="T90"/></text:span></text:p>
      <text:p text:style-name="P79"><text:span text:style-name="Endnote_20_Symbol"><text:span text:style-name="T90">First, although the equations we’ve worked with thus far hold for a complex </text:span></text:span><text:span text:style-name="Endnote_20_Symbol"><text:span text:style-name="T100">variable </text:span></text:span><text:span text:style-name="Endnote_20_Symbol"><text:span text:style-name="T90">z, the actual computation of the resulting polynomials is much harder to handle than just computing a result for some fixed value of z. <text:s/>Thus far, to calculate our count of primes, we’ve computed the polynomial, then taken its derivative at z = 0. <text:s/>And that does work. <text:s/>But it’s not strictly necessary. <text:s/>We can instead take our definition for</text:span></text:span><text:span text:style-name="Endnote_20_Symbol"><text:span text:style-name="T88"><draw:frame draw:style-name="fr1" draw:name="Object101" text:anchor-type="as-char" svg:y="-0.1244in" svg:width="0.5217in" svg:height="0.1752in" draw:z-index="79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text:span text:style-name="Endnote_20_Symbol"><text:span text:style-name="T88">, </text:span></text:span><text:span text:style-name="Endnote_20_Symbol"><text:span text:style-name="T90">subtract 1, divide by z, and then take the limit at z=0 to get</text:span></text:span></text:p>
      <text:p text:style-name="P106"/>
      <text:p text:style-name="P108"><draw:frame draw:style-name="fr3" draw:name="Object93" text:anchor-type="as-char" svg:y="-0.3382in" svg:width="3.1717in" svg:height="0.4819in" draw:z-index="81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108"/>
      <text:p text:style-name="P108"/>
      <text:p text:style-name="P169"><text:span text:style-name="T45">Prime</text:span><text:span text:style-name="T40">s</text:span><text:span text:style-name="T45">WithDzy[n_] := Sum[(-1)^(k + 1)/k DzyRevision5[Floor[n/m^k], -k, m + 1], {m, 2, n}, {k, 1, Log[m, n]}]</text:span></text:p>
      <text:p text:style-name="P108"/>
      <text:p text:style-name="P79"><text:span text:style-name="Endnote_20_Symbol"><text:span text:style-name="T90">which can be simplified a bit further to</text:span></text:span></text:p>
      <text:p text:style-name="P108"/>
      <text:p text:style-name="P108"><draw:frame draw:style-name="fr2" draw:name="Object94" text:anchor-type="as-char" svg:y="-0.3382in" svg:width="2.8339in" svg:height="0.5236in" draw:z-index="8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108"/>
      <text:p text:style-name="P169"><text:span text:style-name="T45">Prime</text:span><text:span text:style-name="T40">s</text:span><text:span text:style-name="T45">WithDzyR2[n_] := (n - Floor[n^(1/2)]) + Sum[(-1)^(k + 1)/k DzyRevision5[Floor[n/m^k], -k, m + 1], {m, 2, Floor[n^(1/2)]}, {k, 1, Log[m, n]}]</text:span></text:p>
      <text:p text:style-name="P108"/>
      <text:p text:style-name="P80"><text:span text:style-name="Endnote_20_Symbol"><text:span text:style-name="T91"/></text:span></text:p>
      <text:p text:style-name="P84"><text:span text:style-name="Endnote_20_Symbol"><text:span text:style-name="T91">So there we go. <text:s/></text:span></text:span><text:span text:style-name="Endnote_20_Symbol"><text:span text:style-name="T95">An interesting method for counting prime powers that has, with a better implementation, a running time in the very rough ballpark of</text:span></text:span><text:span text:style-name="Endnote_20_Symbol"><text:span text:style-name="T95"><draw:frame draw:style-name="fr1" draw:name="Object121" text:anchor-type="as-char" svg:y="-0.1244in" svg:width="0.3756in" svg:height="0.1591in" draw:z-index="83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Endnote_20_Symbol"><text:span text:style-name="T95">or so, comparable to the Sieve of Eratosthenes, while using</text:span></text:span><text:span text:style-name="Endnote_20_Symbol"><text:span text:style-name="T95"><draw:frame draw:style-name="fr1" draw:name="Object120" text:anchor-type="as-char" svg:y="-0.1244in" svg:width="0.3665in" svg:height="0.1591in" draw:z-index="84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text:span text:style-name="Endnote_20_Symbol"><text:span text:style-name="T95">space, isn’t too hard to implement, and is trivially parallelizable.</text:span></text:span></text:p>
      <text:p text:style-name="P84"><text:span text:style-name="Endnote_20_Symbol"><text:span text:style-name="T95"/></text:span></text:p>
      <text:p text:style-name="P84"><text:span text:style-name="Endnote_20_Symbol"><text:span text:style-name="T95">As mentioned in the introduction, the actual count of primes can be easily calculated via moebius inversion as</text:span></text:span></text:p>
      <text:p text:style-name="P171"><text:span text:style-name="Endnote_20_Symbol"><text:span text:style-name="T61"/></text:span></text:p>
      <text:p text:style-name="P171"><text:span text:style-name="Endnote_20_Symbol"><text:span text:style-name="T62">PrimeCount</text:span></text:span><text:span text:style-name="Endnote_20_Symbol"><text:span text:style-name="T61">[n_] := </text:span></text:span><text:span text:style-name="Endnote_20_Symbol"><text:span text:style-name="T62">Sum[(MoebiusMu[k]/k)PrimesWithDzyR2[Floor[n^(1/k)]],{k,1,Log2@n}]</text:span></text:span></text:p>
      <text:p text:style-name="P80"><text:span text:style-name="Endnote_20_Symbol"><text:span text:style-name="T91"/></text:span></text:p>
      <text:p text:style-name="P121"/>
      <text:p text:style-name="P15"/>
      <text:p text:style-name="P15"/>
      <text:p text:style-name="P92"><text:span text:style-name="T122">6. </text:span>Introducing a Wheel</text:p>
      <text:p text:style-name="P15"/>
      <text:p text:style-name="P48"><text:span text:style-name="MathematicaFormatStandardForm"><text:span text:style-name="T21">So now we’re going to do something a bit more complicated. <text:s/></text:span></text:span><text:span text:style-name="MathematicaFormatStandardForm"><text:span text:style-name="T13">This particular approach </text:span></text:span><text:span text:style-name="MathematicaFormatStandardForm"><text:span text:style-name="T14">described above </text:span></text:span><text:span text:style-name="MathematicaFormatStandardForm"><text:span text:style-name="T13">is </text:span></text:span><text:span text:style-name="MathematicaFormatStandardForm"><text:span text:style-name="T24">radically</text:span></text:span><text:span text:style-name="MathematicaFormatStandardForm"><text:span text:style-name="T13"> sped up by the introduction of wheel</text:span></text:span><text:span text:style-name="MathematicaFormatStandardForm"><text:span text:style-name="T18">.</text:span></text:span></text:p>
      <text:p text:style-name="P48"><text:span text:style-name="MathematicaFormatStandardForm"><text:span text:style-name="T18"/></text:span></text:p>
      <text:p text:style-name="P49"><text:soft-page-break/><text:span text:style-name="MathematicaFormatStandardForm"><text:span text:style-name="T21">First, let’s define the following two sets.</text:span></text:span></text:p>
      <text:p text:style-name="P15"/>
      <text:p text:style-name="P50"/>
      <text:p text:style-name="P40"><text:span text:style-name="T26"><text:tab/><text:tab/>Let </text:span><text:span text:style-name="MathematicaFormatStandardForm"><text:span text:style-name="T6"><draw:frame draw:style-name="fr3" draw:name="Object33" text:anchor-type="as-char" svg:y="-0.1244in" svg:width="0.2528in" svg:height="0.1752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 <text:span text:style-name="T26">be the </text:span>set of <text:span text:style-name="T27">the first K distinct primes,</text:span><text:span text:style-name="MathematicaFormatStandardForm"><text:span text:style-name="T6"><draw:frame draw:style-name="fr3" draw:name="Object138" text:anchor-type="as-char" svg:y="-0.1244in" svg:width="0.8819in" svg:height="0.1752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6">.</text:span></text:span></text:p>
      <text:p text:style-name="P41"/>
      <text:p text:style-name="P40"><text:span text:style-name="T25"><text:tab/><text:tab/>Let </text:span><text:span text:style-name="T25"><draw:frame draw:style-name="fr3" draw:name="Object34" text:anchor-type="as-char" svg:y="-0.1244in" svg:width="0.2484in" svg:height="0.1752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 <text:span text:style-name="T25">be </text:span>the set of all natural numbers &gt; 1 not divisible by <text:span text:style-name="T26">any members of </text:span><text:span text:style-name="MathematicaFormatStandardForm"><text:span text:style-name="T6"><draw:frame draw:style-name="fr3" draw:name="Object35" text:anchor-type="as-char" svg:y="-0.1244in" svg:width="0.2528in" svg:height="0.1752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6">.</text:span></text:span></text:p>
      <text:p text:style-name="P15"/>
      <text:p text:style-name="P156"><text:span text:style-name="MathematicaFormatStandardForm"><text:span text:style-name="T2"/></text:span></text:p>
      <text:p text:style-name="P43"><text:span text:style-name="MathematicaFormatStandardForm"><text:span text:style-name="T21">Then, t</text:span></text:span><text:span text:style-name="MathematicaFormatStandardForm"><text:span text:style-name="T15">o use the wheel, we’ll need two extra functions. <text:s/></text:span></text:span></text:p>
      <text:p text:style-name="P43"><text:span text:style-name="MathematicaFormatStandardForm"><text:span text:style-name="T8"/></text:span></text:p>
      <text:p text:style-name="P43"><text:span text:style-name="MathematicaFormatStandardForm"><text:span text:style-name="T14">First, we need </text:span></text:span><text:span text:style-name="MathematicaFormatStandardForm"><text:span text:style-name="T15">a function giving the count of entries in</text:span></text:span><text:span text:style-name="MathematicaFormatStandardForm"><text:span text:style-name="T14"><draw:frame draw:style-name="fr3" draw:name="Object69" text:anchor-type="as-char" svg:y="-0.1244in" svg:width="0.2256in" svg:height="0.1752in" draw:z-index="85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15">that are</text:span></text:span><text:span text:style-name="MathematicaFormatStandardForm"><text:span text:style-name="T15"><draw:frame draw:style-name="fr3" draw:name="Object68" text:anchor-type="as-char" svg:y="-0.0874in" svg:width="0.2083in" svg:height="0.0953in" draw:z-index="87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MathematicaFormatStandardForm"><text:span text:style-name="T15">some given number n</text:span></text:span><text:span text:style-name="MathematicaFormatStandardForm"><text:span text:style-name="T12">.</text:span></text:span><text:span text:style-name="MathematicaFormatStandardForm"><text:span text:style-name="T15"> </text:span></text:span><text:span text:style-name="MathematicaFormatStandardForm"><text:span text:style-name="T14"><text:s/></text:span></text:span><text:span text:style-name="MathematicaFormatStandardForm"><text:span text:style-name="T15">To that end, we’ll introduce the Legendre function</text:span></text:span><text:span text:style-name="MathematicaFormatStandardForm"><text:span text:style-name="T14"><draw:frame draw:style-name="fr3" draw:name="Object60" text:anchor-type="as-char" svg:y="-0.1244in" svg:width="0.5366in" svg:height="0.1591in" draw:z-index="9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14">, </text:span></text:span><text:span text:style-name="MathematicaFormatStandardForm"><text:span text:style-name="T15">which does exactly that.</text:span></text:span></text:p>
      <text:p text:style-name="P39"/>
      <text:p text:style-name="P42"><text:span text:style-name="MathematicaFormatStandardForm"><text:span text:style-name="T14">We’ll also need to introduce another function, which </text:span></text:span><text:span text:style-name="MathematicaFormatStandardForm"><text:span text:style-name="T15">takes</text:span></text:span><text:span text:style-name="MathematicaFormatStandardForm"><text:span text:style-name="T14"> an index </text:span></text:span><text:span text:style-name="MathematicaFormatStandardForm"><text:span text:style-name="T15">and returns the element of the sequence</text:span></text:span><text:span text:style-name="MathematicaFormatStandardForm"><text:span text:style-name="T12"><draw:frame draw:style-name="fr3" draw:name="Object65" text:anchor-type="as-char" svg:y="-0.1244in" svg:width="0.2256in" svg:height="0.1752in" draw:z-index="96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MathematicaFormatStandardForm"><text:span text:style-name="T15">corresponding to that index</text:span></text:span><text:span text:style-name="MathematicaFormatStandardForm"><text:span text:style-name="T12">. <text:s/></text:span></text:span><text:span text:style-name="MathematicaFormatStandardForm"><text:span text:style-name="T14">We’ll label it</text:span></text:span><text:span text:style-name="MathematicaFormatStandardForm"><text:span text:style-name="T12"><draw:frame draw:style-name="fr3" draw:name="Object61" text:anchor-type="as-char" svg:y="-0.1244in" svg:width="0.361in" svg:height="0.1591in" draw:z-index="97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12">.</text:span></text:span></text:p>
      <text:p text:style-name="P42"><text:span text:style-name="MathematicaFormatStandardForm"><text:span text:style-name="T12"/></text:span></text:p>
      <text:p text:style-name="P43"><text:span text:style-name="MathematicaFormatStandardForm"><text:span text:style-name="T15">As long as K is not too large (here, we’ll use a K of 7), we can construct large, fixed sized tables that let us compute </text:span></text:span><text:span text:style-name="MathematicaFormatStandardForm"><text:span text:style-name="T12"><draw:frame draw:style-name="fr3" draw:name="Object66" text:anchor-type="as-char" svg:y="-0.1244in" svg:width="0.5366in" svg:height="0.1591in" draw:z-index="63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5">and</text:span></text:span><text:span text:style-name="MathematicaFormatStandardForm"><text:span text:style-name="T12"><draw:frame draw:style-name="fr3" draw:name="Object67" text:anchor-type="as-char" svg:y="-0.1244in" svg:width="0.361in" svg:height="0.1591in" draw:z-index="64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15">quickly.</text:span></text:span></text:p>
      <text:p text:style-name="P43"><text:span text:style-name="MathematicaFormatStandardForm"><text:span text:style-name="T15"/></text:span></text:p>
      <text:p text:style-name="P44"><text:span text:style-name="MathematicaFormatStandardForm"><text:span text:style-name="T15">Below is Mathematica code </text:span></text:span><text:span text:style-name="MathematicaFormatStandardForm"><text:span text:style-name="T16">showing one approach for implementing both</text:span></text:span><text:span text:style-name="MathematicaFormatStandardForm"><text:span text:style-name="T12"><draw:frame draw:style-name="fr3" draw:name="Object63" text:anchor-type="as-char" svg:y="-0.1244in" svg:width="0.5366in" svg:height="0.1591in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15">and</text:span></text:span><text:span text:style-name="MathematicaFormatStandardForm"><text:span text:style-name="T12"><draw:frame draw:style-name="fr3" draw:name="Object64" text:anchor-type="as-char" svg:y="-0.1244in" svg:width="0.361in" svg:height="0.15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16">using tables.</text:span></text:span></text:p>
      <text:p text:style-name="P31"><text:span text:style-name="MathematicaFormatStandardForm"><text:span text:style-name="T2"/></text:span></text:p>
      <text:p text:style-name="P133"><text:span text:style-name="MathematicaFormatStandardForm"><text:span text:style-name="T107">binomial[z_, k_] := binomial[z, k] = Product[z - j, {j, 0, k - 1}]/k!</text:span></text:span></text:p>
      <text:p text:style-name="P133"><text:span text:style-name="MathematicaFormatStandardForm"><text:span text:style-name="T107">WheelEntries = 7;</text:span></text:span></text:p>
      <text:p text:style-name="P133"><text:span text:style-name="MathematicaFormatStandardForm"><text:span text:style-name="T107">WheelSize := WheelSize = Product[Prime[j], {j, 1, WheelEntries}];</text:span></text:span></text:p>
      <text:p text:style-name="P133"><text:span text:style-name="MathematicaFormatStandardForm"><text:span text:style-name="T107">CoprimeCache := CoprimeCache = Table[If[CoprimeQ[WheelSize, n], 1, 0], {n, 1, WheelSize}]</text:span></text:span></text:p>
      <text:p text:style-name="P133"><text:span text:style-name="MathematicaFormatStandardForm"><text:span text:style-name="T107">LegPhiCache := LegPhiCache = Accumulate[CoprimeCache]</text:span></text:span></text:p>
      <text:p text:style-name="P133"><text:span text:style-name="MathematicaFormatStandardForm"><text:span text:style-name="T107">FullWheel := FullWheel = LegPhiCache[[WheelSize]]</text:span></text:span></text:p>
      <text:p text:style-name="P133"><text:span text:style-name="MathematicaFormatStandardForm"><text:span text:style-name="T107">CoprimeOffsets := CoprimeOffsets = Flatten[Position[CoprimeCache, _?(# == 1 &amp;)]]</text:span></text:span></text:p>
      <text:p text:style-name="P133"><text:span text:style-name="MathematicaFormatStandardForm"><text:span text:style-name="T107">Coprimes[n_] := Coprimes[n] = LegPhiCache[[Mod[n - 1, WheelSize] + 1]] + Floor[(n - 1)/WheelSize] FullWheel</text:span></text:span></text:p>
      <text:p text:style-name="P133"><text:span text:style-name="MathematicaFormatStandardForm"><text:span text:style-name="T107">WheelForID[n_] := WheelForID[n] = CoprimeOffsets[[Mod[n - 1, FullWheel] + 1]] + Floor[(n - 1)/FullWheel] WheelSize</text:span></text:span></text:p>
      <text:p text:style-name="P157"><text:span text:style-name="MathematicaFormatStandardForm"><text:span text:style-name="T107">FirstNonWheel := FirstNonWheel = WheelForID[2]</text:span></text:span></text:p>
      <text:p text:style-name="P158"><text:span text:style-name="MathematicaFormatStandardForm"><text:span text:style-name="T108">phi[n_,K_]:=Coprimes[n]</text:span></text:span></text:p>
      <text:p text:style-name="P158"><text:span text:style-name="MathematicaFormatStandardForm"><text:span text:style-name="T108">alpha[n_]:=WheelForID[n]</text:span></text:span></text:p>
      <text:p text:style-name="P26"><text:span text:style-name="MathematicaFormatStandardForm"><text:span text:style-name="T2"/></text:span></text:p>
      <text:p text:style-name="P44"><text:span text:style-name="MathematicaFormatStandardForm"><text:span text:style-name="T16">With these two functions, we can now describe wheel versions of our previous generalized count of divisor summatory function, but we will notate it as</text:span></text:span><text:span text:style-name="MathematicaFormatStandardForm"><text:span text:style-name="T12"><draw:frame draw:style-name="fr3" draw:name="Object70" text:anchor-type="as-char" svg:y="-0.1457in" svg:width="0.4866in" svg:height="0.1965in" draw:z-index="98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16">to indicate the wheel is being used. <text:s/>Analogous to our original definition for</text:span></text:span><text:span text:style-name="MathematicaFormatStandardForm"><text:span text:style-name="T12"><draw:frame draw:style-name="fr3" draw:name="Object71" text:anchor-type="as-char" svg:y="-0.1244in" svg:width="0.428in" svg:height="0.1752in" draw:z-index="9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6">it can be defined as</text:span></text:span></text:p>
      <text:p text:style-name="P24"><text:span text:style-name="MathematicaFormatStandardForm"><text:span text:style-name="T2"/></text:span></text:p>
      <text:p text:style-name="P24"><text:span text:style-name="MathematicaFormatStandardForm"><text:span text:style-name="T2"><draw:frame draw:style-name="fr3" draw:name="Object58" text:anchor-type="as-char" svg:y="-0.2366in" svg:width="1.422in" svg:height="0.378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5"/>
      <text:p text:style-name="P152"><text:span text:style-name="Endnote_20_Symbol"><text:span text:style-name="T47">DzBk[n_, z_] := Sum[dz[alpha[j], z], {j, 1, phi[n,K]}]</text:span></text:span></text:p>
      <text:p text:style-name="P45"><text:span text:style-name="MathematicaFormatStandardForm"><text:span text:style-name="T12"/></text:span></text:p>
      <text:p text:style-name="P45"><text:span text:style-name="MathematicaFormatStandardForm"><text:span text:style-name="T12"><draw:frame draw:style-name="fr3" draw:name="Object73" text:anchor-type="as-char" svg:y="-0.1244in" svg:width="0.428in" svg:height="0.1752in" draw:z-index="100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MathematicaFormatStandardForm"><text:span text:style-name="T17">and</text:span></text:span><text:span text:style-name="MathematicaFormatStandardForm"><text:span text:style-name="T12"><draw:frame draw:style-name="fr3" draw:name="Object74" text:anchor-type="as-char" svg:y="-0.1457in" svg:width="0.4866in" svg:height="0.1965in" draw:z-index="10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17">can be expressed in terms of each other via multiplicative convolution, but it’s a bit complicated and we don’t need it for our purposes, and the relationship is far from obvious. <text:s/>Much more significantly for us, though, we can use</text:span></text:span><text:span text:style-name="MathematicaFormatStandardForm"><text:span text:style-name="T12"><draw:frame draw:style-name="fr3" draw:name="Object75" text:anchor-type="as-char" svg:y="-0.1457in" svg:width="0.4866in" svg:height="0.1965in" draw:z-index="103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17">to compute our prime counting function as</text:span></text:span></text:p>
      <text:p text:style-name="P15"/>
      <text:p text:style-name="P25"><text:span text:style-name="MathematicaFormatStandardForm"><text:span text:style-name="T2"><draw:frame draw:style-name="fr1" draw:name="Object18" text:anchor-type="as-char" svg:y="-0.1626in" svg:width="2.039in" svg:height="0.3173in" draw:z-index="10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5"/>
      <text:p text:style-name="P154"><text:span text:style-name="Endnote_20_Symbol"><text:span text:style-name="T49">logDzBk[n_] := (D[DzBk[n, z], z] /. z -&gt; 0) + Sum[HarmonicNumber[Floor[Log[n]/Log[Prime[p]]]], {p, 1, WheelEntries}]</text:span></text:span></text:p>
      <text:p text:style-name="P154"><text:span text:style-name="Endnote_20_Symbol"><text:span text:style-name="T49">Test19[n_] := {logDzBk[n], Pi2[n]}</text:span></text:span></text:p>
      <text:p text:style-name="P15"/>
      <text:p text:style-name="P45"><text:span text:style-name="MathematicaFormatStandardForm"><text:span text:style-name="T17">Analogously to </text:span></text:span><text:span text:style-name="MathematicaFormatStandardForm"><text:span text:style-name="T12"><draw:frame draw:style-name="fr3" draw:name="Object76" text:anchor-type="as-char" svg:y="-0.1244in" svg:width="0.428in" svg:height="0.1752in" draw:z-index="11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2"><draw:frame draw:style-name="fr3" draw:name="Object77" text:anchor-type="as-char" svg:y="-0.1457in" svg:width="0.4866in" svg:height="0.1965in" draw:z-index="115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17">can be expressed recursively as</text:span></text:span></text:p>
      <text:p text:style-name="P15"/>
      <text:p text:style-name="P17"><text:soft-page-break/><draw:frame draw:style-name="fr3" draw:name="Object59" text:anchor-type="as-char" svg:y="-0.2665in" svg:width="5.2902in" svg:height="0.489in" draw:z-index="11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/>
      <text:p text:style-name="P153"><text:span text:style-name="Endnote_20_Symbol"><text:span text:style-name="T48">DzBkR2[n_, z_, k_, j_] := <text:s/>If[n &lt; alpha[j], 0, ((z + 1)/k - 1) (1 + DzBkR2[n/alpha[j], z, k + 1, 2]) + DzBkR2[n, z, k, j + 1]]</text:span></text:span></text:p>
      <text:p text:style-name="P153"><text:span text:style-name="Endnote_20_Symbol"><text:span text:style-name="T48">Test21[n_] := {Expand@DzBk[n, z], Expand[1 + DzBkR2[n, z, 1, 2]]}</text:span></text:span></text:p>
      <text:p text:style-name="P15"/>
      <text:p text:style-name="P155"><text:span text:style-name="Endnote_20_Symbol"><text:span text:style-name="T49">logDzBk</text:span></text:span><text:span text:style-name="Endnote_20_Symbol"><text:span text:style-name="T51">Revision2</text:span></text:span><text:span text:style-name="Endnote_20_Symbol"><text:span text:style-name="T49">[n_] := (D[</text:span></text:span><text:span text:style-name="Endnote_20_Symbol"><text:span text:style-name="T51">1+</text:span></text:span><text:span text:style-name="Endnote_20_Symbol"><text:span text:style-name="T48">DzBkR2</text:span></text:span><text:span text:style-name="Endnote_20_Symbol"><text:span text:style-name="T49">[n, z,</text:span></text:span><text:span text:style-name="Endnote_20_Symbol"><text:span text:style-name="T51">1,2</text:span></text:span><text:span text:style-name="Endnote_20_Symbol"><text:span text:style-name="T49">], z] /. z -&gt; 0) + Sum[HarmonicNumber[Floor[Log[n]/Log[Prime[p]]]], {p, 1, WheelEntries}]</text:span></text:span></text:p>
      <text:p text:style-name="P155"><text:span text:style-name="Endnote_20_Symbol"><text:span text:style-name="T49">Test</text:span></text:span><text:span text:style-name="Endnote_20_Symbol"><text:span text:style-name="T51">22</text:span></text:span><text:span text:style-name="Endnote_20_Symbol"><text:span text:style-name="T49">[n_] := {logDzBk</text:span></text:span><text:span text:style-name="Endnote_20_Symbol"><text:span text:style-name="T51">Revision2</text:span></text:span><text:span text:style-name="Endnote_20_Symbol"><text:span text:style-name="T49">[n], Pi2[n]}</text:span></text:span></text:p>
      <text:p text:style-name="P45"><text:span text:style-name="MathematicaFormatStandardForm"><text:span text:style-name="T20"/></text:span></text:p>
      <text:p text:style-name="P45"><text:span text:style-name="MathematicaFormatStandardForm"><text:span text:style-name="T20">W</text:span></text:span><text:span text:style-name="MathematicaFormatStandardForm"><text:span text:style-name="T17">ith the recursion flattened, </text:span></text:span><text:span text:style-name="MathematicaFormatStandardForm"><text:span text:style-name="T22">this means that</text:span></text:span></text:p>
      <text:p text:style-name="P15"/>
      <text:p text:style-name="P23"><text:span text:style-name="MathematicaFormatStandardForm"><text:span text:style-name="T2"><draw:frame draw:style-name="fr3" draw:name="Object591" text:anchor-type="as-char" svg:y="-0.1827in" svg:width="3.928in" svg:height="0.3354in" draw:z-index="6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3"/>
      <text:p text:style-name="P51"><text:span text:style-name="MathematicaFormatStandardForm"><text:span text:style-name="T22">and, if we take the derivative with respect to z at zero, </text:span></text:span><text:span text:style-name="MathematicaFormatStandardForm"><text:span text:style-name="T23">that our prime counting function is</text:span></text:span></text:p>
      <text:p text:style-name="P51"><text:span text:style-name="MathematicaFormatStandardForm"><text:span text:style-name="T22"/></text:span></text:p>
      <text:p text:style-name="P27"><text:span text:style-name="MathematicaFormatStandardForm"><text:span text:style-name="T7"><draw:frame draw:style-name="fr3" draw:name="Object107" text:anchor-type="as-char" svg:y="-0.2043in" svg:width="3.8902in" svg:height="0.3583in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122"/>
      <text:p text:style-name="P18"/>
      <text:p text:style-name="P18"/>
      <text:p text:style-name="P93"><text:span text:style-name="T122">7. Combining the </text:span>Wheel <text:span text:style-name="T115">and the Hyperbola Method</text:span></text:p>
      <text:p text:style-name="P52"><text:span text:style-name="MathematicaFormatStandardForm"><text:span text:style-name="T9"/></text:span></text:p>
      <text:p text:style-name="P45"><text:span text:style-name="MathematicaFormatStandardForm"><text:span text:style-name="T9"/></text:span></text:p>
      <text:p text:style-name="P45"><text:span text:style-name="MathematicaFormatStandardForm"><text:span text:style-name="T17">And now, once again, following the same blue print from before, we will generalize</text:span></text:span><text:span text:style-name="MathematicaFormatStandardForm"><text:span text:style-name="T12"><draw:frame draw:style-name="fr3" draw:name="Object78" text:anchor-type="as-char" svg:y="-0.1457in" svg:width="0.4866in" svg:height="0.1965in" draw:z-index="118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7">as</text:span></text:span><text:span text:style-name="MathematicaFormatStandardForm"><text:span text:style-name="T12"><draw:frame draw:style-name="fr3" draw:name="Object79" text:anchor-type="as-char" svg:y="-0.1457in" svg:width="0.5217in" svg:height="0.1965in" draw:z-index="119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53"><text:span text:style-name="MathematicaFormatStandardForm"><text:span text:style-name="T10"><draw:frame draw:style-name="fr3" draw:name="Object80" text:anchor-type="as-char" svg:y="-0.2665in" svg:width="5.3543in" svg:height="0.489in" draw:z-index="120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161"><text:span text:style-name="Endnote_20_Symbol"><text:span text:style-name="T48">Dz</text:span></text:span><text:span text:style-name="Endnote_20_Symbol"><text:span text:style-name="T50">y</text:span></text:span><text:span text:style-name="Endnote_20_Symbol"><text:span text:style-name="T48">Bk</text:span></text:span><text:span text:style-name="Endnote_20_Symbol"><text:span text:style-name="T52">r</text:span></text:span><text:span text:style-name="Endnote_20_Symbol"><text:span text:style-name="T48">[n_, z_, k_, j_,</text:span></text:span><text:span text:style-name="Endnote_20_Symbol"><text:span text:style-name="T50">y_</text:span></text:span><text:span text:style-name="Endnote_20_Symbol"><text:span text:style-name="T48">] := <text:s/>If[n &lt; alpha[j], 0, ((z + 1)/k - 1) (1 + Dz</text:span></text:span><text:span text:style-name="Endnote_20_Symbol"><text:span text:style-name="T50">y</text:span></text:span><text:span text:style-name="Endnote_20_Symbol"><text:span text:style-name="T48">Bk</text:span></text:span><text:span text:style-name="Endnote_20_Symbol"><text:span text:style-name="T52">r</text:span></text:span><text:span text:style-name="Endnote_20_Symbol"><text:span text:style-name="T48">[n/alpha[j], z, k + 1, </text:span></text:span><text:span text:style-name="Endnote_20_Symbol"><text:span text:style-name="T50">y,y</text:span></text:span><text:span text:style-name="Endnote_20_Symbol"><text:span text:style-name="T48">]) + Dz</text:span></text:span><text:span text:style-name="Endnote_20_Symbol"><text:span text:style-name="T50">y</text:span></text:span><text:span text:style-name="Endnote_20_Symbol"><text:span text:style-name="T48">Bk</text:span></text:span><text:span text:style-name="Endnote_20_Symbol"><text:span text:style-name="T52">r</text:span></text:span><text:span text:style-name="Endnote_20_Symbol"><text:span text:style-name="T48">[n, z, k, j + 1,</text:span></text:span><text:span text:style-name="Endnote_20_Symbol"><text:span text:style-name="T50">y</text:span></text:span><text:span text:style-name="Endnote_20_Symbol"><text:span text:style-name="T48">]]</text:span></text:span></text:p>
      <text:p text:style-name="P162"><text:span text:style-name="Endnote_20_Symbol"><text:span text:style-name="T52">DzyBk[n_,z_,y_]:=1+DzyBkr[n,z,1,y,y]</text:span></text:span></text:p>
      <text:p text:style-name="P45"><text:span text:style-name="MathematicaFormatStandardForm"><text:span text:style-name="T7"/></text:span></text:p>
      <text:p text:style-name="P45"><text:span text:style-name="MathematicaFormatStandardForm"><text:span text:style-name="T17">With the recursion flattened out, this is</text:span></text:span></text:p>
      <text:p text:style-name="P23"><text:span text:style-name="MathematicaFormatStandardForm"><text:span text:style-name="T2"/></text:span></text:p>
      <text:p text:style-name="P23"><text:span text:style-name="MathematicaFormatStandardForm"><text:span text:style-name="T2"><draw:frame draw:style-name="fr3" draw:name="Object7" text:anchor-type="as-char" svg:y="-0.1827in" svg:width="5.5752in" svg:height="0.3354in" draw:z-index="6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23"><text:span text:style-name="MathematicaFormatStandardForm"><text:span text:style-name="T2"/></text:span></text:p>
      <text:p text:style-name="P46"><text:span text:style-name="MathematicaFormatStandardForm"><text:span text:style-name="T11"/></text:span></text:p>
      <text:p text:style-name="P46"><text:span text:style-name="MathematicaFormatStandardForm"><text:span text:style-name="T19">As was the case with</text:span></text:span><text:span text:style-name="MathematicaFormatStandardForm"><text:span text:style-name="T12"><draw:frame draw:style-name="fr3" draw:name="Object81" text:anchor-type="as-char" svg:y="-0.1244in" svg:width="0.5217in" svg:height="0.1752in" draw:z-index="12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2"><draw:frame draw:style-name="fr3" draw:name="Object82" text:anchor-type="as-char" svg:y="-0.1457in" svg:width="0.5217in" svg:height="0.1965in" draw:z-index="122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Endnote_20_Symbol"><text:span text:style-name="T70">can be expressed as small sums of either</text:span></text:span><text:span text:style-name="Endnote_20_Symbol"><text:span text:style-name="T68"><draw:frame draw:style-name="fr1" draw:name="Object83" text:anchor-type="as-char" svg:y="-0.1457in" svg:width="0.6201in" svg:height="0.1965in" draw:z-index="123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Endnote_20_Symbol"><text:span text:style-name="T68"> </text:span></text:span><text:span text:style-name="Endnote_20_Symbol"><text:span text:style-name="T70">or </text:span></text:span><text:span text:style-name="Endnote_20_Symbol"><text:span text:style-name="T68"><draw:frame draw:style-name="fr1" draw:name="Object84" text:anchor-type="as-char" svg:y="-0.1457in" svg:width="0.6319in" svg:height="0.1965in" draw:z-index="124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Endnote_20_Symbol"><text:span text:style-name="T68">, </text:span></text:span><text:span text:style-name="Endnote_20_Symbol"><text:span text:style-name="T71">as</text:span></text:span></text:p>
      <text:p text:style-name="P23"><text:span text:style-name="MathematicaFormatStandardForm"><text:span text:style-name="T2"/></text:span></text:p>
      <text:p text:style-name="P23"><text:span text:style-name="MathematicaFormatStandardForm"><text:span text:style-name="T2"/></text:span></text:p>
      <text:p text:style-name="P7"><draw:frame draw:style-name="fr3" draw:name="Object15" text:anchor-type="as-char" svg:y="-0.3409in" svg:width="2.1547in" svg:height="0.4898in" draw:z-index="7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"/>
      <text:p text:style-name="P136"><text:span text:style-name="T40">test</text:span><text:span text:style-name="T52">24</text:span><text:span text:style-name="T40">[n_,</text:span><text:span text:style-name="T43">y_</text:span><text:span text:style-name="T40">] := {Expand[Dz</text:span><text:span text:style-name="T42">y</text:span><text:span text:style-name="T52">Bk</text:span><text:span text:style-name="T40">[n, z, </text:span><text:span text:style-name="T43">y</text:span><text:span text:style-name="T40">]], Expand</text:span><text:span text:style-name="T43">[Sum[</text:span><text:span text:style-name="T45">bin</text:span><text:span text:style-name="T43">[z,k]Dzy</text:span><text:span text:style-name="T52">Bk</text:span><text:span text:style-name="T43">[n/</text:span><text:span text:style-name="T52">alpha[</text:span><text:span text:style-name="T43">y</text:span><text:span text:style-name="T52">]</text:span><text:span text:style-name="T43">^k,z-k,y+1],{k,0,Log[</text:span><text:span text:style-name="T52">alpha[</text:span><text:span text:style-name="T43">y</text:span><text:span text:style-name="T52">]</text:span><text:span text:style-name="T43">,n]}]]</text:span><text:span text:style-name="T40">}</text:span></text:p>
      <text:p text:style-name="P7"/>
      <text:p text:style-name="P47"><text:span text:style-name="Endnote_20_Symbol"><text:span text:style-name="T72">and as</text:span></text:span></text:p>
      <text:p text:style-name="P7"/>
      <text:p text:style-name="P23"><text:span text:style-name="MathematicaFormatStandardForm"><text:span text:style-name="T2"><draw:frame draw:style-name="fr3" draw:name="Object13" text:anchor-type="as-char" svg:y="-0.3409in" svg:width="2.848in" svg:height="0.4898in" draw:z-index="7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23"><text:soft-page-break/><text:span text:style-name="MathematicaFormatStandardForm"><text:span text:style-name="T2"/></text:span></text:p>
      <text:p text:style-name="P165"><text:span text:style-name="MathematicaFormatStandardForm"><text:span text:style-name="T28">test</text:span></text:span><text:span text:style-name="MathematicaFormatStandardForm"><text:span text:style-name="T29">25</text:span></text:span><text:span text:style-name="MathematicaFormatStandardForm"><text:span text:style-name="T28">[n_,</text:span></text:span><text:span text:style-name="MathematicaFormatStandardForm"><text:span text:style-name="T30">y_</text:span></text:span><text:span text:style-name="MathematicaFormatStandardForm"><text:span text:style-name="T28">] := {Expand[Dz</text:span></text:span><text:span text:style-name="MathematicaFormatStandardForm"><text:span text:style-name="T31">y</text:span></text:span><text:span text:style-name="MathematicaFormatStandardForm"><text:span text:style-name="T29">Bk</text:span></text:span><text:span text:style-name="MathematicaFormatStandardForm"><text:span text:style-name="T28">[n, z, </text:span></text:span><text:span text:style-name="MathematicaFormatStandardForm"><text:span text:style-name="T30">y</text:span></text:span><text:span text:style-name="MathematicaFormatStandardForm"><text:span text:style-name="T28">]], Expand</text:span></text:span><text:span text:style-name="MathematicaFormatStandardForm"><text:span text:style-name="T30">[Sum[</text:span></text:span><text:span text:style-name="MathematicaFormatStandardForm"><text:span text:style-name="T32">(-1)^k bin</text:span></text:span><text:span text:style-name="MathematicaFormatStandardForm"><text:span text:style-name="T30">[z,k]Dzy[n/</text:span></text:span><text:span text:style-name="MathematicaFormatStandardForm"><text:span text:style-name="T32">(y-1)</text:span></text:span><text:span text:style-name="MathematicaFormatStandardForm"><text:span text:style-name="T30">^k,z-k,y</text:span></text:span><text:span text:style-name="MathematicaFormatStandardForm"><text:span text:style-name="T32">-</text:span></text:span><text:span text:style-name="MathematicaFormatStandardForm"><text:span text:style-name="T30">1],{k,0,Log[y</text:span></text:span><text:span text:style-name="MathematicaFormatStandardForm"><text:span text:style-name="T32">-1</text:span></text:span><text:span text:style-name="MathematicaFormatStandardForm"><text:span text:style-name="T30">,n]}]]</text:span></text:span><text:span text:style-name="MathematicaFormatStandardForm"><text:span text:style-name="T28">}</text:span></text:span></text:p>
      <text:p text:style-name="P23"><text:span text:style-name="MathematicaFormatStandardForm"><text:span text:style-name="T2"/></text:span></text:p>
      <text:p text:style-name="P75"><text:span text:style-name="Endnote_20_Symbol"><text:span text:style-name="T84">Again, w</text:span></text:span><text:span text:style-name="Endnote_20_Symbol"><text:span text:style-name="T81">e can use the first of these identities recursively by itself to define</text:span></text:span><text:span text:style-name="Endnote_20_Symbol"><text:span text:style-name="T81"><draw:frame draw:style-name="fr1" draw:name="Object62" text:anchor-type="as-char" svg:y="-0.1457in" svg:width="0.5217in" svg:height="0.1965in" draw:z-index="88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ndnote_20_Symbol"><text:span text:style-name="T81">, and thus</text:span></text:span><text:span text:style-name="Endnote_20_Symbol"><text:span text:style-name="T81"><draw:frame draw:style-name="fr1" draw:name="Object85" text:anchor-type="as-char" svg:y="-0.1457in" svg:width="0.4728in" svg:height="0.1965in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Endnote_20_Symbol"><text:span text:style-name="T81">and</text:span></text:span><text:span text:style-name="Endnote_20_Symbol"><text:span text:style-name="T81"><draw:frame draw:style-name="fr1" draw:name="Object86" text:anchor-type="as-char" svg:y="-0.1244in" svg:width="0.3819in" svg:height="0.1591in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Endnote_20_Symbol"><text:span text:style-name="T81">. <text:s/></text:span></text:span><text:span text:style-name="Endnote_20_Symbol"><text:span text:style-name="T92">It is the case that</text:span></text:span></text:p>
      <text:p text:style-name="P19"/>
      <text:p text:style-name="P19"><text:span text:style-name="T106">i</text:span>f <draw:frame draw:style-name="fr1" draw:name="Object87" text:anchor-type="as-char" svg:y="-0.1244in" svg:width="0.5425in" svg:height="0.1591in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, <draw:frame draw:style-name="fr1" draw:name="Object88" text:anchor-type="as-char" svg:y="-0.1244in" svg:width="0.7028in" svg:height="0.1752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9"/>
      <text:p text:style-name="P76"><text:span text:style-name="Endnote_20_Symbol"><text:span text:style-name="T81"><text:s/>which gives us a terminating condition for recursion, and so we can compute</text:span></text:span><text:span text:style-name="Endnote_20_Symbol"><text:span text:style-name="T79"><draw:frame draw:style-name="fr1" draw:name="Object89" text:anchor-type="as-char" svg:y="-0.1457in" svg:width="1.0201in" svg:height="0.1965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Endnote_20_Symbol"><text:span text:style-name="T85">using just </text:span></text:span><text:span text:style-name="Endnote_20_Symbol"><text:span text:style-name="T85"><draw:frame draw:style-name="fr3" draw:name="Object91" text:anchor-type="as-char" svg:y="-0.3409in" svg:width="2.1547in" svg:height="0.4898in" draw:z-index="101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Endnote_20_Symbol"><text:span text:style-name="T85">applied recursively </text:span></text:span><text:span text:style-name="Endnote_20_Symbol"><text:span text:style-name="T81">as</text:span></text:span></text:p>
      <text:p text:style-name="P19"/>
      <text:p text:style-name="P150"><text:span text:style-name="T43">Dzy</text:span><text:span text:style-name="T52">Bk</text:span><text:span text:style-name="T53">R2</text:span><text:span text:style-name="T40">[n_,z_,y_]:=If[n&lt;</text:span><text:span text:style-name="T54">alpha[</text:span><text:span text:style-name="T40">y</text:span><text:span text:style-name="T54">]</text:span><text:span text:style-name="T40">,1,Sum[bin[z,k]</text:span><text:span text:style-name="T43">Dzy</text:span><text:span text:style-name="T52">Bk</text:span><text:span text:style-name="T53">R2</text:span><text:span text:style-name="T40">[n/</text:span><text:span text:style-name="T53">alpha[</text:span><text:span text:style-name="T40">y</text:span><text:span text:style-name="T53">]</text:span><text:span text:style-name="T40">^k,z-k,y+1],{k,0,Log[</text:span><text:span text:style-name="T53">alpha[</text:span><text:span text:style-name="T40">y</text:span><text:span text:style-name="T53">]</text:span><text:span text:style-name="T40">,n]}]]</text:span></text:p>
      <text:p text:style-name="P150"><text:span text:style-name="T40">test</text:span><text:span text:style-name="T53">26</text:span><text:span text:style-name="T40">[n_] := {Expand[Dz</text:span><text:span text:style-name="T53">Bk</text:span><text:span text:style-name="T40">[n, z]], Expand</text:span><text:span text:style-name="T43">[Dzy</text:span><text:span text:style-name="T52">Bk</text:span><text:span text:style-name="T53">R2</text:span><text:span text:style-name="T40">[n,z,</text:span><text:span text:style-name="T45">2</text:span><text:span text:style-name="T40">]]}</text:span></text:p>
      <text:p text:style-name="P11"/>
      <text:p text:style-name="P75"><text:span text:style-name="Endnote_20_Symbol"><text:span text:style-name="T81">and thus</text:span></text:span><text:span text:style-name="Endnote_20_Symbol"><text:span text:style-name="T81"><draw:frame draw:style-name="fr1" draw:name="Object90" text:anchor-type="as-char" svg:y="-0.1244in" svg:width="0.3819in" svg:height="0.1591in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Endnote_20_Symbol"><text:span text:style-name="T85">can be computed as </text:span></text:span><text:span text:style-name="Endnote_20_Symbol"><text:span text:style-name="T81">as</text:span></text:span></text:p>
      <text:p text:style-name="P75"><text:span text:style-name="Endnote_20_Symbol"><text:span text:style-name="T81"/></text:span></text:p>
      <text:p text:style-name="P151"><text:span text:style-name="T40">test</text:span><text:span text:style-name="T55">27</text:span><text:span text:style-name="T40">[n_] := {</text:span><text:span text:style-name="T55">Pi2[n]</text:span><text:span text:style-name="T40">, </text:span><text:span text:style-name="T55">(</text:span><text:span text:style-name="T45">D[</text:span><text:span text:style-name="T43">Dzy</text:span><text:span text:style-name="T52">Bk</text:span><text:span text:style-name="T53">R2</text:span><text:span text:style-name="T45">[n,z,2],z]/.z</text:span><text:span text:style-name="T55">-&gt;</text:span><text:span text:style-name="T45">0</text:span><text:span text:style-name="T55">)</text:span><text:span text:style-name="Endnote_20_Symbol"><text:span text:style-name="T49">+ Sum[HarmonicNumber[Floor[Log[n]/Log[Prime[p]]]], {p, 1, WheelEntries}]</text:span></text:span><text:span text:style-name="T45">}</text:span></text:p>
      <text:p text:style-name="P56"><text:span text:style-name="Endnote_20_Symbol"><text:span text:style-name="T73"/></text:span></text:p>
      <text:p text:style-name="P33"><text:span text:style-name="MathematicaFormatStandardForm"><text:span text:style-name="T3"/></text:span></text:p>
      <text:p text:style-name="P125"><text:span text:style-name="MathematicaFormatStandardForm"><text:span text:style-name="T109"/></text:span></text:p>
      <text:p text:style-name="P137"><text:span text:style-name="MathematicaFormatStandardForm"><text:span text:style-name="T109"/></text:span></text:p>
      <text:p text:style-name="P159"><text:span text:style-name="MathematicaFormatStandardForm"><text:span text:style-name="T107"/></text:span></text:p>
      <text:p text:style-name="P54"><text:span text:style-name="MathematicaFormatStandardForm"><text:span text:style-name="T114">8. </text:span></text:span><text:span text:style-name="MathematicaFormatStandardForm"><text:span text:style-name="T112">Optimizing the </text:span></text:span><text:span text:style-name="MathematicaFormatStandardForm"><text:span text:style-name="T111">Combin</text:span></text:span><text:span text:style-name="MathematicaFormatStandardForm"><text:span text:style-name="T112">ed</text:span></text:span><text:span text:style-name="MathematicaFormatStandardForm"><text:span text:style-name="T111"> </text:span></text:span><text:span text:style-name="MathematicaFormatStandardForm"><text:span text:style-name="T110">Wheel / </text:span></text:span><text:span text:style-name="MathematicaFormatStandardForm"><text:span text:style-name="T111">Hyperbola Method</text:span></text:span></text:p>
      <text:p text:style-name="P32"/>
      <text:p text:style-name="P32"><text:span text:style-name="MathematicaFormatStandardForm"><text:span text:style-name="T1"/></text:span></text:p>
      <text:p text:style-name="P32"><text:span text:style-name="MathematicaFormatStandardForm"><text:span text:style-name="T1"/></text:span></text:p>
      <text:p text:style-name="P82"><text:span text:style-name="Endnote_20_Symbol"><text:span text:style-name="T93">So now let’s apply the same optimizations we previous applied to</text:span></text:span><text:span text:style-name="Endnote_20_Symbol"><text:span text:style-name="T81"><draw:frame draw:style-name="fr1" draw:name="Object16" text:anchor-type="as-char" svg:y="-0.1244in" svg:width="0.5217in" svg:height="0.1752in" draw:z-index="12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ndnote_20_Symbol"><text:span text:style-name="T93">to</text:span></text:span><text:span text:style-name="Endnote_20_Symbol"><text:span text:style-name="T81"><draw:frame draw:style-name="fr1" draw:name="Object17" text:anchor-type="as-char" svg:y="-0.1457in" svg:width="0.5217in" svg:height="0.1965in" draw:z-index="12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Endnote_20_Symbol"><text:span text:style-name="T81">.</text:span></text:span></text:p>
      <text:p text:style-name="P82"><text:span text:style-name="Endnote_20_Symbol"><text:span text:style-name="T93"/></text:span></text:p>
      <text:p text:style-name="P81"><text:span text:style-name="Endnote_20_Symbol"><text:span text:style-name="T93">F</text:span></text:span><text:span text:style-name="Endnote_20_Symbol"><text:span text:style-name="T87">irst, for the sake of avoiding the memory overhead of recursion, let’s note that</text:span></text:span></text:p>
      <text:p text:style-name="P81"><text:span text:style-name="Endnote_20_Symbol"><text:span text:style-name="T87"/></text:span></text:p>
      <text:p text:style-name="P68"><text:span text:style-name="Endnote_20_Symbol"><text:span text:style-name="T87"><draw:frame draw:style-name="fr3" draw:name="Object103" text:anchor-type="as-char" svg:y="-0.3409in" svg:width="3.8673in" svg:height="0.4898in" draw:z-index="105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8"><text:span text:style-name="Endnote_20_Symbol"><text:span text:style-name="T87"/></text:span></text:p>
      <text:p text:style-name="P81"><text:span text:style-name="Endnote_20_Symbol"><text:span text:style-name="T87">which, combined with the terminating condition </text:span></text:span><text:span text:style-name="Endnote_20_Symbol"><text:span text:style-name="T81">i</text:span></text:span><text:span text:style-name="Endnote_20_Symbol"><text:span text:style-name="T88">f </text:span></text:span><text:span text:style-name="Endnote_20_Symbol"><text:span text:style-name="T88"><draw:frame draw:style-name="fr1" draw:name="Object104" text:anchor-type="as-char" svg:y="-0.1244in" svg:width="0.5425in" svg:height="0.1591in" draw:z-index="106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Endnote_20_Symbol"><text:span text:style-name="T88">, </text:span></text:span><text:span text:style-name="Endnote_20_Symbol"><text:span text:style-name="T88"><draw:frame draw:style-name="fr1" draw:name="Object105" text:anchor-type="as-char" svg:y="-0.1457in" svg:width="0.7028in" svg:height="0.1965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Endnote_20_Symbol"><text:span text:style-name="T88">, </text:span></text:span><text:span text:style-name="Endnote_20_Symbol"><text:span text:style-name="T87">lets us </text:span></text:span><text:span text:style-name="Endnote_20_Symbol"><text:span text:style-name="T89">pare down</text:span></text:span><text:span text:style-name="Endnote_20_Symbol"><text:span text:style-name="T87"> the recursion as</text:span></text:span></text:p>
      <text:p text:style-name="P13"/>
      <text:p text:style-name="P13"><draw:frame draw:style-name="fr3" draw:name="Object106" text:anchor-type="as-char" svg:y="-0.3409in" svg:width="2.6374in" svg:height="0.4898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13"/>
      <text:p text:style-name="P166"><text:span text:style-name="T45">Dzy</text:span><text:span text:style-name="T57">Bk</text:span><text:span text:style-name="T45">Revision3[n_, z_, y_] := 1 + Sum[bin[z, k] Dzy</text:span><text:span text:style-name="T57">Bk</text:span><text:span text:style-name="T45">Revision3[</text:span><text:span text:style-name="T57">Floor[</text:span><text:span text:style-name="T45">n/</text:span><text:span text:style-name="T57">alpha[</text:span><text:span text:style-name="T45">m</text:span><text:span text:style-name="T57">]</text:span><text:span text:style-name="T45">^k</text:span><text:span text:style-name="T57">]</text:span><text:span text:style-name="T45">, z - k, m + 1], {m, y, </text:span><text:span text:style-name="T57">phi[</text:span><text:span text:style-name="T45">n,</text:span><text:span text:style-name="T57">K]</text:span><text:span text:style-name="T45">}, {k, 1, Log[</text:span><text:span text:style-name="T57">alpha[</text:span><text:span text:style-name="T45">m</text:span><text:span text:style-name="T57">]</text:span><text:span text:style-name="T45">, n]}]</text:span></text:p>
      <text:p text:style-name="P13"/>
      <text:p text:style-name="P81"><text:span text:style-name="Endnote_20_Symbol"><text:span text:style-name="T96">Some work will show that</text:span></text:span><text:span text:style-name="Endnote_20_Symbol"><text:span text:style-name="T87"> that</text:span></text:span></text:p>
      <text:p text:style-name="P13"/>
      <text:p text:style-name="P21"><text:span text:style-name="T117">i</text:span>f <draw:frame draw:style-name="fr1" draw:name="Object110" text:anchor-type="as-char" svg:y="-0.1437in" svg:width="0.5819in" svg:height="0.1783in" draw:z-index="109"><draw:object xlink:href="./Object 116" xlink:type="simple" xlink:show="embed" xlink:actuate="onLoad"/><draw:image xlink:href="./ObjectReplacements/Object 116" xlink:type="simple" xlink:show="embed" xlink:actuate="onLoad"/><svg:desc>formula</svg:desc></draw:frame>, <draw:frame draw:style-name="fr1" draw:name="Object111" text:anchor-type="as-char" svg:y="-0.1457in" svg:width="2.248in" svg:height="0.1965in" draw:z-index="110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21"/>
      <text:p text:style-name="P81"><text:span text:style-name="Endnote_20_Symbol"><text:span text:style-name="T89">which we could use with our purely recursive definition as</text:span></text:span></text:p>
      <text:p text:style-name="P21"/>
      <text:p text:style-name="P167"><text:span text:style-name="T45">Dzy</text:span><text:span text:style-name="T57">Bk</text:span><text:span text:style-name="T45">Revision4[n_, z_, y_] := If[n &lt; </text:span><text:span text:style-name="T57">alpha[</text:span><text:span text:style-name="T45">y</text:span><text:span text:style-name="T57">]</text:span><text:span text:style-name="T45">, 1, If[n &lt; </text:span><text:span text:style-name="T57">alpha[</text:span><text:span text:style-name="T45">y</text:span><text:span text:style-name="T57">]</text:span><text:span text:style-name="T45">^2, 1 + z (</text:span><text:span text:style-name="T57">phi[n,</text:span><text:span text:style-name="T59">K</text:span><text:span text:style-name="T57">]-phi[</text:span><text:span text:style-name="T58">alpha[</text:span><text:span text:style-name="T57">y</text:span><text:span text:style-name="T58">],</text:span><text:span text:style-name="T59">K</text:span><text:span text:style-name="T57">]</text:span><text:span text:style-name="T45">), 1 + Sum[bin[z, k] Dzy</text:span><text:span text:style-name="T57">Bk</text:span><text:span text:style-name="T45">Revision4[Floor[n/</text:span><text:span text:style-name="T57">alpha[</text:span><text:span text:style-name="T45">m</text:span><text:span text:style-name="T57">]</text:span><text:span text:style-name="T45">^k], z - k, m + 1], {m, y, n}, {k, 1, Log[</text:span><text:span text:style-name="T57">alpha[</text:span><text:span text:style-name="T45">m</text:span><text:span text:style-name="T57">]</text:span><text:span text:style-name="T45">, n]}]]]</text:span></text:p>
      <text:p text:style-name="P21"><text:soft-page-break/></text:p>
      <text:p text:style-name="P81"><text:span text:style-name="Endnote_20_Symbol"><text:span text:style-name="T89">but that we’ll apply instead to our equation with the recursion pared down as</text:span></text:span></text:p>
      <text:p text:style-name="P81"><text:span text:style-name="Endnote_20_Symbol"><text:span text:style-name="T89"/></text:span></text:p>
      <text:p text:style-name="P21"><draw:frame draw:style-name="fr2" draw:name="Object112" text:anchor-type="as-char" svg:y="-0.3409in" svg:width="5.0646in" svg:height="0.5311in" draw:z-index="111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21"/>
      <text:p text:style-name="P170"><text:span text:style-name="T45">DzyBkRevision</text:span><text:span text:style-name="T40">5</text:span><text:span text:style-name="T45">[n_,z_,y_] := If[n&lt;alpha[y],1,1+z (phi[n,K]-phi[Max[alpha[y-1],Floor[n^(1/2)]],K])+</text:span></text:p>
      <text:p text:style-name="P170"><text:span text:style-name="T45">Sum[bin[z,k] DzyBkRevision</text:span><text:span text:style-name="T40">5</text:span><text:span text:style-name="T45">[Floor[n/alpha[m]^k],z-k,m+1],{m,y,phi[Floor[n^(1/2)],K]},{k,1,Log[alpha[m],n]}]]</text:span></text:p>
      <text:p text:style-name="P146"/>
      <text:p text:style-name="P146"/>
      <text:p text:style-name="P82"><text:span text:style-name="Endnote_20_Symbol"><text:span text:style-name="T93">Then, finally, we can then express our prime counting function as</text:span></text:span></text:p>
      <text:p text:style-name="P107"/>
      <text:p text:style-name="P109"><draw:frame draw:style-name="fr3" draw:name="Object114" text:anchor-type="as-char" svg:y="-0.3409in" svg:width="4.3189in" svg:height="0.4957in" draw:z-index="11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09"/>
      <text:p text:style-name="P109"/>
      <text:p text:style-name="P147">PrimesWithDzyBk[n_]:=<text:span text:style-name="Endnote_20_Symbol"><text:span text:style-name="T120">Sum[HarmonicNumber[Floor[Log[Prime[p],n]]], {p, 1, WheelEntries}]+</text:span></text:span>Sum[(-1)^(k+1)/k DzyBkRevision5[Floor[n/alpha[m]^k],-k,m+1],{m,2,phi[n,K]},{k,1,Log[alpha[m],n]}]</text:p>
      <text:p text:style-name="P109"/>
      <text:p text:style-name="P81"><text:span text:style-name="Endnote_20_Symbol"><text:span text:style-name="T90">which can be simplified a bit further to</text:span></text:span></text:p>
      <text:p text:style-name="P109"/>
      <text:p text:style-name="P109"><draw:frame draw:style-name="fr2" draw:name="Object115" text:anchor-type="as-char" svg:y="-0.3409in" svg:width="4.8028in" svg:height="0.5374in" draw:z-index="11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109"/>
      <text:p text:style-name="P147">PrimesWithDzyBkR2[n_]:=<text:span text:style-name="Endnote_20_Symbol"><text:span text:style-name="T120"> Sum[HarmonicNumber[Floor[Log[Prime[p],n]]], {p, 1, WheelEntries}]+</text:span></text:span>(phi[n,K]-phi[Floor[n^(1/2)],K])+Sum[(-1)^(k+1)/k DzyBkRevision5[Floor[n/alpha[m]^k],-k,m+1<text:span text:style-name="T119">]</text:span>,{m,2,phi[Floor[n^(1/2)],K]},{k,1,Log[alpha[m],n]}]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/></text:span></text:p>
      <text:p text:style-name="P85"><text:span text:style-name="Endnote_20_Symbol"><text:span text:style-name="T95">As mentioned in the introduction, the actual count of primes can be easily calculated via moebius inversion as</text:span></text:span></text:p>
      <text:p text:style-name="P172"><text:span text:style-name="Endnote_20_Symbol"><text:span text:style-name="T61"/></text:span></text:p>
      <text:p text:style-name="P163"><text:span text:style-name="Endnote_20_Symbol"><text:span text:style-name="T60">PrimeCount</text:span></text:span><text:span text:style-name="Endnote_20_Symbol"><text:span text:style-name="T59">V2</text:span></text:span><text:span text:style-name="Endnote_20_Symbol"><text:span text:style-name="T45">[n_] := </text:span></text:span><text:span text:style-name="Endnote_20_Symbol"><text:span text:style-name="T60">Sum[(MoebiusMu[k]/k)</text:span></text:span><text:span text:style-name="Endnote_20_Symbol"><text:span text:style-name="T45">PrimesWithDzyBkR2</text:span></text:span><text:span text:style-name="Endnote_20_Symbol"><text:span text:style-name="T60">[Floor[n^(1/k)]],{k,1,Log2@n}]</text:span></text:span></text:p>
      <text:p text:style-name="P33"><text:span text:style-name="MathematicaFormatStandardForm"><text:span text:style-name="T1"/></text:span></text:p>
      <text:p text:style-name="P57"><text:span text:style-name="Endnote_20_Symbol"><text:span text:style-name="T74">Viola.</text:span></text:span></text:p>
      <text:p text:style-name="P35"><text:span text:style-name="MathematicaFormatStandardForm"><text:span text:style-name="T3"/></text:span></text:p>
      <text:p text:style-name="P34"><text:span text:style-name="MathematicaFormatStandardForm"><text:span text:style-name="T3"/></text:span></text:p>
      <text:p text:style-name="P126"><text:span text:style-name="MathematicaFormatStandardForm"><text:span text:style-name="T109"/></text:span></text:p>
      <text:p text:style-name="P160"><text:span text:style-name="MathematicaFormatStandardForm"><text:span text:style-name="T109"/></text:span></text:p>
      <text:p text:style-name="P32"><text:span text:style-name="MathematicaFormatStandardForm"><text:span text:style-name="T3"/></text:span></text:p>
      <text:p text:style-name="P55"><text:span text:style-name="MathematicaFormatStandardForm"><text:span text:style-name="T114">9. </text:span></text:span><text:span text:style-name="MathematicaFormatStandardForm"><text:span text:style-name="T113">Going From Here</text:span></text:span></text:p>
      <text:p text:style-name="P55"><text:span text:style-name="MathematicaFormatStandardForm"><text:span text:style-name="T113"/></text:span></text:p>
      <text:p text:style-name="P55"><text:span text:style-name="MathematicaFormatStandardForm"><text:span text:style-name="T113"/></text:span></text:p>
      <text:p text:style-name="P32"><text:span text:style-name="MathematicaFormatStandardForm"><text:span text:style-name="T3"/></text:span></text:p>
      <text:p text:style-name="P124"><text:span text:style-name="MathematicaFormatStandardForm"><text:span text:style-name="T109"/></text:span></text:p>
      <text:p text:style-name="P135"><text:span text:style-name="MathematicaFormatStandardForm"><text:span text:style-name="T109"/></text:span></text:p>
      <text:p text:style-name="P128"><text:span text:style-name="MathematicaFormatStandardForm"><text:span text:style-name="T107"/></text:span></text:p>
      <text:p text:style-name="P101">10. A Variant</text:p>
      <text:p text:style-name="P94"/>
      <text:p text:style-name="P86"><text:span text:style-name="Endnote_20_Symbol"><text:span text:style-name="T98">There’s another variant of this that I’ve put considerably more time into, although I think it’s just a little bit less elegant. <text:s/>I’ll try to cover this more quickly.</text:span></text:span></text:p>
      <text:p text:style-name="P86"><text:span text:style-name="Endnote_20_Symbol"><text:span text:style-name="T98"/></text:span></text:p>
      <text:p text:style-name="P86"><text:soft-page-break/><text:span text:style-name="Endnote_20_Symbol"><text:span text:style-name="T98">First, start with the nested sum identity for</text:span></text:span><text:span text:style-name="Endnote_20_Symbol"><text:span text:style-name="T123"><draw:frame draw:style-name="fr1" draw:name="Object137" text:anchor-type="as-char" svg:y="-0.1244in" svg:width="0.3819in" svg:height="0.1591in" draw:z-index="129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text:span text:style-name="Endnote_20_Symbol"><text:span text:style-name="T98">from section 3, as well as it’s wheel version from section 6. <text:s/>As a reminder, those were</text:span></text:span></text:p>
      <text:p text:style-name="P94"/>
      <text:p text:style-name="P96"><draw:frame draw:style-name="fr1" draw:name="Object119" text:anchor-type="as-char" svg:y="-0.3382in" svg:width="2.6882in" svg:height="0.4783in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86"><text:span text:style-name="Endnote_20_Symbol"><text:span text:style-name="T98">and</text:span></text:span></text:p>
      <text:p text:style-name="P28"><text:span text:style-name="MathematicaFormatStandardForm"><text:span text:style-name="T7"><draw:frame draw:style-name="fr3" draw:name="Object122" text:anchor-type="as-char" svg:y="-0.2043in" svg:width="3.8902in" svg:height="0.3583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94"/>
      <text:p text:style-name="P86"><text:span text:style-name="Endnote_20_Symbol"><text:span text:style-name="T98">Now, I’m going to define a new family of count of divisors summatory functions, which I’ll label as</text:span></text:span><text:span text:style-name="Endnote_20_Symbol"><text:span text:style-name="T98"><draw:frame draw:style-name="fr1" draw:name="Object139" text:anchor-type="as-char" svg:y="-0.1244in" svg:width="0.5835in" svg:height="0.1752in" draw:z-index="132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text:span text:style-name="Endnote_20_Symbol"><text:span text:style-name="T98">and its wheel equivalent as</text:span></text:span><text:span text:style-name="Endnote_20_Symbol"><text:span text:style-name="T98"><draw:frame draw:style-name="fr1" draw:name="Object140" text:anchor-type="as-char" svg:y="-0.1457in" svg:width="0.5835in" svg:height="0.1965in" draw:z-index="140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text:span text:style-name="Endnote_20_Symbol"><text:span text:style-name="T98">. <text:s/>Those two functions can be defined recursively as</text:span></text:span></text:p>
      <text:p text:style-name="P94"/>
      <text:p text:style-name="P97"><draw:frame draw:style-name="fr3" draw:name="Object124" text:anchor-type="as-char" svg:y="-0.3437in" svg:width="4.1882in" svg:height="0.6429in" draw:z-index="13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><text:span text:style-name="Endnote_20_Symbol"><text:span text:style-name="T98">and</text:span></text:span></text:p>
      <text:p text:style-name="P98"><draw:frame draw:style-name="fr3" draw:name="Object130" text:anchor-type="as-char" svg:y="-0.3484in" svg:width="4.5437in" svg:height="0.652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94"/>
      <text:p text:style-name="P86"><text:span text:style-name="Endnote_20_Symbol"><text:span text:style-name="T98">Alternatively, we can write these explicitly as sums as</text:span></text:span></text:p>
      <text:p text:style-name="P94"/>
      <text:p text:style-name="P112"><draw:frame draw:style-name="fr1" draw:name="Object123" text:anchor-type="as-char" svg:y="-0.1244in" svg:width="0.5772in" svg:height="0.1752in" draw:z-index="135"><draw:object xlink:href="./Object 139" xlink:type="simple" xlink:show="embed" xlink:actuate="onLoad"/><draw:image xlink:href="./ObjectReplacements/Object 139" xlink:type="simple" xlink:show="embed" xlink:actuate="onLoad"/><svg:desc>formula</svg:desc></draw:frame>: <text:span text:style-name="aaMathematica"><text:span text:style-name="T39"><draw:frame draw:style-name="fr1" draw:name="Object1573" text:anchor-type="as-char" svg:y="-0.2339in" svg:width="0.3457in" svg:height="0.3752in" draw:z-index="136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112"><draw:frame draw:style-name="fr1" draw:name="Object1533" text:anchor-type="as-char" svg:y="-0.1244in" svg:width="0.5799in" svg:height="0.1752in" draw:z-index="137"><draw:object xlink:href="./Object 131" xlink:type="simple" xlink:show="embed" xlink:actuate="onLoad"/><draw:image xlink:href="./ObjectReplacements/Object 131" xlink:type="simple" xlink:show="embed" xlink:actuate="onLoad"/><svg:desc>formula</svg:desc></draw:frame>: <text:span text:style-name="aaMathematica"><text:span text:style-name="T39"><draw:frame draw:style-name="fr1" draw:name="Object1584" text:anchor-type="as-char" svg:y="-0.3382in" svg:width="0.5398in" svg:height="0.4783in" draw:z-index="14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112"><draw:frame draw:style-name="fr1" draw:name="Object1561" text:anchor-type="as-char" svg:y="-0.1244in" svg:width="0.578in" svg:height="0.1752in" draw:z-index="138"><draw:object xlink:href="./Object 136" xlink:type="simple" xlink:show="embed" xlink:actuate="onLoad"/><draw:image xlink:href="./ObjectReplacements/Object 136" xlink:type="simple" xlink:show="embed" xlink:actuate="onLoad"/><svg:desc>formula</svg:desc></draw:frame>: <text:span text:style-name="aaMathematica"><text:span text:style-name="T39"><draw:frame draw:style-name="fr1" draw:name="Object1595" text:anchor-type="as-char" svg:y="-0.3382in" svg:width="0.739in" svg:height="0.4783in" draw:z-index="139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11"><text:span text:style-name="aaMathematica"><text:span text:style-name="T39"/></text:span></text:p>
      <text:p text:style-name="P86"><text:span text:style-name="Endnote_20_Symbol"><text:span text:style-name="T102">with the wheel version being</text:span></text:span></text:p>
      <text:p text:style-name="P29"><text:span text:style-name="MathematicaFormatStandardForm"><text:span text:style-name="T5"><draw:frame draw:style-name="fr3" draw:name="Object125" text:anchor-type="as-char" svg:y="-0.1457in" svg:width="1.4819in" svg:height="0.2984in" draw:z-index="141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29"><text:span text:style-name="MathematicaFormatStandardForm"><text:span text:style-name="T5"><draw:frame draw:style-name="fr3" draw:name="Object127" text:anchor-type="as-char" svg:y="-0.1457in" svg:width="1.9165in" svg:height="0.2984in" draw:z-index="143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29"><text:span text:style-name="MathematicaFormatStandardForm"><text:span text:style-name="T5"><draw:frame draw:style-name="fr3" draw:name="Object126" text:anchor-type="as-char" svg:y="-0.1457in" svg:width="2.1799in" svg:height="0.2984in" draw:z-index="147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113"><text:span text:style-name="aaMathematica"><text:span text:style-name="T39"/></text:span></text:p>
      <text:p text:style-name="P87"><text:span text:style-name="Endnote_20_Symbol"><text:span text:style-name="T102"/></text:span></text:p>
      <text:p text:style-name="P87"><text:span text:style-name="Endnote_20_Symbol"><text:span text:style-name="T102">Just from inspection, </text:span></text:span><text:span text:style-name="Endnote_20_Symbol"><text:span text:style-name="T103">if</text:span></text:span><text:span text:style-name="Endnote_20_Symbol"><text:span text:style-name="T103"><draw:frame draw:style-name="fr1" draw:name="Object142" text:anchor-type="as-char" svg:y="-0.1437in" svg:width="0.902in" svg:height="0.1945in" draw:z-index="150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Endnote_20_Symbol"><text:span text:style-name="T103">, and likewise, if</text:span></text:span><text:span text:style-name="Endnote_20_Symbol"><text:span text:style-name="T103"><draw:frame draw:style-name="fr1" draw:name="Object143" text:anchor-type="as-char" svg:y="-0.1457in" svg:width="1.1035in" svg:height="0.1965in" draw:z-index="152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text:span text:style-name="Endnote_20_Symbol"><text:span text:style-name="T103">. <text:s/>This fact will be useful momentarily.</text:span></text:span></text:p>
      <text:p text:style-name="P87"><text:span text:style-name="Endnote_20_Symbol"><text:span text:style-name="T102"/></text:span></text:p>
      <text:p text:style-name="P87"><text:span text:style-name="Endnote_20_Symbol"><text:span text:style-name="T103">So, with these new functions, w</text:span></text:span><text:span text:style-name="Endnote_20_Symbol"><text:span text:style-name="T102">e can rewrite </text:span></text:span><text:span text:style-name="Endnote_20_Symbol"><text:span text:style-name="T101">the nested sum identit</text:span></text:span><text:span text:style-name="Endnote_20_Symbol"><text:span text:style-name="T102">ies</text:span></text:span><text:span text:style-name="Endnote_20_Symbol"><text:span text:style-name="T101"> for</text:span></text:span><text:span text:style-name="Endnote_20_Symbol"><text:span text:style-name="T124"><draw:frame draw:style-name="fr1" draw:name="Object141" text:anchor-type="as-char" svg:y="-0.1244in" svg:width="0.3819in" svg:height="0.1591in" draw:z-index="154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text:span text:style-name="Endnote_20_Symbol"><text:span text:style-name="T102">I just wrote as</text:span></text:span></text:p>
      <text:p text:style-name="P113"><text:span text:style-name="aaMathematica"><text:span text:style-name="T39"/></text:span></text:p>
      <text:p text:style-name="P98"><text:soft-page-break/><draw:frame draw:style-name="fr1" draw:name="Object129" text:anchor-type="as-char" svg:y="-0.3382in" svg:width="1.7362in" svg:height="0.4783in" draw:z-index="149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P87"><text:span text:style-name="Endnote_20_Symbol"><text:span text:style-name="T102">and</text:span></text:span></text:p>
      <text:p text:style-name="P118"><text:span text:style-name="MathematicaFormatStandardForm"><text:span text:style-name="T37"><draw:frame draw:style-name="fr3" draw:name="Object128" text:anchor-type="as-char" svg:y="-0.3409in" svg:width="2.5083in" svg:height="0.4957in" draw:z-index="155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30"><text:span text:style-name="MathematicaFormatStandardForm"><text:span text:style-name="T33"/></text:span></text:p>
      <text:p text:style-name="P113"><text:span text:style-name="aaMathematica"><text:span text:style-name="T39"/></text:span></text:p>
      <text:p text:style-name="P88"><text:span text:style-name="Endnote_20_Symbol"><text:span text:style-name="T103">Now, previously, in section 4, in what I called the hyperbola method, I showed how</text:span></text:span><text:span text:style-name="Endnote_20_Symbol"><text:span text:style-name="T103"><draw:frame draw:style-name="fr1" draw:name="Object144" text:anchor-type="as-char" svg:y="-0.1244in" svg:width="0.5217in" svg:height="0.1752in" draw:z-index="156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Endnote_20_Symbol"><text:span text:style-name="T103">could be expressed in terms of small sums of either</text:span></text:span><text:span text:style-name="Endnote_20_Symbol"><text:span text:style-name="T103"><draw:frame draw:style-name="fr1" draw:name="Object145" text:anchor-type="as-char" svg:y="-0.1244in" svg:width="0.6201in" svg:height="0.1752in" draw:z-index="157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Endnote_20_Symbol"><text:span text:style-name="T103">or</text:span></text:span><text:span text:style-name="Endnote_20_Symbol"><text:span text:style-name="T103"><draw:frame draw:style-name="fr1" draw:name="Object146" text:anchor-type="as-char" svg:y="-0.1244in" svg:width="0.6319in" svg:height="0.1752in" draw:z-index="158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text:span text:style-name="Endnote_20_Symbol"><text:span text:style-name="T103">. <text:s/>There are similar identities for</text:span></text:span><text:span text:style-name="Endnote_20_Symbol"><text:span text:style-name="T103"><draw:frame draw:style-name="fr1" draw:name="Object147" text:anchor-type="as-char" svg:y="-0.1244in" svg:width="0.5264in" svg:height="0.1752in" draw:z-index="159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Endnote_20_Symbol"><text:span text:style-name="T103">and</text:span></text:span><text:span text:style-name="Endnote_20_Symbol"><text:span text:style-name="T103"><draw:frame draw:style-name="fr1" draw:name="Object148" text:anchor-type="as-char" svg:y="-0.1457in" svg:width="0.5217in" svg:height="0.1965in" draw:z-index="160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text:span text:style-name="Endnote_20_Symbol"><text:span text:style-name="T103">. <text:s/></text:span></text:span></text:p>
      <text:p text:style-name="P88"><text:span text:style-name="Endnote_20_Symbol"><text:span text:style-name="T103"/></text:span></text:p>
      <text:p text:style-name="P88"><text:span text:style-name="Endnote_20_Symbol"><text:span text:style-name="T103">Specifically, for </text:span></text:span><text:span text:style-name="Endnote_20_Symbol"><text:span text:style-name="T103"><draw:frame draw:style-name="fr1" draw:name="Object149" text:anchor-type="as-char" svg:y="-0.1244in" svg:width="0.5264in" svg:height="0.1752in" draw:z-index="161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text:span text:style-name="Endnote_20_Symbol"><text:span text:style-name="T103">, those are</text:span></text:span></text:p>
      <text:p text:style-name="P113"><text:span text:style-name="aaMathematica"><text:span text:style-name="T39"/></text:span></text:p>
      <text:p text:style-name="P114"><text:span text:style-name="MathematicaFormatStandardForm"><text:span text:style-name="T36"><draw:frame draw:style-name="fr3" draw:name="Object1603" text:anchor-type="as-char" svg:y="-0.2339in" svg:width="1.8701in" svg:height="0.378in" draw:z-index="12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89"><text:span text:style-name="Endnote_20_Symbol"><text:span text:style-name="T34">and</text:span></text:span></text:p>
      <text:p text:style-name="P114"><text:span text:style-name="MathematicaFormatStandardForm"><text:span text:style-name="T36"/></text:span></text:p>
      <text:p text:style-name="P36"><text:span text:style-name="MathematicaFormatStandardForm"><text:span text:style-name="T4"><draw:frame draw:style-name="fr3" draw:name="Object72" text:anchor-type="as-char" svg:y="-0.2339in" svg:width="2.489in" svg:height="0.3827in" draw:z-index="12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88"><text:span text:style-name="Endnote_20_Symbol"><text:span text:style-name="T103"/></text:span></text:p>
      <text:p text:style-name="P88"><text:span text:style-name="Endnote_20_Symbol"><text:span text:style-name="T103">and for the wheel version</text:span></text:span><text:span text:style-name="Endnote_20_Symbol"><text:span text:style-name="T103"><draw:frame draw:style-name="fr1" draw:name="Object150" text:anchor-type="as-char" svg:y="-0.1457in" svg:width="0.5217in" svg:height="0.1965in" draw:z-index="162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text:span text:style-name="Endnote_20_Symbol"><text:span text:style-name="T103">, those are</text:span></text:span></text:p>
      <text:p text:style-name="P88"><text:span text:style-name="Endnote_20_Symbol"><text:span text:style-name="T103"/></text:span></text:p>
      <text:p text:style-name="P115"><text:span text:style-name="MathematicaFormatStandardForm"><text:span text:style-name="T36"><draw:frame draw:style-name="fr3" draw:name="Object132" text:anchor-type="as-char" svg:y="-0.2339in" svg:width="2.072in" svg:height="0.3827in" draw:z-index="15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58"><text:span text:style-name="Endnote_20_Symbol"><text:span text:style-name="T104">and</text:span></text:span></text:p>
      <text:p text:style-name="P37"><text:span text:style-name="MathematicaFormatStandardForm"><text:span text:style-name="T4"><draw:frame draw:style-name="fr3" draw:name="Object131" text:anchor-type="as-char" svg:y="-0.2339in" svg:width="2.5953in" svg:height="0.3827in" draw:z-index="142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94"/>
      <text:p text:style-name="P90"><text:span text:style-name="Endnote_20_Symbol"><text:span text:style-name="T34">Now, </text:span></text:span><text:span text:style-name="Endnote_20_Symbol"><text:span text:style-name="T35">to cut to the chase. <text:s/>Just as we did before Section 4, we can define</text:span></text:span><text:span text:style-name="Endnote_20_Symbol"><text:span text:style-name="T34"><draw:frame draw:style-name="fr1" draw:name="Object152" text:anchor-type="as-char" svg:y="-0.1244in" svg:width="0.5264in" svg:height="0.1752in" draw:z-index="163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text:span text:style-name="Endnote_20_Symbol"><text:span text:style-name="T35">purely in terms of these identities as</text:span></text:span></text:p>
      <text:p text:style-name="P89"><text:span text:style-name="Endnote_20_Symbol"><text:span text:style-name="T35"/></text:span></text:p>
      <text:p text:style-name="P116"><text:span text:style-name="MathematicaFormatStandardForm"><text:span text:style-name="T36"><draw:frame draw:style-name="fr2" draw:name="Object136" text:anchor-type="as-char" svg:y="-0.5547in" svg:width="1.928in" svg:height="1.1228in" draw:z-index="153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116"><text:span text:style-name="MathematicaFormatStandardForm"><text:span text:style-name="T36"/></text:span></text:p>
      <text:p text:style-name="P90"><text:span text:style-name="Endnote_20_Symbol"><text:span text:style-name="T35">and</text:span></text:span><text:span text:style-name="Endnote_20_Symbol"><text:span text:style-name="T35"><draw:frame draw:style-name="fr1" draw:name="Object153" text:anchor-type="as-char" svg:y="-0.1457in" svg:width="0.5217in" svg:height="0.1965in" draw:z-index="164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text:span text:style-name="Endnote_20_Symbol"><text:span text:style-name="T35">as</text:span></text:span></text:p>
      <text:p text:style-name="P117"><text:span text:style-name="MathematicaFormatStandardForm"><text:span text:style-name="T36"><draw:frame draw:style-name="fr2" draw:name="Object154" text:anchor-type="as-char" svg:y="-0.5693in" svg:width="2.1291in" svg:height="1.152in" draw:z-index="165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116"><text:span text:style-name="MathematicaFormatStandardForm"><text:span text:style-name="T36"/></text:span></text:p>
      <text:p text:style-name="P116"><text:span text:style-name="MathematicaFormatStandardForm"><text:span text:style-name="T36"/></text:span></text:p>
      <text:p text:style-name="P116"><text:span text:style-name="MathematicaFormatStandardForm"><text:span text:style-name="T36"/></text:span></text:p>
      <text:p text:style-name="P116"><text:soft-page-break/><text:span text:style-name="MathematicaFormatStandardForm"><text:span text:style-name="T36"/></text:span></text:p>
      <text:p text:style-name="P116"><text:span text:style-name="MathematicaFormatStandardForm"><text:span text:style-name="T36"/></text:span></text:p>
      <text:p text:style-name="P116"><text:span text:style-name="MathematicaFormatStandardForm"><text:span text:style-name="T36"/></text:span></text:p>
      <text:p text:style-name="P38"><text:span text:style-name="MathematicaFormatStandardForm"><text:span text:style-name="T4"/></text:span></text:p>
      <text:p text:style-name="P38"><text:span text:style-name="MathematicaFormatStandardForm"><text:span text:style-name="T4"><draw:frame draw:style-name="fr3" draw:name="Object133" text:anchor-type="as-char" svg:y="-0.1457in" svg:width="1.9272in" svg:height="0.1965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38"><text:span text:style-name="MathematicaFormatStandardForm"><text:span text:style-name="T4"><draw:frame draw:style-name="fr3" draw:name="Object134" text:anchor-type="as-char" svg:y="-0.3047in" svg:width="2.8681in" svg:height="0.4457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38"><text:span text:style-name="MathematicaFormatStandardForm"><text:span text:style-name="T4"><draw:frame draw:style-name="fr3" draw:name="Object135" text:anchor-type="as-char" svg:y="-0.3047in" svg:width="4.9201in" svg:height="0.4535in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38"><text:span text:style-name="MathematicaFormatStandardForm"><text:span text:style-name="T4"/></text:span></text:p>
      <text:p text:style-name="P164"><text:span text:style-name="Endnote_20_Symbol"><text:span text:style-name="T63">DkyBk[n_,y_,1]:=DkyBk[n,y,1]=phi[n,K]-phi[alpha[y],K]</text:span></text:span></text:p>
      <text:p text:style-name="P164"><text:span text:style-name="Endnote_20_Symbol"><text:span text:style-name="T63">DkyBk[n_,y_,2]:=DkyBk[n,y,2]=(phi[Floor[n^(1/2)],K]-y)+2Sum[DkyBk[Floor[n/alpha[m]],m,1],{m,y+1,phi[Floor[n^(1/2)],K]}]</text:span></text:span></text:p>
      <text:p text:style-name="P164"><text:span text:style-name="Endnote_20_Symbol"><text:span text:style-name="T63">DkyBk[n_,y_,k_]:=DkyBk[n,y,k]=(phi[Floor[n^(1/k)],K]-y)+k Sum[DkyBk[Floor[n/(alpha[m]^(k-1))],m,1],{m,y+1,phi[Floor[n^(1/k)],K]}]+</text:span></text:span></text:p>
      <text:p text:style-name="P164"><text:span text:style-name="Endnote_20_Symbol"><text:span text:style-name="T63">Sum[binomial[k,j]DkyBk[Floor[n/(alpha[m]^(k-j))],m,j],{m,y+1,phi[Floor[n^(1/k)],K]},{j,2,k-1}]</text:span></text:span></text:p>
      <text:p text:style-name="P38"><text:span text:style-name="MathematicaFormatStandardForm"><text:span text:style-name="T4"/></text:span></text:p>
      <text:p text:style-name="P38"><text:span text:style-name="MathematicaFormatStandardForm"><text:span text:style-name="T4"/></text:span></text:p>
      <text:p text:style-name="P123"/>
      <text:p text:style-name="P94"/>
      <text:p text:style-name="P94"/>
      <text:p text:style-name="P94"/>
      <text:p text:style-name="P95"><text:span text:style-name="T122">11. </text:span>Addendum: <text:span text:style-name="T118">All Mathematica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aMathematicaCellInput" style:family="paragraph" style:default-outline-level="">
      <loext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37:36.153000000</meta:creation-date>
    <dc:date>2017-05-27T21:38:03.820000000</dc:date>
    <meta:editing-duration>P2DT14H48M57S</meta:editing-duration>
    <meta:editing-cycles>77</meta:editing-cycles>
    <meta:generator>LibreOffice/5.2.5.1$Windows_x86 LibreOffice_project/0312e1a284a7d50ca85a365c316c7abbf20a4d22</meta:generator>
    <meta:document-statistic meta:table-count="0" meta:image-count="0" meta:object-count="166" meta:page-count="13" meta:paragraph-count="228" meta:word-count="2468" meta:character-count="16248" meta:non-whitespace-character-count="13895"/>
  </office:meta>
</office:document-meta>
</file>

<file path=Object 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d_z( n ) = sum from p^a divides n ( (binom{z}{a}) )</annotation>
  </semantics>
</math>
</file>

<file path=Object 10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D_{z,y}(n)

=

sum from k = 0 to {lfloor {log n}over{log y}  rfloor} ( binom{z}{k} ) D_{z-k,y+1}(n over {y^k})</annotation>
  </semantics>
</math>
</file>

<file path=Object 10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i>n</mi>
                <mo stretchy="false">−</mo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row>
            </mrow>
            <mo fence="true" stretchy="false">)</mo>
          </mrow>
          <mo stretchy="false">+</mo>
          <mrow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>m</mi>
                        </mrow>
                      </mfrac>
                    </mrow>
                    <mo fence="true" stretchy="false">⌋</mo>
                  </mrow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  <mi>k</mi>
                </mfrac>
              </mrow>
            </mrow>
            <mo stretchy="false">⋅</mo>
            <msub>
              <mi>D</mi>
              <mrow>
                <mrow>
                  <mo stretchy="false">−</mo>
                  <mi>k</mi>
                </mrow>
                <mi>,</mi>
                <mrow>
                  <mi>m</mi>
                  <mo stretchy="false">+</mo>
                  <mn>1</mn>
                </mrow>
              </mrow>
            </msub>
          </mrow>
        </mrow>
      </mrow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
%PI( n )

=

( n-lfloor n^{1 over 2} rfloor )

+

sum from m = 2 to lfloor n^{1 over 2} rfloor

sum from k = 1 to {lfloor {log n}over{log m}  rfloor} 

{(-1)^{k+1} over k} cdot  D_{-k,m+1}(n over {m^k}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y</mi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row>
          <mo fence="true" stretchy="false">(</mo>
          <mrow>
            <mfrac>
              <mi>n</mi>
              <msup>
                <mi>y</mi>
                <mi>k</mi>
              </msup>
            </mfrac>
          </mrow>
          <mo fence="true" stretchy="false">)</mo>
        </mrow>
        <mo stretchy="false">=</mo>
        <msub>
          <mi>D</mi>
          <mrow>
            <mi>z</mi>
            <mi>,</mi>
            <mrow>
              <mi>y</mi>
              <mo stretchy="false">+</mo>
              <mn>1</mn>
            </mrow>
          </mrow>
        </msub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sum from k = 0 to {lfloor {log n}over{log y}  rfloor} ( binom{z}{k} ) D_{z-k,y+1}(n over {y^k})

=

D_{ z,y+1 }( n )

+

sum from k = 1 to {lfloor {log n}over{log y}  rfloor} ( binom{z}{k} ) D_{z-k,y+1}(n over {y^k})</annotation>
  </semantics>
</math>
</file>

<file path=Object 102/content.xml><?xml version="1.0" encoding="utf-8"?>
<math xmlns="http://www.w3.org/1998/Math/MathML" display="block">
  <semantics>
    <mrow>
      <mi>n</mi>
      <mo stretchy="false">&lt;</mo>
      <mi>y</mi>
    </mrow>
    <annotation encoding="StarMath 5.0">n&lt;y</annotation>
  </semantics>
</math>
</file>

<file path=Object 103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10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10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06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

<file path=Object 107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z,y }( n )
</annotation>
  </semantics>
</math>
</file>

<file path=Object 108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2</mn>
                <mo stretchy="false">/</mo>
                <mn>3</mn>
              </mrow>
            </msup>
            <mi>log</mi>
            <mi>n</mi>
          </mrow>
        </mrow>
        <mo fence="true" stretchy="false">)</mo>
      </mrow>
    </mrow>
    <annotation encoding="StarMath 5.0">O( n^{2/3} log n )</annotation>
  </semantics>
</math>
</file>

<file path=Object 10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 mathvariant="normal">α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row>
          <mo fence="true" stretchy="false">(</mo>
          <mrow>
            <mfrac>
              <mi>n</mi>
              <mrow>
                <mi mathvariant="normal">α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frac>
          </mrow>
          <mo fence="true" stretchy="false">)</mo>
        </mrow>
        <mo stretchy="false">=</mo>
        <msubsup>
          <mi>D</mi>
          <mrow>
            <mi>z</mi>
            <mi>,</mi>
            <mrow>
              <mi>y</mi>
              <mo stretchy="false">+</mo>
              <mn>1</mn>
            </mrow>
          </mrow>
          <msub>
            <mi>B</mi>
            <mi>k</mi>
          </msub>
        </msubsup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sum from k = 0 to {lfloor {log n}over{log %alpha(y)}  rfloor} ( binom{z}{k} ) D^{B_k}_{z-k,y+1}(n over {%alpha(y)^k})

=

D^{B_k}_{ z,y+1 }( n )

+

sum from k = 1 to {lfloor {log n}over{log %alpha(y)}  rfloor} ( binom{z}{k} ) D^{B_k}_{z-k,y+1}(n over {%alpha(y)^k})</annotation>
  </semantics>
</math>
</file>

<file path=Object 11/content.xml><?xml version="1.0" encoding="utf-8"?>
<math xmlns="http://www.w3.org/1998/Math/MathML" display="block">
  <semantics>
    <mrow>
      <mi>n</mi>
      <mo stretchy="false">&lt;</mo>
      <mi>y</mi>
    </mrow>
    <annotation encoding="StarMath 5.0">n&lt;y</annotation>
  </semantics>
</math>
</file>

<file path=Object 110/content.xml><?xml version="1.0" encoding="utf-8"?>
<math xmlns="http://www.w3.org/1998/Math/MathML" display="block">
  <semantics>
    <mrow>
      <mrow>
        <mi>n</mi>
        <mo stretchy="false">&lt;</mo>
        <mi mathvariant="normal">α</mi>
      </mrow>
      <mrow>
        <mo fence="true" stretchy="false">(</mo>
        <mrow>
          <mi>y</mi>
        </mrow>
        <mo fence="true" stretchy="false">)</mo>
      </mrow>
    </mrow>
    <annotation encoding="StarMath 5.0">n&lt;%alpha(y)</annotation>
  </semantics>
</math>
</file>

<file path=Object 111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^{B_k}_{ z,y }( n )

=

1
</annotation>
  </semantics>
</math>
</file>

<file path=Object 112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i mathvariant="normal">ϕ</mi>
                <mrow>
                  <mo fence="true" stretchy="false">(</mo>
                  <mrow>
                    <mrow>
                      <mi>n</mi>
                      <mi>,</mi>
                      <mi>k</mi>
                    </mrow>
                  </mrow>
                  <mo fence="true" stretchy="false">)</mo>
                </mrow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sup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1+

sum from m = y to {%phi(n,k)}

sum from k = 1 to {lfloor {log n}over{log %alpha(m)}  rfloor} 

( binom{z}{k} ) D^{B_k}_{z-k,m+1}(n over {%alpha(m)^k})</annotation>
  </semantics>
</math>
</file>

<file path=Object 11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under>
              <mo stretchy="false">∑</mo>
              <mrow>
                <mrow>
                  <mi>j</mi>
                  <mo stretchy="false">≤</mo>
                  <mi>n</mi>
                </mrow>
                <mi>;</mi>
                <mrow>
                  <mi>j</mi>
                  <mo stretchy="false">∈</mo>
                  <msub>
                    <mi>B</mi>
                    <mi>K</mi>
                  </msub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−</mo>
        <mn>..</mn>
      </mrow>
      <mi>.</mi>
    </mrow>
    <annotation encoding="StarMath 5.0">%PI(n)=

sum from p in P_k H_{ lfloor {log n}over{log p} rfloor }

+

	sum from {j &lt;= n; j in B_K}
			1
			
 -{1 over 2} 
 	sum from {j cdot k &lt;= n; j,k in B_K}
 			1
 			
+{1 over 3}
	sum from {j cdot k cdot l &lt;= n; j,k,l in B_K}
				1
-...</annotation>
  </semantics>
</math>
</file>

<file path=Object 114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1</mn>
                <mo stretchy="false">/</mo>
                <mn>3</mn>
              </mrow>
            </msup>
            <mi>log</mi>
            <mi>n</mi>
          </mrow>
        </mrow>
        <mo fence="true" stretchy="false">)</mo>
      </mrow>
    </mrow>
    <annotation encoding="StarMath 5.0">O( n^{1/3} log n )</annotation>
  </semantics>
</math>
</file>

<file path=Object 115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4</mn>
                <mo stretchy="false">/</mo>
                <mn>5</mn>
              </mrow>
            </msup>
            <mi>log</mi>
            <mi>n</mi>
          </mrow>
        </mrow>
        <mo fence="true" stretchy="false">)</mo>
      </mrow>
    </mrow>
    <annotation encoding="StarMath 5.0">O( n^{4/5} log n )</annotation>
  </semantics>
</math>
</file>

<file path=Object 116/content.xml><?xml version="1.0" encoding="utf-8"?>
<math xmlns="http://www.w3.org/1998/Math/MathML" display="block">
  <semantics>
    <mrow>
      <mrow>
        <mi>n</mi>
        <mo stretchy="false">&lt;</mo>
        <mi mathvariant="normal">α</mi>
      </mrow>
      <msup>
        <mrow>
          <mo fence="true" stretchy="false">(</mo>
          <mrow>
            <mi>y</mi>
          </mrow>
          <mo fence="true" stretchy="false">)</mo>
        </mrow>
        <mn>2</mn>
      </msup>
    </mrow>
    <annotation encoding="StarMath 5.0">n&lt;%alpha(y)^2</annotation>
  </semantics>
</math>
</file>

<file path=Object 117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 mathvariant="normal">ϕ</mi>
                  <mrow>
                    <mrow>
                      <mo fence="true" stretchy="false">(</mo>
                      <mrow>
                        <mrow>
                          <mi>n</mi>
                          <mi>,</mi>
                          <mi>K</mi>
                        </mrow>
                      </mrow>
                      <mo fence="true" stretchy="false">)</mo>
                    </mrow>
                    <mo stretchy="false">−</mo>
                    <mi mathvariant="normal">ϕ</mi>
                  </mrow>
                  <mrow>
                    <mo fence="true" stretchy="false">(</mo>
                    <mrow>
                      <mrow>
                        <mi mathvariant="normal">α</mi>
                        <mrow>
                          <mo fence="true" stretchy="false">(</mo>
                          <mrow>
                            <mrow>
                              <mi>y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D^{B_k}_{ z,y }( n )

=

1 + z cdot ( %phi(n,K)-%phi(%alpha(y,K)) )
</annotation>
  </semantics>
</math>
</file>

<file path=Object 11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 mathvariant="normal">ϕ</mi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−</mo>
                    <mi mathvariant="normal">ϕ</mi>
                  </mrow>
                  <mrow>
                    <mo fence="true" stretchy="false">(</mo>
                    <mrow>
                      <mrow>
                        <mi mathvariant="italic">max</mi>
                        <mrow>
                          <mo fence="true" stretchy="false">(</mo>
                          <mrow>
                            <mrow>
                              <mi mathvariant="normal">α</mi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,</mi>
                              <mrow>
                                <mo fence="true" stretchy="false">⌊</mo>
                                <mrow>
                                  <msup>
                                    <mi>n</mi>
                                    <mfrac>
                                      <mn>1</mn>
                                      <mn>2</mn>
                                    </mfrac>
                                  </msup>
                                </mrow>
                                <mo fence="true" stretchy="false">⌋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o fence="true" stretchy="false">⌊</mo>
                <mrow>
                  <mrow>
                    <mi mathvariant="normal">ϕ</mi>
                    <mrow>
                      <mo fence="true" stretchy="false">(</mo>
                      <mrow>
                        <mrow>
                          <msup>
                            <mi>n</mi>
                            <mfrac>
                              <mn>1</mn>
                              <mn>2</mn>
                            </mfrac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sup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sup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i>k</mi>
                  </msup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z,y}(n)

=

1+

z cdot( %phi(n) - %phi(max(%alpha(y-1),lfloor n^{1 over 2} rfloor), K) )

+

sum from m = y to lfloor %phi(n^{1 over 2},K) rfloor

sum from k = 1 to {lfloor {log n}over{log %alpha(m)}  rfloor} 

( binom{z}{k} ) D^{B_k}_{z-k,m+1}(lfloor n over {%alpha(m)^k} rfloor)</annotation>
  </semantics>
</math>
</file>

<file path=Object 119/content.xml><?xml version="1.0" encoding="utf-8"?>
<math xmlns="http://www.w3.org/1998/Math/MathML" display="block">
  <semantics>
    <mrow>
      <mi>O</mi>
      <mrow>
        <mo fence="true" stretchy="false">(</mo>
        <mrow>
          <mi mathvariant="normal">ϵ</mi>
        </mrow>
        <mo fence="true" stretchy="false">)</mo>
      </mrow>
    </mrow>
    <annotation encoding="StarMath 5.0">O( %epsilon )</annotation>
  </semantics>
</math>
</file>

<file path=Object 12/content.xml><?xml version="1.0" encoding="utf-8"?>
<math xmlns="http://www.w3.org/1998/Math/MathML" display="block">
  <semantics>
    <mrow>
      <mtext/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n>..</mn>
      </mrow>
      <mi>.</mi>
    </mrow>
    <annotation encoding="StarMath 5.0">""D^{B_K}_{z}(n)=
(binom{z}{0})1 +
(binom{z}{1})
	sum from {j &lt;= n; j in B_K}
			1
			
 +(binom{z}{2}) 
 	sum from {j cdot k &lt;= n; j,k in B_K}
 			1
 			
+(binom{z}{3}) 
	sum from {j cdot k cdot l &lt;= n; j,k,l in B_K}
				1
+...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sup>
        <mi>D</mi>
        <mrow>
          <mi>z</mi>
          <mi>,</mi>
          <mn>2</mn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row>
            <mo fence="true" stretchy="false">(</mo>
            <mrow>
              <mi>n</mi>
            </mrow>
            <mo fence="true" stretchy="false">)</mo>
          </mrow>
          <mo stretchy="false">−</mo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i mathvariant="normal">ϕ</mi>
                <mrow>
                  <mo fence="true" stretchy="false">(</mo>
                  <mrow>
                    <mrow>
                      <mi>n</mi>
                      <mi>,</mi>
                      <mi>K</mi>
                    </mrow>
                  </mrow>
                  <mo fence="true" stretchy="false">)</mo>
                </mrow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subsup>
            <mi>D</mi>
            <mrow>
              <mrow>
                <mo stretchy="false">−</mo>
                <mi>k</mi>
              </mrow>
              <mi>,</mi>
              <mrow>
                <mi>m</mi>
                <mo stretchy="false">+</mo>
                <mn>1</mn>
              </mrow>
            </mrow>
            <msub>
              <mi>B</mi>
              <mi>k</mi>
            </msub>
          </msubsup>
        </mrow>
      </mrow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lim from {z rightarrow 0}{} {{partial}over{partial z}} D^{B_k}_{z,2}(n)

=

%PI( n )

-sum from p in P_k H_{ lfloor {log n}over{log p} rfloor }

=

sum from m = 2 to {%phi(n,K)}

sum from k = 1 to {lfloor {log n}over{log %alpha(m)}  rfloor} 

{(-1)^{k+1} over k} cdot  D^{B_k}_{-k,m+1}(n over {%alpha(m)^k})</annotation>
  </semantics>
</math>
</file>

<file path=Object 1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o fence="true" stretchy="false">(</mo>
            <mrow>
              <mrow>
                <mi mathvariant="normal">ϕ</mi>
                <mrow>
                  <mrow>
                    <mo fence="true" stretchy="false">(</mo>
                    <mrow>
                      <mrow>
                        <mi>n</mi>
                        <mi>,</mi>
                        <mi>K</mi>
                      </mrow>
                    </mrow>
                    <mo fence="true" stretchy="false">)</mo>
                  </mrow>
                  <mo stretchy="false">−</mo>
                  <mi mathvariant="normal">ϕ</mi>
                </mrow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sup>
                            <mi>n</mi>
                            <mfrac>
                              <mn>1</mn>
                              <mn>2</mn>
                            </mfrac>
                          </msup>
                        </mrow>
                        <mo fence="true" stretchy="false">⌋</mo>
                      </mrow>
                      <mi>,</mi>
                      <mi>K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row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row>
                      <mi mathvariant="normal">ϕ</mi>
                      <mrow>
                        <mo fence="true" stretchy="false">(</mo>
                        <mrow>
                          <mrow>
                            <msup>
                              <mi>n</mi>
                              <mfrac>
                                <mn>1</mn>
                                <mn>2</mn>
                              </mfrac>
                            </msup>
                            <mi>,</mi>
                            <mi>K</mi>
                          </mrow>
                        </mrow>
                        <mo fence="true" stretchy="false">)</mo>
                      </mrow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 mathvariant="normal">α</mi>
                          <mrow>
                            <mo fence="true" stretchy="false">(</mo>
                            <mrow>
                              <mi>m</mi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⌋</mo>
                  </mrow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  <mi>k</mi>
                </mfrac>
              </mrow>
            </mrow>
            <mo stretchy="false">⋅</mo>
            <msubsup>
              <mi>D</mi>
              <mrow>
                <mrow>
                  <mo stretchy="false">−</mo>
                  <mi>k</mi>
                </mrow>
                <mi>,</mi>
                <mrow>
                  <mi>m</mi>
                  <mo stretchy="false">+</mo>
                  <mn>1</mn>
                </mrow>
              </mrow>
              <msub>
                <mi>B</mi>
                <mi>k</mi>
              </msub>
            </msubsup>
          </mrow>
        </mrow>
      </mrow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
%PI( n )

=

sum from p in P_k H_{ lfloor {log n}over{log p} rfloor }

+

( %phi(n,K)-%phi(lfloor n^{1 over 2} rfloor,K) )

+

sum from m = 2 to lfloor %phi(n^{1 over 2},K) rfloor

sum from k = 1 to {lfloor {log n}over{log %alpha(m)}  rfloor} 

{(-1)^{k+1} over k} cdot  D^{B_k}_{-k,m+1}(n over {%alpha(m)^k})</annotation>
  </semantics>
</math>
</file>

<file path=Object 12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123/content.xml><?xml version="1.0" encoding="utf-8"?>
<math xmlns="http://www.w3.org/1998/Math/MathML" display="block">
  <semantics>
    <mtable>
      <mtr>
        <mtd>
          <mrow>
            <msub>
              <mi>D</mi>
              <mrow>
                <mi>z</mi>
                <mi>,</mi>
                <mi>y</mi>
              </mrow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>y</mi>
                        </mrow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stretchy="false">)</mo>
                </mrow>
              </mrow>
            </mrow>
            <msub>
              <mi>D</mi>
              <mrow>
                <mrow>
                  <mi>z</mi>
                  <mo stretchy="false">−</mo>
                  <mi>k</mi>
                </mrow>
                <mi>,</mi>
                <mrow>
                  <mi>y</mi>
                  <mo stretchy="false">+</mo>
                  <mn>1</mn>
                </mrow>
              </mrow>
            </msub>
            <mrow>
              <mo fence="true" stretchy="false">(</mo>
              <mrow>
                <mfrac>
                  <mi>n</mi>
                  <msup>
                    <mi>y</mi>
                    <mi>k</mi>
                  </msup>
                </mfrac>
              </mrow>
              <mo fence="true" stretchy="false">)</mo>
            </mrow>
            <mtext/>
          </mrow>
        </mtd>
      </mtr>
      <mtr>
        <mtd>
          <mrow>
            <mi mathvariant="italic">if</mi>
            <mrow>
              <mi>n</mi>
              <mo stretchy="false">&lt;</mo>
              <mi>y</mi>
            </mrow>
            <mi>,</mi>
            <msub>
              <mi>D</mi>
              <mrow>
                <mi>z</mi>
                <mi>,</mi>
                <mi>y</mi>
              </mrow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D_{z,y}(n)

=

sum from k = 0 to {lfloor {log n}over{log y}  rfloor} ( binom{z}{k} ) D_{z-k,y+1}(n over {y^k})

"" newline

if n&lt;y,D_{ z,y }( n )=1</annotation>
  </semantics>
</math>
</file>

<file path=Object 12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row>
          <mi>z</mi>
          <mi>,</mi>
          <mn>2</mn>
        </mrow>
      </msub>
      <mrow>
        <mo fence="true" stretchy="false">(</mo>
        <mrow>
          <mi>n</mi>
        </mrow>
        <mo fence="true" stretchy="false">)</mo>
      </mrow>
    </mrow>
    <annotation encoding="StarMath 5.0">%PI( n )

=

lim from { z rightarrow 0 }{ }

{ partial over {partial z} }

D_{ z,2 }( n )</annotation>
  </semantics>
</math>
</file>

<file path=Object 125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row/>
      <mrow/>
      <mtext/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−</mo>
        <mrow/>
      </mrow>
      <mtext/>
      <mfrac>
        <mn>1</mn>
        <mn>2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frac>
        <mn>1</mn>
        <mn>3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−</mo>
        <mrow/>
      </mrow>
      <mn>...</mn>
    </mrow>
    <annotation encoding="StarMath 5.0">%PI( n )
{}={}
{} {} ""sum from t=2 to x 1
{}-{} ""{1 over 2} sum from t=2 to x sum from u=2 to lfloor x over t rfloor 1
{}+{} ""{1 over 3} sum from t=2 to x sum from u=2 to lfloor x over t rfloor sum from v=2 to lfloor x over {t cdot u} rfloor 1
{}-{} ...
</annotation>
  </semantics>
</math>
</file>

<file path=Object 126/content.xml><?xml version="1.0" encoding="utf-8"?>
<math xmlns="http://www.w3.org/1998/Math/MathML" display="block">
  <semantics>
    <mrow>
      <mi>O</mi>
      <mrow>
        <mo fence="true" stretchy="false">(</mo>
        <mrow>
          <mi mathvariant="normal">ϵ</mi>
        </mrow>
        <mo fence="true" stretchy="false">)</mo>
      </mrow>
    </mrow>
    <annotation encoding="StarMath 5.0">O( %epsilon )</annotation>
  </semantics>
</math>
</file>

<file path=Object 12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i>k</mi>
        </msub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row>
                        <mi>k</mi>
                        <mo stretchy="false">−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i>y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if </mtext>
                    <mrow>
                      <mi>k</mi>
                      <mo stretchy="false">&gt;</mo>
                      <mn>0</mn>
                    </mrow>
                    <mtext>and</mtext>
                    <mrow>
                      <mi>n</mi>
                      <mo stretchy="false">&lt;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k=0</mtext>
                  </mrow>
                </mtd>
              </mtr>
            </mtable>
          </mrow>
        </mrow>
      </mrow>
    </mrow>
    <annotation encoding="StarMath 5.0">D_{k,y}'(n) = f_{k}(n,y) "    where     " f_k(n,j)  = {left lbrace
  stack {
    f_{k-1}( n over j, y ) + f_k(n, j+1)"         if " n &gt;= j#
    0"                                 if "k&gt;0 "and" n&lt;j#
    1"                                                   k=0"
  }
right none}</annotation>
  </semantics>
</math>
</file>

<file path=Object 129/content.xml><?xml version="1.0" encoding="utf-8"?>
<math xmlns="http://www.w3.org/1998/Math/MathML" display="block">
  <semantics>
    <mrow>
      <msubsup>
        <mi>D</mi>
        <mrow>
          <mn>1</mn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  <mi>;</mi>
              <mrow>
                <mi>j</mi>
                <mo stretchy="false">≥</mo>
                <mi>y</mi>
              </mrow>
            </mrow>
          </munder>
          <mn>1</mn>
        </mrow>
      </mrow>
    </mrow>
    <annotation encoding="StarMath 5.0">D^{B_K}_{1,y}(n)=

	sum from {%alpha(j) &lt;= n; j in B_K; j &gt;= y}
			1
</annotation>
  </semantics>
</math>
</file>

<file path=Object 13/content.xml><?xml version="1.0" encoding="utf-8"?>
<math xmlns="http://www.w3.org/1998/Math/MathML" display="block">
  <semantics>
    <mrow>
      <mi>n</mi>
      <mo stretchy="false">&lt;</mo>
      <msup>
        <mi>y</mi>
        <mn>2</mn>
      </msup>
    </mrow>
    <annotation encoding="StarMath 5.0">n&lt;y^2</annotation>
  </semantics>
</math>
</file>

<file path=Object 130/content.xml><?xml version="1.0" encoding="utf-8"?>
<math xmlns="http://www.w3.org/1998/Math/MathML" display="block">
  <semantics>
    <mrow>
      <msubsup>
        <mi>D</mi>
        <mrow>
          <mn>3</mn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l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  <mi>;</mi>
              <mi>j</mi>
              <mi>,</mi>
              <mi>k</mi>
              <mi>,</mi>
              <mrow>
                <mi>l</mi>
                <mo stretchy="false">≥</mo>
                <mi>y</mi>
              </mrow>
            </mrow>
          </munder>
          <mn>1</mn>
        </mrow>
      </mrow>
    </mrow>
    <annotation encoding="StarMath 5.0">D^{B_K}_{3,y}(n)=
			

	sum from {%alpha(j) cdot %alpha(k) cdot %alpha(l) &lt;= n; j,k,l in B_K; j,k,l &gt;= y}
				1
</annotation>
  </semantics>
</math>
</file>

<file path=Object 131/content.xml><?xml version="1.0" encoding="utf-8"?>
<math xmlns="http://www.w3.org/1998/Math/MathML" display="block">
  <semantics>
    <mrow>
      <msub>
        <mi>D</mi>
        <mrow>
          <mn>2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2,y }'( n )</annotation>
  </semantics>
</math>
</file>

<file path=Object 132/content.xml><?xml version="1.0" encoding="utf-8"?>
<math xmlns="http://www.w3.org/1998/Math/MathML" display="block">
  <semantics>
    <mrow>
      <msubsup>
        <mi>D</mi>
        <mrow>
          <mn>2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  <mi>;</mi>
              <mi>j</mi>
              <mi>,</mi>
              <mrow>
                <mi>k</mi>
                <mo stretchy="false">≥</mo>
                <mi>y</mi>
              </mrow>
            </mrow>
          </munder>
          <mn>1</mn>
        </mrow>
      </mrow>
    </mrow>
    <annotation encoding="StarMath 5.0">D^{B_K}_{2,y}'(n)=
 	sum from {%alpha(j) cdot %alpha(k) &lt;= n; j,k in B_K; j,k &gt;= y}
 			1
</annotation>
  </semantics>
</math>
</file>

<file path=Object 13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o stretchy="false">⋅</mo>
            <msubsup>
              <mi>D</mi>
              <mrow>
                <mi>k</mi>
                <mi>,</mi>
                <mn>2</mn>
              </mrow>
              <msub>
                <mi>B</mi>
                <mi>k</mi>
              </msub>
            </msubsup>
          </mrow>
        </mrow>
      </mrow>
      <mrow>
        <mo fence="true" stretchy="false">(</mo>
        <mrow>
          <mi>n</mi>
        </mrow>
        <mo fence="true" stretchy="false">)</mo>
      </mrow>
    </mrow>
    <annotation encoding="StarMath 5.0">%PI(n)=
sum from p in P_k H_{ lfloor {log n}over{log p} rfloor }
+
sum from k = 1 to lfloor {log n}over{log %alpha(2)} rfloor
{{( -1 )^{ k+1 }} over k} cdot D^{ B_k }_{ k,2 }( n )</annotation>
  </semantics>
</math>
</file>

<file path=Object 13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sub>
            <mi>D</mi>
            <mrow>
              <mi>k</mi>
              <mi>,</mi>
              <mn>2</mn>
            </mrow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%PI( n )

=

sum from k = 1 to { lfloor {log n}over{log 2} rfloor }

{( -1 )^{ k+1 } over k}

cdot

D_{ k,2 }'( n )</annotation>
  </semantics>
</math>
</file>

<file path=Object 135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i>k</mi>
        </msub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row>
                        <mi>k</mi>
                        <mo stretchy="false">−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row>
                                <mi mathvariant="normal">α</mi>
                                <mrow>
                                  <mo fence="true" stretchy="false">(</mo>
                                  <mrow>
                                    <mi>j</mi>
                                  </mrow>
                                  <mo fence="true" stretchy="false">)</mo>
                                </mrow>
                              </mrow>
                            </mfrac>
                            <mi>,</mi>
                            <mi>y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if </mtext>
                    <mrow>
                      <mi>k</mi>
                      <mo stretchy="false">&gt;</mo>
                      <mn>0</mn>
                    </mrow>
                    <mtext>and</mtext>
                    <mrow>
                      <mi>n</mi>
                      <mo stretchy="false">&lt;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k=0</mtext>
                  </mrow>
                </mtd>
              </mtr>
            </mtable>
          </mrow>
        </mrow>
      </mrow>
    </mrow>
    <annotation encoding="StarMath 5.0">D^{B_k}_{k,y}'(n) = f_{k}(n,y) "    where     " f_k(n,j)  = {left lbrace
  stack {
    f_{k-1}( n over {%alpha(j)}, y ) + f_k(n, j+1)"         if " n &gt;= %alpha(j)#
    0"                                     if "k&gt;0 "and" n&lt;%alpha(j)#
    1"                                                             k=0"
  }
right none}</annotation>
  </semantics>
</math>
</file>

<file path=Object 136/content.xml><?xml version="1.0" encoding="utf-8"?>
<math xmlns="http://www.w3.org/1998/Math/MathML" display="block">
  <semantics>
    <mrow>
      <msub>
        <mi>D</mi>
        <mrow>
          <mn>3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3,y}'(n)</annotation>
  </semantics>
</math>
</file>

<file path=Object 137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row>
          <mrow>
            <mi>k</mi>
            <mo stretchy="false">−</mo>
            <mi>j</mi>
          </mrow>
          <mi>,</mi>
          <mrow>
            <mi>y</mi>
            <mo stretchy="false">−</mo>
            <mn>1</mn>
          </mrow>
        </mrow>
      </msub>
      <mi>'</mi>
      <mrow>
        <mo fence="true" stretchy="false">(</mo>
        <mrow>
          <mfrac>
            <mi>n</mi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j</mi>
            </msup>
          </mfrac>
        </mrow>
        <mo fence="true" stretchy="false">)</mo>
      </mrow>
    </mrow>
    <annotation encoding="StarMath 5.0">D_{k,y}'(n) = sum from j = 0 to k (-1)^j ( binom{k}{j} ) D_{k-j,y-1}'(n over (y-1)^{j})</annotation>
  </semantics>
</math>
</file>

<file path=Object 13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under>
              <mo stretchy="false">∑</mo>
              <mrow>
                <mrow>
                  <mi>j</mi>
                  <mo stretchy="false">≤</mo>
                  <mi>n</mi>
                </mrow>
                <mi>;</mi>
                <mrow>
                  <mi>j</mi>
                  <mo stretchy="false">∈</mo>
                  <msub>
                    <mi>B</mi>
                    <mi>K</mi>
                  </msub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−</mo>
        <mn>..</mn>
      </mrow>
      <mi>.</mi>
    </mrow>
    <annotation encoding="StarMath 5.0">%PI(n)=

sum from p in P_k H_{ lfloor {log n}over{log p} rfloor }

+

	sum from {j &lt;= n; j in B_K}
			1
			
 -{1 over 2} 
 	sum from {j cdot k &lt;= n; j,k in B_K}
 			1
 			
+{1 over 3}
	sum from {j cdot k cdot l &lt;= n; j,k,l in B_K}
				1
-...</annotation>
  </semantics>
</math>
</file>

<file path=Object 139/content.xml><?xml version="1.0" encoding="utf-8"?>
<math xmlns="http://www.w3.org/1998/Math/MathML" display="block">
  <semantics>
    <mrow>
      <msub>
        <mi>D</mi>
        <mrow>
          <mn>1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1,y }'( n )</annotation>
  </semantics>
</math>
</file>

<file path=Object 1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140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i>D</mi>
        <mrow>
          <mrow>
            <mi>k</mi>
            <mo stretchy="false">−</mo>
            <mi>j</mi>
          </mrow>
          <mi>,</mi>
          <mrow>
            <mi>y</mi>
            <mo stretchy="false">−</mo>
            <mn>1</mn>
          </mrow>
        </mrow>
        <msub>
          <mi>B</mi>
          <mi>k</mi>
        </msub>
      </msubsup>
      <mi>'</mi>
      <mrow>
        <mo fence="true" stretchy="false">(</mo>
        <mrow>
          <mfrac>
            <mi>n</mi>
            <msup>
              <mrow>
                <mi mathvariant="normal">α</mi>
                <mrow>
                  <mo fence="true" stretchy="false">(</mo>
                  <mrow>
                    <mrow>
                      <mi>y</mi>
                      <mo stretchy="false">−</mo>
                      <mn>1</mn>
                    </mrow>
                  </mrow>
                  <mo fence="true" stretchy="false">)</mo>
                </mrow>
              </mrow>
              <mi>j</mi>
            </msup>
          </mfrac>
        </mrow>
        <mo fence="true" stretchy="false">)</mo>
      </mrow>
    </mrow>
    <annotation encoding="StarMath 5.0">D^{B_k}_{k,y}'(n) = sum from j = 0 to k (-1)^j ( binom{k}{j} ) D^{B_k}_{k-j,y-1}'(n over {%alpha(y-1)}^{j})</annotation>
  </semantics>
</math>
</file>

<file path=Object 141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i>y</mi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{}sum from t=y to x sum from u=y to lfloor x over t rfloor sum from v=y to lfloor x over {t cdot u} rfloor 1</annotation>
  </semantics>
</math>
</file>

<file path=Object 142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k</mi>
            <mo stretchy="false">−</mo>
            <mi>j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i>'</mi>
      <mrow>
        <mo fence="true" stretchy="false">(</mo>
        <mrow>
          <mfrac>
            <mi>n</mi>
            <msup>
              <mrow>
                <mi mathvariant="normal">α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  <mi>j</mi>
            </msup>
          </mfrac>
        </mrow>
        <mo fence="true" stretchy="false">)</mo>
      </mrow>
    </mrow>
    <annotation encoding="StarMath 5.0">D^{B_k}_{k,y}'(n) = sum from j = 0 to k ( binom{k}{j} ) D^{B_k}_{k-j,y+1}'(n over {%alpha(y)}^{j})</annotation>
  </semantics>
</math>
</file>

<file path=Object 143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{}sum from t=y to x sum from u=y to lfloor x over t rfloor 1</annotation>
  </semantics>
</math>
</file>

<file path=Object 144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n>1</mn>
      </mrow>
    </mrow>
    <annotation encoding="StarMath 5.0">{}sum from t=y to x 1</annotation>
  </semantics>
</math>
</file>

<file path=Object 145/content.xml><?xml version="1.0" encoding="utf-8"?>
<math xmlns="http://www.w3.org/1998/Math/MathML" display="block">
  <semantics>
    <mrow>
      <msubsup>
        <mi>D</mi>
        <mrow>
          <mn>1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 mathvariant="normal">α</mi>
            <mrow>
              <mo fence="true" stretchy="false">(</mo>
              <mrow>
                <mi>y</mi>
              </mrow>
              <mo fence="true" stretchy="false">)</mo>
            </mrow>
            <mi>,</mi>
            <mi>K</mi>
          </mrow>
        </mrow>
        <mo fence="true" stretchy="false">)</mo>
      </mrow>
    </mrow>
    <annotation encoding="StarMath 5.0">D^{B_k}_{1,y}'(n) = %phi( n,K ) - %phi( %alpha(y),K )</annotation>
  </semantics>
</math>
</file>

<file path=Object 146/content.xml><?xml version="1.0" encoding="utf-8"?>
<math xmlns="http://www.w3.org/1998/Math/MathML" display="block">
  <semantics>
    <mrow>
      <msubsup>
        <mi>D</mi>
        <mrow>
          <mn>2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  <mi>,</mi>
              <mi>K</mi>
            </mrow>
          </mrow>
          <mo fence="true" stretchy="false">)</mo>
        </mrow>
        <mo stretchy="false">−</mo>
        <mi>y</mi>
        <mo stretchy="false">+</mo>
        <mn>2</mn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i mathvariant="normal">ϕ</mi>
            <mrow>
              <mo fence="true" stretchy="false">(</mo>
              <mrow>
                <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i>,</mi>
                  <mi>K</mi>
                </mrow>
              </mrow>
              <mo fence="true" stretchy="false">)</mo>
            </mrow>
          </mrow>
        </munderover>
        <msub>
          <mi>D</mi>
          <mrow>
            <mn>1</mn>
            <mi>,</mi>
            <mi>m</mi>
          </mrow>
        </msub>
      </mrow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2,y}'(n) = %phi( lfloor n^{1 over 2} rfloor,K ) - y + 2 sum from m=y+1 to { %phi(lfloor n^{1 over 2} rfloor,K)} D_{ 1,m }( lfloor n over {%alpha(m)} rfloor )</annotation>
  </semantics>
</math>
</file>

<file path=Object 147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row>
                <mo fence="true" stretchy="false">⌊</mo>
                <mrow>
                  <msup>
                    <mi>n</mi>
                    <mfrac>
                      <mn>1</mn>
                      <mi>k</mi>
                    </mfrac>
                  </msup>
                </mrow>
                <mo fence="true" stretchy="false">⌋</mo>
              </mrow>
              <mi>,</mi>
              <mi>K</mi>
            </mrow>
          </mrow>
          <mo fence="true" stretchy="false">)</mo>
        </mrow>
        <mo stretchy="false">−</mo>
        <mi>y</mi>
        <mo stretchy="false">+</mo>
        <mi>k</mi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i mathvariant="normal">ϕ</mi>
            <mrow>
              <mo fence="true" stretchy="false">(</mo>
              <mrow>
                <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i>k</mi>
                        </mfrac>
                      </msup>
                    </mrow>
                    <mo fence="true" stretchy="false">⌋</mo>
                  </mrow>
                  <mi>,</mi>
                  <mi>K</mi>
                </mrow>
              </mrow>
              <mo fence="true" stretchy="false">)</mo>
            </mrow>
          </mrow>
        </munderover>
        <msub>
          <mi>D</mi>
          <mrow>
            <mn>1</mn>
            <mi>,</mi>
            <mi>m</mi>
          </mrow>
        </msub>
      </mrow>
      <mrow>
        <mrow>
          <mo fence="true" stretchy="false">(</mo>
          <mrow>
            <mrow>
              <mo fence="true" stretchy="false">⌊</mo>
              <mrow>
                <mfrac>
                  <mi>n</mi>
                  <mrow>
                    <mi mathvariant="normal">α</mi>
                    <msup>
                      <mrow>
                        <mo fence="true" stretchy="false">(</mo>
                        <mrow>
                          <mi>m</mi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</mfrac>
              </mrow>
              <mo fence="true" stretchy="false">⌋</mo>
            </mrow>
          </mrow>
          <mo fence="true" stretchy="false">)</mo>
        </mrow>
        <mo stretchy="false">+</mo>
        <mrow>
          <munderover>
            <mo stretchy="false">∑</mo>
            <mrow>
              <mi>m</mi>
              <mo stretchy="false">=</mo>
              <mrow>
                <mi>y</mi>
                <mo stretchy="false">+</mo>
                <mn>1</mn>
              </mrow>
            </mrow>
            <mrow>
              <mi mathvariant="normal">ϕ</mi>
              <mrow>
                <mo fence="true" stretchy="false">(</mo>
                <mrow>
                  <mrow>
                    <mrow>
                      <mo fence="true" stretchy="false">⌊</mo>
                      <mrow>
                        <msup>
                          <mi>n</mi>
                          <mfrac>
                            <mn>1</mn>
                            <mi>k</mi>
                          </mfrac>
                        </msup>
                      </mrow>
                      <mo fence="true" stretchy="false">⌋</mo>
                    </mrow>
                    <mi>,</mi>
                    <mi>K</mi>
                  </mrow>
                </mrow>
                <mo fence="true" stretchy="false">)</mo>
              </mrow>
            </mrow>
          </munderover>
          <mrow>
            <munderover>
              <mo stretchy="false">∑</mo>
              <mrow>
                <mi>j</mi>
                <mo stretchy="false">=</mo>
                <mn>2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table>
                  <mtr>
                    <mtd>
                      <mi>k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</mrow>
      </mrow>
      <msubsup>
        <mi>D</mi>
        <mrow>
          <mi>j</mi>
          <mi>,</mi>
          <mi>m</mi>
        </mrow>
        <msub>
          <mi>B</mi>
          <mi>k</mi>
        </msub>
      </msubsup>
      <mi>'</mi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sup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row>
                      <mi>k</mi>
                      <mo stretchy="false">−</mo>
                      <mi>j</mi>
                    </mrow>
                  </msup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k,y}'(n) = 
%phi( lfloor n^{1 over k} rfloor,K ) - y + 

k sum from m=y+1 to { %phi(lfloor n^{1 over k} rfloor,K)} 
D_{ 1,m }( lfloor n over {%alpha(m)^{k-1}} rfloor )+

sum from m = y+1 to { %phi(lfloor n^{1 over k} rfloor, K) }
sum from j = 2 to k-1 (binom{ k }{ j }) D^{B_k}_{ j,m }'( lfloor {n} over {%alpha(m)^{k-j}} rfloor )
</annotation>
  </semantics>
</math>
</file>

<file path=Object 148/content.xml><?xml version="1.0" encoding="utf-8"?>
<math xmlns="http://www.w3.org/1998/Math/MathML" display="block">
  <semantics>
    <mtable>
      <mtr>
        <mtd>
          <mrow>
            <msub>
              <mi>D</mi>
              <mrow>
                <mi>k</mi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>k</mi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</mrow>
            <msub>
              <mi>D</mi>
              <mrow>
                <mrow>
                  <mi>k</mi>
                  <mo stretchy="false">−</mo>
                  <mi>j</mi>
                </mrow>
                <mi>,</mi>
                <mrow>
                  <mi>y</mi>
                  <mo stretchy="false">+</mo>
                  <mn>1</mn>
                </mrow>
              </mrow>
            </msub>
            <mi>'</mi>
            <mrow>
              <mo fence="true" stretchy="false">(</mo>
              <mrow>
                <mfrac>
                  <mi>n</mi>
                  <msup>
                    <mi>y</mi>
                    <mi>j</mi>
                  </msup>
                </mfrac>
              </mrow>
              <mo fence="true" stretchy="false">)</mo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sub>
              <mi>D</mi>
              <mrow>
                <mn>0</mn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i mathvariant="italic">if</mi>
            <mrow>
              <mi>n</mi>
              <mo stretchy="false">&lt;</mo>
              <msup>
                <mi>y</mi>
                <mi>k</mi>
              </msup>
            </mrow>
            <mi>,</mi>
            <msub>
              <mi>D</mi>
              <mrow>
                <mi>k</mi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D_{k,y}'(n) = sum from j = 0 to k ( binom{k}{j} ) D_{k-j,y+1}'(n over {y}^{j})

"" newline
" "
"" newline

D_{0,y}'(n)=1

"" newline
" "
"" newline

if n &lt; y^k, D_{k,y}'(n)=0
</annotation>
  </semantics>
</math>
</file>

<file path=Object 149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
</annotation>
  </semantics>
</math>
</file>

<file path=Object 1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>n</mi>
                  <mo stretchy="false">−</mo>
                  <mi>y</mi>
                  <mo stretchy="false">+</mo>
                  <mn>1</mn>
                </mrow>
              </mrow>
              <mo fence="true" stretchy="false">)</mo>
            </mrow>
          </mrow>
        </mrow>
      </mrow>
    </mrow>
    <annotation encoding="StarMath 5.0">D_{ z,y }( n )

=

1 + z cdot ( n-y+1 )
</annotation>
  </semantics>
</math>
</file>

<file path=Object 150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k,y }'( n )</annotation>
  </semantics>
</math>
</file>

<file path=Object 151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o fence="true" stretchy="false">(</mo>
        <mrow>
          <mi>n</mi>
        </mrow>
        <mo fence="true" stretchy="false">)</mo>
      </mrow>
    </mrow>
    <annotation encoding="StarMath 5.0">D^{B_k}_{ k,y }'( n )</annotation>
  </semantics>
</math>
</file>

<file path=Object 15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
</annotation>
  </semantics>
</math>
</file>

<file path=Object 153/content.xml><?xml version="1.0" encoding="utf-8"?>
<math xmlns="http://www.w3.org/1998/Math/MathML" display="block">
  <semantics>
    <mrow>
      <mrow>
        <mi>n</mi>
        <mo stretchy="false">&lt;</mo>
        <msup>
          <mi>y</mi>
          <mi>k</mi>
        </msup>
      </mrow>
      <mi>,</mi>
      <mrow>
        <msub>
          <mi>D</mi>
          <mrow>
            <mi>k</mi>
            <mi>,</mi>
            <mi>y</mi>
          </mrow>
        </msub>
        <mo stretchy="false">=</mo>
        <mn>0</mn>
      </mrow>
    </mrow>
    <annotation encoding="StarMath 5.0">n&lt;y^k, D_{ k,y } = 0
</annotation>
  </semantics>
</math>
</file>

<file path=Object 154/content.xml><?xml version="1.0" encoding="utf-8"?>
<math xmlns="http://www.w3.org/1998/Math/MathML" display="block">
  <semantics>
    <mrow>
      <mrow>
        <mi>n</mi>
        <mo stretchy="false">&lt;</mo>
        <mi mathvariant="normal">α</mi>
      </mrow>
      <msup>
        <mrow>
          <mo fence="true" stretchy="false">(</mo>
          <mrow>
            <mi>y</mi>
          </mrow>
          <mo fence="true" stretchy="false">)</mo>
        </mrow>
        <mi>k</mi>
      </msup>
      <mi>,</mi>
      <mrow>
        <msubsup>
          <mi>D</mi>
          <mrow>
            <mi>k</mi>
            <mi>,</mi>
            <mi>y</mi>
          </mrow>
          <msub>
            <mi>B</mi>
            <mi>k</mi>
          </msub>
        </msubsup>
        <mo stretchy="false">=</mo>
        <mn>0</mn>
      </mrow>
    </mrow>
    <annotation encoding="StarMath 5.0">n&lt;%alpha(y)^k, D^{B_k}_{ k,y } = 0
</annotation>
  </semantics>
</math>
</file>

<file path=Object 15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z,y }( n )</annotation>
  </semantics>
</math>
</file>

<file path=Object 156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+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 z,y+1 }( n )</annotation>
  </semantics>
</math>
</file>

<file path=Object 157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−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 z,y-1 }( n )</annotation>
  </semantics>
</math>
</file>

<file path=Object 15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59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i mathvariant="normal">Π</mi>
            <mrow>
              <mo fence="true" stretchy="false">(</mo>
              <mrow>
                <msup>
                  <mi>n</mi>
                  <mfrac>
                    <mn>1</mn>
                    <mi>k</mi>
                  </mfrac>
                </msup>
              </mrow>
              <mo fence="true" stretchy="false">)</mo>
            </mrow>
          </mrow>
        </mrow>
      </mrow>
    </mrow>
    <annotation encoding="StarMath 5.0">%pi( n )

= 

sum from k = 1 to { lfloor {log n}over{log 2} rfloor} {{%mu(k)} over k} cdot {{ %PI(n^{1 over k})}  } 
</annotation>
  </semantics>
</math>
</file>

<file path=Object 160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61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63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64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5/content.xml><?xml version="1.0" encoding="utf-8"?>
<math xmlns="http://www.w3.org/1998/Math/MathML" display="block">
  <semantics>
    <mtable>
      <mtr>
        <mtd>
          <mrow>
            <msubsup>
              <mi>D</mi>
              <mrow>
                <mi>k</mi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>k</mi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</mrow>
            <msubsup>
              <mi>D</mi>
              <mrow>
                <mrow>
                  <mi>k</mi>
                  <mo stretchy="false">−</mo>
                  <mi>j</mi>
                </mrow>
                <mi>,</mi>
                <mrow>
                  <mi>y</mi>
                  <mo stretchy="false">+</mo>
                  <mn>1</mn>
                </mrow>
              </mrow>
              <msub>
                <mi>B</mi>
                <mi>k</mi>
              </msub>
            </msubsup>
            <mi>'</mi>
            <mrow>
              <mo fence="true" stretchy="false">(</mo>
              <mrow>
                <mfrac>
                  <mi>n</mi>
                  <msup>
                    <mrow>
                      <mi mathvariant="normal">α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  <mi>j</mi>
                  </msup>
                </mfrac>
              </mrow>
              <mo fence="true" stretchy="false">)</mo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subsup>
              <mi>D</mi>
              <mrow>
                <mn>0</mn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i mathvariant="italic">if</mi>
            <mrow>
              <mi>n</mi>
              <mo stretchy="false">&lt;</mo>
              <mi mathvariant="normal">α</mi>
            </mrow>
            <msup>
              <mrow>
                <mo fence="true" stretchy="false">(</mo>
                <mrow>
                  <mi>y</mi>
                </mrow>
                <mo fence="true" stretchy="false">)</mo>
              </mrow>
              <mi>k</mi>
            </msup>
            <mi>,</mi>
            <msubsup>
              <mi>D</mi>
              <mrow>
                <mi>k</mi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D^{B_k}_{k,y}'(n) = sum from j = 0 to k ( binom{k}{j} ) D^{B_k}_{k-j,y+1}'(n over {%alpha(y)}^{j})

"" newline
" "
"" newline

D^{B_k}_{0,y}'(n)=1

"" newline
" "
"" newline

if n &lt; %alpha( y )^k, D^{B_k}_{k,y}'(n)=0
</annotation>
  </semantics>
</math>
</file>

<file path=Object 166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17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1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i>y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−</mo>
            <mn>1</mn>
          </mrow>
        </mrow>
      </msub>
      <mrow>
        <mo fence="true" stretchy="false">(</mo>
        <mrow>
          <mfrac>
            <mi>n</mi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</mrow>
        <mo fence="true" stretchy="false">)</mo>
      </mrow>
    </mrow>
    <annotation encoding="StarMath 5.0">D_{z,y}(n)

=

sum from k = 0 to {lfloor {log n}over{log (y-1)}  rfloor} (-1)^k ( binom{z}{k} ) D_{z-k,y-1}(n over {(y-1)^k})</annotation>
  </semantics>
</math>
</file>

<file path=Object 19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</mrow>
    </mrow>
    <annotation encoding="StarMath 5.0">lim from {z rightarrow 0}{} {{partial}over{partial z}} d_z( n ) = { %LAMBDA(n) } over { log n }</annotation>
  </semantics>
</math>
</file>

<file path=Object 20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1/content.xml><?xml version="1.0" encoding="utf-8"?>
<math xmlns="http://www.w3.org/1998/Math/MathML" display="block">
  <semantics>
    <mrow>
      <mtext>{</mtext>
      <mn>2,</mn>
      <mn>3,</mn>
      <mn>5,</mn>
      <mn>...</mn>
      <msub>
        <mi>p</mi>
        <mi>K</mi>
      </msub>
      <mtext>}</mtext>
    </mrow>
    <annotation encoding="StarMath 5.0">"{" 2, 3, 5, ... p_K  "}"</annotation>
  </semantics>
</math>
</file>

<file path=Object 22/content.xml><?xml version="1.0" encoding="utf-8"?>
<math xmlns="http://www.w3.org/1998/Math/MathML" display="block">
  <semantics>
    <mrow>
      <mtext/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  <mi>;</mi>
              <mrow>
                <mi>j</mi>
                <mo stretchy="false">≥</mo>
                <mi>y</mi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  <mi>;</mi>
              <mi>j</mi>
              <mi>,</mi>
              <mrow>
                <mi>k</mi>
                <mo stretchy="false">≥</mo>
                <mi>y</mi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l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  <mi>;</mi>
              <mi>j</mi>
              <mi>,</mi>
              <mi>k</mi>
              <mi>,</mi>
              <mrow>
                <mi>l</mi>
                <mo stretchy="false">≥</mo>
                <mi>y</mi>
              </mrow>
            </mrow>
          </munder>
          <mn>1</mn>
        </mrow>
        <mo stretchy="false">+</mo>
        <mn>..</mn>
      </mrow>
      <mi>.</mi>
    </mrow>
    <annotation encoding="StarMath 5.0">""D^{B_K}_{z,y}(n)=
(binom{z}{0})1 +
(binom{z}{1})
	sum from {%alpha(j) &lt;= n; j in B_K; j &gt;= y}
			1
			
 +(binom{z}{2}) 
 	sum from {%alpha(j) cdot %alpha(k) &lt;= n; j,k in B_K; j,k &gt;= y}
 			1
 			
+(binom{z}{3}) 
	sum from {%alpha(j) cdot %alpha(k) cdot %alpha(l) &lt;= n; j,k,l in B_K; j,k,l &gt;= y}
				1
+...</annotation>
  </semantics>
</math>
</file>

<file path=Object 23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i>y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b>
        <mi>D</mi>
        <mrow>
          <mrow>
            <mi>z</mi>
            <mo stretchy="false">−</mo>
            <mi>k</mi>
          </mrow>
          <mi>,</mi>
          <mi mathvariant="normal">α</mi>
          <mrow>
            <mo fence="true" stretchy="false">(</mo>
            <mrow>
              <mrow>
                <mi>y</mi>
                <mo stretchy="false">−</mo>
                <mn>1</mn>
              </mrow>
            </mrow>
            <mo fence="true" stretchy="false">)</mo>
          </mrow>
        </mrow>
      </msub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row>
                      <mi>y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(y-1)}  rfloor} (-1)^k ( binom{z}{k} ) D_{z-k,%alpha(y-1)}(n over {%alpha(y-1)^k})</annotation>
  </semantics>
</math>
</file>

<file path=Object 24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%alpha(y)}  rfloor} ( binom{z}{k} ) D^{B_k}_{z-k,y+1}(n over {%alpha(y)^k})</annotation>
  </semantics>
</math>
</file>

<file path=Object 2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26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 n ) </annotation>
  </semantics>
</math>
</file>

<file path=Object 27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row>
                                      <mi mathvariant="normal">α</mi>
                                      <mrow>
                                        <mo fence="true" stretchy="false">(</mo>
                                        <mrow>
                                          <mi>j</mi>
                                        </mrow>
                                        <mo fence="true" stretchy="false">)</mo>
                                      </mrow>
                                    </mrow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D^{B_k}_z(n) = 1+f_1(n, 2) "    where     " f_k(n,j)  = {left lbrace
  stack {
    ({{z+1} over {k} - 1})(1+f_{k+1}( n over {%alpha(j)}, 2 )) + f_k(n, j+1)"         if " n &gt;= %alpha(j)#
    0"                                                                          otherwise"
  }
right none}</annotation>
  </semantics>
</math>
</file>

<file path=Object 2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otherwise</mtext>
                  </mrow>
                </mtd>
              </mtr>
            </mtable>
          </mrow>
        </mrow>
      </mrow>
    </mrow>
    <annotation encoding="StarMath 5.0">D_{z,y}(n) = 1+f_{1}(n,y) "    where     " f_k(n,j)  = {left lbrace
  stack {
    ({{z+1} over {k} - 1})(1+f_{k+1}( n over j, y )) + f_k(n, j+1)"         if " n &gt;= j#
    0"                                                                   otherwise"
  }
right none}</annotation>
  </semantics>
</math>
</file>

<file path=Object 29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</msub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D_{z,y}(n)

=

1+

sum from m = y to n

sum from k = 1 to {lfloor {log n}over{log m}  rfloor} 

( binom{z}{k} ) D_{z-k,m+1}(n over {m^k})</annotation>
  </semantics>
</math>
</file>

<file path=Object 3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d</mi>
            <mi>z</mi>
          </msub>
        </mrow>
      </mrow>
      <mrow>
        <mo fence="true" stretchy="false">(</mo>
        <mrow>
          <mi>j</mi>
        </mrow>
        <mo fence="true" stretchy="false">)</mo>
      </mrow>
    </mrow>
    <annotation encoding="StarMath 5.0">D_z( n ) = sum from j = 1 to n d_z( j )</annotation>
  </semantics>
</math>
</file>

<file path=Object 30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 s )^z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a</mi>
                </mtd>
              </mtr>
            </mtable>
          </mrow>
          <mo fence="true" stretchy="false">)</mo>
        </mrow>
      </mrow>
      <mo fence="true" stretchy="false">)</mo>
    </mrow>
    <annotation encoding="StarMath 5.0">( (binom{z}{a}) )</annotation>
  </semantics>
</math>
</file>

<file path=Object 32/content.xml><?xml version="1.0" encoding="utf-8"?>
<math xmlns="http://www.w3.org/1998/Math/MathML" display="block">
  <semantics>
    <mfrac>
      <mrow>
        <mi>z</mi>
        <mrow>
          <mo fence="true" stretchy="false">(</mo>
          <mrow>
            <mrow>
              <mi>z</mi>
              <mo stretchy="false">+</mo>
              <mn>1</mn>
            </mrow>
          </mrow>
          <mo fence="true" stretchy="false">)</mo>
        </mrow>
        <mn>...</mn>
        <mrow>
          <mo fence="true" stretchy="false">(</mo>
          <mrow>
            <mrow>
              <mi>z</mi>
              <mo stretchy="false">+</mo>
              <mi>a</mi>
              <mo stretchy="false">−</mo>
              <mn>1</mn>
            </mrow>
          </mrow>
          <mo fence="true" stretchy="false">)</mo>
        </mrow>
      </mrow>
      <mrow>
        <mi>a</mi>
        <mi>!</mi>
      </mrow>
    </mfrac>
    <annotation encoding="StarMath 5.0">{z(z+1)...(z+a-1)}over{ a! }</annotation>
  </semantics>
</math>
</file>

<file path=Object 33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 s )</annotation>
  </semantics>
</math>
</file>

<file path=Object 34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d_z( n ) = sum from p^a divides n ( (binom{z}{a}) )</annotation>
  </semantics>
</math>
</file>

<file path=Object 35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39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n>1</mn>
              <mi>k</mi>
            </mfrac>
          </mrow>
          <mo stretchy="false">⋅</mo>
          <mrow>
            <mi mathvariant="normal">π</mi>
            <mrow>
              <mo fence="true" stretchy="false">(</mo>
              <mrow>
                <msup>
                  <mi>n</mi>
                  <mfrac>
                    <mn>1</mn>
                    <mi>k</mi>
                  </mfrac>
                </msup>
              </mrow>
              <mo fence="true" stretchy="false">)</mo>
            </mrow>
          </mrow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{{partial}over{partial z}} D_z( n ) 

= 

sum from k = 1 to { lfloor {log n}over{log 2} rfloor} {1 over k} cdot {{ %pi(n^{1 over k})}  } 

= 

%PI( n )</annotation>
  </semantics>
</math>
</file>

<file path=Object 40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4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3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5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7/content.xml><?xml version="1.0" encoding="utf-8"?>
<math xmlns="http://www.w3.org/1998/Math/MathML" display="block">
  <semantics>
    <mrow>
      <mi mathvariant="normal">ζ</mi>
      <mrow>
        <mo fence="true" stretchy="false">(</mo>
        <mrow>
          <mn>0</mn>
        </mrow>
        <mo fence="true" stretchy="false">)</mo>
      </mrow>
    </mrow>
    <annotation encoding="StarMath 5.0">%zeta( 0 )</annotation>
  </semantics>
</math>
</file>

<file path=Object 48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n>0</mn>
            <mi>,</mi>
            <mi>y</mi>
          </mrow>
        </mrow>
        <mo fence="true" stretchy="false">)</mo>
      </mrow>
    </mrow>
    <annotation encoding="StarMath 5.0">%zeta( 0,y )</annotation>
  </semantics>
</math>
</file>

<file path=Object 49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x</mi>
        </mrow>
        <mo fence="true" stretchy="false">)</mo>
      </mrow>
      <mrow>
        <mrow/>
        <mo stretchy="false">=</mo>
        <mrow/>
      </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i>y</mi>
              </mrow>
              <mrow>
                <mo fence="true" stretchy="false">⌊</mo>
                <mrow>
                  <mfrac>
                    <mi>n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+</mo>
        <mrow/>
      </mrow>
      <mn>...</mn>
    </mrow>
    <annotation encoding="StarMath 5.0">D_{ z,y }( x )
{}={}
1
{}+{} ""(binom{z}{1})sum from t=y to n 1
{}+{} ""(binom{z}{2})sum from t=y to n sum from u=y to lfloor n over t rfloor 1
{}+{} ""(binom{z}{3})sum from t=y to n sum from u=y to lfloor n over t rfloor sum from v=y to lfloor n over {t cdot u} rfloor 1
{}+{} ...
</annotation>
  </semantics>
</math>
</file>

<file path=Object 5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 n ) </annotation>
  </semantics>
</math>
</file>

<file path=Object 5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D</mi>
          <mrow>
            <mi>z</mi>
            <mi>,</mi>
            <mn>2</mn>
          </mrow>
        </msub>
      </mrow>
      <mrow>
        <mo fence="true" stretchy="false">(</mo>
        <mrow>
          <mi>n</mi>
        </mrow>
        <mo fence="true" stretchy="false">)</mo>
      </mrow>
    </mrow>
    <annotation encoding="StarMath 5.0">D_{z}( n ) = D_{ z,2 }( n )</annotation>
  </semantics>
</math>
</file>

<file path=Object 52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3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4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+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z,y+1}( n ) </annotation>
  </semantics>
</math>
</file>

<file path=Object 55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−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z,y-1}( n ) </annotation>
  </semantics>
</math>
</file>

<file path=Object 56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 n ) </annotation>
  </semantics>
</math>
</file>

<file path=Object 5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59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D</mi>
          <mrow>
            <mi>z</mi>
            <mi>,</mi>
            <mn>2</mn>
          </mrow>
        </msub>
      </mrow>
      <mrow>
        <mo fence="true" stretchy="false">(</mo>
        <mrow>
          <mi>n</mi>
        </mrow>
        <mo fence="true" stretchy="false">)</mo>
      </mrow>
    </mrow>
    <annotation encoding="StarMath 5.0">D_{z}( n ) = D_{ z,2 }( n )</annotation>
  </semantics>
</math>
</file>

<file path=Object 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+</mo>
        <mrow/>
      </mrow>
      <mn>...</mn>
    </mrow>
    <annotation encoding="StarMath 5.0">D_z( n )
{}={}
1
{}+{} ""(binom{z}{1})sum from t=2 to x 1
{}+{} ""(binom{z}{2})sum from t=2 to x sum from u=2 to lfloor x over t rfloor 1
{}+{} ""(binom{z}{3})sum from t=2 to x sum from u=2 to lfloor x over t rfloor sum from v=2 to lfloor x over {t cdot u} rfloor 1
{}+{} ...
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61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D_{z,y}(n)

=

sum from k = 0 to {lfloor {log n}over{log y}  rfloor} ( binom{z}{k} ) D_{z-k,y+1}(n over {y^k})</annotation>
  </semantics>
</math>
</file>

<file path=Object 6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63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64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 mathvariant="normal">ϕ</mi>
              <mrow>
                <mo fence="true" stretchy="false">(</mo>
                <mrow>
                  <mrow>
                    <mi>n</mi>
                    <mi>,</mi>
                    <mi>K</mi>
                  </mrow>
                </mrow>
                <mo fence="true" stretchy="false">)</mo>
              </mrow>
            </mrow>
          </munderover>
          <msub>
            <mi>d</mi>
            <mi>z</mi>
          </msub>
        </mrow>
      </mrow>
      <mrow>
        <mo fence="true" stretchy="false">(</mo>
        <mrow>
          <mrow>
            <mi mathvariant="normal">α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false">)</mo>
      </mrow>
    </mrow>
    <annotation encoding="StarMath 5.0">D^{B_K}_{z}(n)= sum from j = 1 to {%phi(n,K)} d_z( %alpha(j) )
</annotation>
  </semantics>
</math>
</file>

<file path=Object 6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sup>
        <mi>D</mi>
        <mi>z</mi>
        <msub>
          <mi>B</mi>
          <mi>k</mi>
        </msub>
      </msubsup>
      <mrow>
        <mrow>
          <mrow>
            <mo fence="true" stretchy="false">(</mo>
            <mrow>
              <mi>n</mi>
            </mrow>
            <mo fence="true" stretchy="false">)</mo>
          </mrow>
          <mo stretchy="false">+</mo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{{partial}over{partial z}} D^{B_k}_z( n ) 


+ sum from p in P_k H_{ lfloor {log n}over{log p} rfloor }

= 

%PI( n )</annotation>
  </semantics>
</math>
</file>

<file path=Object 66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67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 n ) </annotation>
  </semantics>
</math>
</file>

<file path=Object 69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7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otherwise</mtext>
                  </mrow>
                </mtd>
              </mtr>
            </mtable>
          </mrow>
        </mrow>
      </mrow>
    </mrow>
    <annotation encoding="StarMath 5.0">D_z(n) = 1+f_1(n, 2) "    where     " f_k(n,j)  = {left lbrace
  stack {
    ({{z+1} over {k} - 1})(1+f_{k+1}( n over j, 2 )) + f_k(n, j+1)"         if " n &gt;= j#
    0"                                                                   otherwise"
  }
right none}</annotation>
  </semantics>
</math>
</file>

<file path=Object 70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71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72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73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74/content.xml><?xml version="1.0" encoding="utf-8"?>
<math xmlns="http://www.w3.org/1998/Math/MathML" display="block">
  <semantics>
    <mrow>
      <mtext/>
      <mo stretchy="false">≤</mo>
      <mtext/>
    </mrow>
    <annotation encoding="StarMath 5.0">"" &lt;= ""</annotation>
  </semantics>
</math>
</file>

<file path=Object 75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76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7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7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i>D</mi>
        <mrow>
          <mrow>
            <mi>k</mi>
            <mo stretchy="false">−</mo>
            <mi>j</mi>
          </mrow>
          <mi>,</mi>
          <mrow>
            <mi>y</mi>
            <mo stretchy="false">+</mo>
            <mn>1</mn>
          </mrow>
        </mrow>
      </msub>
      <mi>'</mi>
      <mrow>
        <mo fence="true" stretchy="false">(</mo>
        <mrow>
          <mfrac>
            <mi>n</mi>
            <msup>
              <mi>y</mi>
              <mi>j</mi>
            </msup>
          </mfrac>
        </mrow>
        <mo fence="true" stretchy="false">)</mo>
      </mrow>
    </mrow>
    <annotation encoding="StarMath 5.0">D_{k,y}'(n) = sum from j = 0 to k ( binom{k}{j} ) D_{k-j,y+1}'(n over y^{j})</annotation>
  </semantics>
</math>
</file>

<file path=Object 7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row/>
      <mrow/>
      <mtext/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−</mo>
        <mrow/>
      </mrow>
      <mtext/>
      <mfrac>
        <mn>1</mn>
        <mn>2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frac>
        <mn>1</mn>
        <mn>3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−</mo>
        <mrow/>
      </mrow>
      <mn>...</mn>
    </mrow>
    <annotation encoding="StarMath 5.0">%PI( n )
{}={}
{} {} ""sum from t=2 to x 1
{}-{} ""{1 over 2} sum from t=2 to x sum from u=2 to lfloor x over t rfloor 1
{}+{} ""{1 over 3} sum from t=2 to x sum from u=2 to lfloor x over t rfloor sum from v=2 to lfloor x over {t cdot u} rfloor 1
{}-{} ...
</annotation>
  </semantics>
</math>
</file>

<file path=Object 80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1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83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4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5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n)</annotation>
  </semantics>
</math>
</file>

<file path=Object 86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row>
                                      <mi mathvariant="normal">α</mi>
                                      <mrow>
                                        <mo fence="true" stretchy="false">(</mo>
                                        <mrow>
                                          <mi>j</mi>
                                        </mrow>
                                        <mo fence="true" stretchy="false">)</mo>
                                      </mrow>
                                    </mrow>
                                  </mfrac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D^{B_k}_{z,y}(n) = 1+f_1(n, y) "    where     " f_k(n,j)  = {left lbrace
  stack {
    ({{z+1} over {k} - 1})(1+f_{k+1}( n over {%alpha(j)}, y )) + f_k(n, j+1)"         if " n &gt;= %alpha(j)#
    0"                                                                          otherwise"
  }
right none}</annotation>
  </semantics>
</math>
</file>

<file path=Object 87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n)</annotation>
  </semantics>
</math>
</file>

<file path=Object 8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n)</annotation>
  </semantics>
</math>
</file>

<file path=Object 89/content.xml><?xml version="1.0" encoding="utf-8"?>
<math xmlns="http://www.w3.org/1998/Math/MathML" display="block">
  <semantics>
    <mrow>
      <msubsup>
        <mi>D</mi>
        <mrow>
          <mi>z</mi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+1}( n ) 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otherwise</mtext>
                  </mrow>
                </mtd>
              </mtr>
            </mtable>
          </mrow>
        </mrow>
      </mrow>
    </mrow>
    <annotation encoding="StarMath 5.0">lim from {z rightarrow 0}{} {{partial}over{partial z}} D_z(n) = %PI(n) = f_1(n, 2) "    where     " f_k(n,j)  = {left lbrace
  stack {
    (1 over k-f_{k+1}( n over j, 2 )) + f_k(n, j+1)"         if " n &gt;= j#
    0"                                                   otherwise"
  }
right none}</annotation>
  </semantics>
</math>
</file>

<file path=Object 90/content.xml><?xml version="1.0" encoding="utf-8"?>
<math xmlns="http://www.w3.org/1998/Math/MathML" display="block">
  <semantics>
    <mrow>
      <msubsup>
        <mi>D</mi>
        <mrow>
          <mi>z</mi>
          <mi>,</mi>
          <mrow>
            <mi>y</mi>
            <mo stretchy="false">−</mo>
            <mn>1</mn>
          </mrow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-1}( n ) </annotation>
  </semantics>
</math>
</file>

<file path=Object 91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 n ) </annotation>
  </semantics>
</math>
</file>

<file path=Object 9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93/content.xml><?xml version="1.0" encoding="utf-8"?>
<math xmlns="http://www.w3.org/1998/Math/MathML" display="block">
  <semantics>
    <mrow>
      <mrow>
        <mi>n</mi>
        <mo stretchy="false">&lt;</mo>
        <mi mathvariant="normal">α</mi>
      </mrow>
      <mrow>
        <mo fence="true" stretchy="false">(</mo>
        <mrow>
          <mi>y</mi>
        </mrow>
        <mo fence="true" stretchy="false">)</mo>
      </mrow>
    </mrow>
    <annotation encoding="StarMath 5.0">n&lt;%alpha(y)</annotation>
  </semantics>
</math>
</file>

<file path=Object 9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95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subsup>
          <mi>D</mi>
          <mrow>
            <mi>z</mi>
            <mi>,</mi>
            <mn>2</mn>
          </mrow>
          <msub>
            <mi>B</mi>
            <mi>k</mi>
          </msub>
        </msubsup>
      </mrow>
      <mrow>
        <mo fence="true" stretchy="false">(</mo>
        <mrow>
          <mi>n</mi>
        </mrow>
        <mo fence="true" stretchy="false">)</mo>
      </mrow>
    </mrow>
    <annotation encoding="StarMath 5.0">D^{B_k}_{z}( n ) = D^{B_k}_{ z,2 }( n )</annotation>
  </semantics>
</math>
</file>

<file path=Object 9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97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%alpha(y)}  rfloor} ( binom{z}{k} ) D^{B_k}_{z-k,y+1}(n over {%alpha(y)^k})</annotation>
  </semantics>
</math>
</file>

<file path=Object 9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row>
                    <mi>n</mi>
                    <mo stretchy="false">+</mo>
                    <mn>1</mn>
                    <mo stretchy="false">−</mo>
                    <mi mathvariant="italic">max</mi>
                  </mrow>
                  <mrow>
                    <mo fence="true" stretchy="false">(</mo>
                    <mrow>
                      <mrow>
                        <mi>y</mi>
                        <mi>,</mi>
                        <mrow>
                          <mn>1</mn>
                          <mo stretchy="false">+</mo>
                          <mrow>
                            <mo fence="true" stretchy="false">⌊</mo>
                            <mrow>
                              <msup>
                                <mi>n</mi>
                                <mfrac>
                                  <mn>1</mn>
                                  <mn>2</mn>
                                </mfrac>
                              </msup>
                            </mrow>
                            <mo fence="true" stretchy="false">⌋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</msub>
      <mrow>
        <mo fence="true" stretchy="false">(</mo>
        <mrow>
          <mrow>
            <mo fence="true" stretchy="false">⌊</mo>
            <mrow>
              <mfrac>
                <mi>n</mi>
                <msup>
                  <mi>m</mi>
                  <mi>k</mi>
                </msup>
              </mfrac>
            </mrow>
            <mo fence="true" stretchy="false">⌋</mo>
          </mrow>
        </mrow>
        <mo fence="true" stretchy="false">)</mo>
      </mrow>
    </mrow>
    <annotation encoding="StarMath 5.0">D_{z,y}(n)

=

1+

z cdot( n+1 - max(y,1+lfloor n^{1 over 2} rfloor) )

+

sum from m = y to lfloor n^{1 over 2} rfloor

sum from k = 1 to {lfloor {log n}over{log m}  rfloor} 

( binom{z}{k} ) D_{z-k,m+1}(lfloor n over {m^k} rfloor)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row>
          <mi>z</mi>
          <mi>,</mi>
          <mn>2</mn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sub>
            <mi>D</mi>
            <mrow>
              <mrow>
                <mo stretchy="false">−</mo>
                <mi>k</mi>
              </mrow>
              <mi>,</mi>
              <mrow>
                <mi>m</mi>
                <mo stretchy="false">+</mo>
                <mn>1</mn>
              </mrow>
            </mrow>
          </msub>
        </mrow>
      </mrow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lim from {z rightarrow 0}{} {{partial}over{partial z}} D_{z,2}(n)

=

%PI( n )

=

sum from m = 2 to n

sum from k = 1 to {lfloor {log n}over{log m}  rfloor} 

{(-1)^{k+1} over k} cdot  D_{-k,m+1}(n over {m^k})</annotation>
  </semantics>
</math>
</file>